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3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/>
          <table:table-cell table:style-name="ce17" table:number-columns-repeated="16373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28.25" calcext:value-type="float">
            <text:p>228,25</text:p>
          </table:table-cell>
          <table:table-cell office:value-type="float" office:value="318.606" calcext:value-type="float">
            <text:p>318,606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257.255" calcext:value-type="float">
            <text:p>257,255</text:p>
          </table:table-cell>
          <table:table-cell office:value-type="float" office:value="206.343" calcext:value-type="float">
            <text:p>206,343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office:value-type="float" office:value="200.656" calcext:value-type="float">
            <text:p>200,65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85" calcext:value-type="float">
            <text:p>265,85</text:p>
          </table:table-cell>
          <table:table-cell office:value-type="float" office:value="386.528" calcext:value-type="float">
            <text:p>386,528</text:p>
          </table:table-cell>
          <table:table-cell office:value-type="float" office:value="179.61" calcext:value-type="float">
            <text:p>179,61</text:p>
          </table:table-cell>
          <table:table-cell office:value-type="float" office:value="239.571" calcext:value-type="float">
            <text:p>239,571</text:p>
          </table:table-cell>
          <table:table-cell office:value-type="float" office:value="184.685" calcext:value-type="float">
            <text:p>184,685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office:value-type="float" office:value="178.441" calcext:value-type="float">
            <text:p>178,44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5.33" calcext:value-type="float">
            <text:p>245,33</text:p>
          </table:table-cell>
          <table:table-cell office:value-type="float" office:value="400.296" calcext:value-type="float">
            <text:p>400,296</text:p>
          </table:table-cell>
          <table:table-cell office:value-type="float" office:value="832.12" calcext:value-type="float">
            <text:p>832,12</text:p>
          </table:table-cell>
          <table:table-cell office:value-type="float" office:value="250.137" calcext:value-type="float">
            <text:p>250,137</text:p>
          </table:table-cell>
          <table:table-cell office:value-type="float" office:value="208.21" calcext:value-type="float">
            <text:p>208,21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office:value-type="float" office:value="190.52" calcext:value-type="float">
            <text:p>190,5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8.702" calcext:value-type="float">
            <text:p>178,702</text:p>
          </table:table-cell>
          <table:table-cell office:value-type="float" office:value="292.74" calcext:value-type="float">
            <text:p>292,74</text:p>
          </table:table-cell>
          <table:table-cell office:value-type="float" office:value="663.49" calcext:value-type="float">
            <text:p>663,49</text:p>
          </table:table-cell>
          <table:table-cell office:value-type="float" office:value="219.48" calcext:value-type="float">
            <text:p>219,48</text:p>
          </table:table-cell>
          <table:table-cell office:value-type="float" office:value="169.5" calcext:value-type="float">
            <text:p>169,5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office:value-type="float" office:value="169.349" calcext:value-type="float">
            <text:p>169,34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8.83" calcext:value-type="float">
            <text:p>228,83</text:p>
          </table:table-cell>
          <table:table-cell office:value-type="float" office:value="377.479" calcext:value-type="float">
            <text:p>377,479</text:p>
          </table:table-cell>
          <table:table-cell office:value-type="float" office:value="163.68" calcext:value-type="float">
            <text:p>163,68</text:p>
          </table:table-cell>
          <table:table-cell office:value-type="float" office:value="236.184" calcext:value-type="float">
            <text:p>236,184</text:p>
          </table:table-cell>
          <table:table-cell office:value-type="float" office:value="172.614" calcext:value-type="float">
            <text:p>172,614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office:value-type="float" office:value="172.575" calcext:value-type="float">
            <text:p>172,57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8.23" calcext:value-type="float">
            <text:p>198,23</text:p>
          </table:table-cell>
          <table:table-cell office:value-type="float" office:value="311.266" calcext:value-type="float">
            <text:p>311,266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251.193" calcext:value-type="float">
            <text:p>251,193</text:p>
          </table:table-cell>
          <table:table-cell office:value-type="float" office:value="195.832" calcext:value-type="float">
            <text:p>195,832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office:value-type="float" office:value="199.351" calcext:value-type="float">
            <text:p>199,35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19" calcext:value-type="float">
            <text:p>218,19</text:p>
          </table:table-cell>
          <table:table-cell office:value-type="float" office:value="438.085" calcext:value-type="float">
            <text:p>438,085</text:p>
          </table:table-cell>
          <table:table-cell office:value-type="float" office:value="174.68" calcext:value-type="float">
            <text:p>174,68</text:p>
          </table:table-cell>
          <table:table-cell office:value-type="float" office:value="237.609" calcext:value-type="float">
            <text:p>237,609</text:p>
          </table:table-cell>
          <table:table-cell office:value-type="float" office:value="178.638" calcext:value-type="float">
            <text:p>178,63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office:value-type="float" office:value="173.181" calcext:value-type="float">
            <text:p>173,18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16" calcext:value-type="float">
            <text:p>246,16</text:p>
          </table:table-cell>
          <table:table-cell office:value-type="float" office:value="425.171" calcext:value-type="float">
            <text:p>425,171</text:p>
          </table:table-cell>
          <table:table-cell office:value-type="float" office:value="915.01" calcext:value-type="float">
            <text:p>915,01</text:p>
          </table:table-cell>
          <table:table-cell office:value-type="float" office:value="246.381" calcext:value-type="float">
            <text:p>246,381</text:p>
          </table:table-cell>
          <table:table-cell office:value-type="float" office:value="187.865" calcext:value-type="float">
            <text:p>187,865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office:value-type="float" office:value="179.786" calcext:value-type="float">
            <text:p>179,78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67" calcext:value-type="float">
            <text:p>189,67</text:p>
          </table:table-cell>
          <table:table-cell office:value-type="float" office:value="330.173" calcext:value-type="float">
            <text:p>330,173</text:p>
          </table:table-cell>
          <table:table-cell office:value-type="float" office:value="175.49" calcext:value-type="float">
            <text:p>175,49</text:p>
          </table:table-cell>
          <table:table-cell office:value-type="float" office:value="229.741" calcext:value-type="float">
            <text:p>229,741</text:p>
          </table:table-cell>
          <table:table-cell office:value-type="float" office:value="180.928" calcext:value-type="float">
            <text:p>180,928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office:value-type="float" office:value="181.718" calcext:value-type="float">
            <text:p>181,7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8.02" calcext:value-type="float">
            <text:p>248,02</text:p>
          </table:table-cell>
          <table:table-cell office:value-type="float" office:value="425.136" calcext:value-type="float">
            <text:p>425,136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278.394" calcext:value-type="float">
            <text:p>278,394</text:p>
          </table:table-cell>
          <table:table-cell office:value-type="float" office:value="216.949" calcext:value-type="float">
            <text:p>216,949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office:value-type="float" office:value="241.896" calcext:value-type="float">
            <text:p>241,89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7232" calcext:value-type="float">
            <text:p>224,7232</text:p>
          </table:table-cell>
          <table:table-cell table:style-name="ce17" table:formula="of:=AVERAGE([.C2:.C11])" office:value-type="float" office:value="370.548" calcext:value-type="float">
            <text:p>370,548</text:p>
          </table:table-cell>
          <table:table-cell table:style-name="ce17" table:formula="of:=AVERAGE([.D2:.D11])" office:value-type="float" office:value="751.2982" calcext:value-type="float">
            <text:p>751,2982</text:p>
          </table:table-cell>
          <table:table-cell table:style-name="ce17" table:formula="of:=AVERAGE([.E2:.E11])" office:value-type="float" office:value="244.5945" calcext:value-type="float">
            <text:p>244,5945</text:p>
          </table:table-cell>
          <table:table-cell table:style-name="ce17" table:formula="of:=AVERAGE([.F2:.F11])" office:value-type="float" office:value="190.1564" calcext:value-type="float">
            <text:p>190,1564</text:p>
          </table:table-cell>
          <table:table-cell table:style-name="ce17" table:formula="of:=AVERAGE([.G2:.G11])" office:value-type="float" office:value="177.434" calcext:value-type="float">
            <text:p>177,434</text:p>
          </table:table-cell>
          <table:table-cell table:style-name="ce17" table:formula="of:=AVERAGE([.H2:.H11])" office:value-type="float" office:value="221.575" calcext:value-type="float">
            <text:p>221,575</text:p>
          </table:table-cell>
          <table:table-cell table:style-name="ce17" table:formula="of:=AVERAGE([.I2:.I11])" office:value-type="float" office:value="191.7663" calcext:value-type="float">
            <text:p>191,7663</text:p>
          </table:table-cell>
          <table:table-cell table:style-name="ce17" table:formula="of:=AVERAGE([.J2:.J11])" office:value-type="float" office:value="188.7473" calcext:value-type="float">
            <text:p>188,7473</text:p>
          </table:table-cell>
          <table:table-cell table:number-columns-repeated="16374"/>
        </table:table-row>
        <table:table-row table:style-name="ro2">
          <table:table-cell/>
          <table:table-cell table:formula="of:=[.B12]/1017" office:value-type="float" office:value="0.220966764995084" calcext:value-type="float">
            <text:p>0,220966764995084</text:p>
          </table:table-cell>
          <table:table-cell table:formula="of:=[.C12]/1017" office:value-type="float" office:value="0.364353982300885" calcext:value-type="float">
            <text:p>0,364353982300885</text:p>
          </table:table-cell>
          <table:table-cell table:formula="of:=[.D12]/1017" office:value-type="float" office:value="0.738739626352016" calcext:value-type="float">
            <text:p>0,738739626352016</text:p>
          </table:table-cell>
          <table:table-cell table:formula="of:=[.E12]/1017" office:value-type="float" office:value="0.240505899705015" calcext:value-type="float">
            <text:p>0,240505899705015</text:p>
          </table:table-cell>
          <table:table-cell table:formula="of:=[.F12]/1017" office:value-type="float" office:value="0.186977777777778" calcext:value-type="float">
            <text:p>0,186977777777778</text:p>
          </table:table-cell>
          <table:table-cell table:formula="of:=[.G12]/1017" office:value-type="float" office:value="0.174468043264503" calcext:value-type="float">
            <text:p>0,174468043264503</text:p>
          </table:table-cell>
          <table:table-cell table:formula="of:=[.H12]/1017" office:value-type="float" office:value="0.217871189773845" calcext:value-type="float">
            <text:p>0,217871189773845</text:p>
          </table:table-cell>
          <table:table-cell table:formula="of:=[.I12]/1017" office:value-type="float" office:value="0.188560766961652" calcext:value-type="float">
            <text:p>0,188560766961652</text:p>
          </table:table-cell>
          <table:table-cell table:formula="of:=[.J12]/1017" office:value-type="float" office:value="0.185592232055064" calcext:value-type="float">
            <text:p>0,185592232055064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3.56" calcext:value-type="float">
            <text:p>223,56</text:p>
          </table:table-cell>
          <table:table-cell office:value-type="float" office:value="411.015" calcext:value-type="float">
            <text:p>411,015</text:p>
          </table:table-cell>
          <table:table-cell office:value-type="float" office:value="213.56" calcext:value-type="float">
            <text:p>213,56</text:p>
          </table:table-cell>
          <table:table-cell office:value-type="float" office:value="239.197" calcext:value-type="float">
            <text:p>239,197</text:p>
          </table:table-cell>
          <table:table-cell office:value-type="float" office:value="209.992" calcext:value-type="float">
            <text:p>209,992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office:value-type="float" office:value="201.701" calcext:value-type="float">
            <text:p>201,70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8" calcext:value-type="float">
            <text:p>222,58</text:p>
          </table:table-cell>
          <table:table-cell office:value-type="float" office:value="358.838" calcext:value-type="float">
            <text:p>358,838</text:p>
          </table:table-cell>
          <table:table-cell office:value-type="float" office:value="353.92" calcext:value-type="float">
            <text:p>353,92</text:p>
          </table:table-cell>
          <table:table-cell office:value-type="float" office:value="241.253" calcext:value-type="float">
            <text:p>241,253</text:p>
          </table:table-cell>
          <table:table-cell office:value-type="float" office:value="210.121" calcext:value-type="float">
            <text:p>210,121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office:value-type="float" office:value="202.356" calcext:value-type="float">
            <text:p>202,35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8.06" calcext:value-type="float">
            <text:p>198,06</text:p>
          </table:table-cell>
          <table:table-cell office:value-type="float" office:value="403.558" calcext:value-type="float">
            <text:p>403,558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228.616" calcext:value-type="float">
            <text:p>228,616</text:p>
          </table:table-cell>
          <table:table-cell office:value-type="float" office:value="201.127" calcext:value-type="float">
            <text:p>201,127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office:value-type="float" office:value="190.52" calcext:value-type="float">
            <text:p>190,5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88.07" calcext:value-type="float">
            <text:p>188,07</text:p>
          </table:table-cell>
          <table:table-cell office:value-type="float" office:value="378.423" calcext:value-type="float">
            <text:p>378,423</text:p>
          </table:table-cell>
          <table:table-cell office:value-type="float" office:value="180.78" calcext:value-type="float">
            <text:p>180,78</text:p>
          </table:table-cell>
          <table:table-cell office:value-type="float" office:value="216.093" calcext:value-type="float">
            <text:p>216,093</text:p>
          </table:table-cell>
          <table:table-cell office:value-type="float" office:value="191.034" calcext:value-type="float">
            <text:p>191,034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office:value-type="float" office:value="189.314" calcext:value-type="float">
            <text:p>189,31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49" calcext:value-type="float">
            <text:p>199,49</text:p>
          </table:table-cell>
          <table:table-cell office:value-type="float" office:value="394.853" calcext:value-type="float">
            <text:p>394,853</text:p>
          </table:table-cell>
          <table:table-cell office:value-type="float" office:value="736.62" calcext:value-type="float">
            <text:p>736,62</text:p>
          </table:table-cell>
          <table:table-cell office:value-type="float" office:value="229.908" calcext:value-type="float">
            <text:p>229,908</text:p>
          </table:table-cell>
          <table:table-cell office:value-type="float" office:value="200.426" calcext:value-type="float">
            <text:p>200,426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office:value-type="float" office:value="190.635" calcext:value-type="float">
            <text:p>190,63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8.53" calcext:value-type="float">
            <text:p>248,53</text:p>
          </table:table-cell>
          <table:table-cell office:value-type="float" office:value="394.393" calcext:value-type="float">
            <text:p>394,393</text:p>
          </table:table-cell>
          <table:table-cell office:value-type="float" office:value="234.07" calcext:value-type="float">
            <text:p>234,07</text:p>
          </table:table-cell>
          <table:table-cell office:value-type="float" office:value="273.207" calcext:value-type="float">
            <text:p>273,207</text:p>
          </table:table-cell>
          <table:table-cell office:value-type="float" office:value="245.766" calcext:value-type="float">
            <text:p>245,766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office:value-type="float" office:value="199.351" calcext:value-type="float">
            <text:p>199,35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15" calcext:value-type="float">
            <text:p>223,15</text:p>
          </table:table-cell>
          <table:table-cell office:value-type="float" office:value="553.269" calcext:value-type="float">
            <text:p>553,26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52.341" calcext:value-type="float">
            <text:p>252,341</text:p>
          </table:table-cell>
          <table:table-cell office:value-type="float" office:value="225.257" calcext:value-type="float">
            <text:p>225,25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office:value-type="float" office:value="211.454" calcext:value-type="float">
            <text:p>211,45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7" calcext:value-type="float">
            <text:p>219,07</text:p>
          </table:table-cell>
          <table:table-cell office:value-type="float" office:value="415.636" calcext:value-type="float">
            <text:p>415,636</text:p>
          </table:table-cell>
          <table:table-cell office:value-type="float" office:value="214.76" calcext:value-type="float">
            <text:p>214,76</text:p>
          </table:table-cell>
          <table:table-cell office:value-type="float" office:value="256.523" calcext:value-type="float">
            <text:p>256,523</text:p>
          </table:table-cell>
          <table:table-cell office:value-type="float" office:value="223.198" calcext:value-type="float">
            <text:p>223,198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office:value-type="float" office:value="213.216" calcext:value-type="float">
            <text:p>213,21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5" calcext:value-type="float">
            <text:p>212,95</text:p>
          </table:table-cell>
          <table:table-cell office:value-type="float" office:value="429.243" calcext:value-type="float">
            <text:p>429,243</text:p>
          </table:table-cell>
          <table:table-cell office:value-type="float" office:value="206.98" calcext:value-type="float">
            <text:p>206,98</text:p>
          </table:table-cell>
          <table:table-cell office:value-type="float" office:value="244.059" calcext:value-type="float">
            <text:p>244,059</text:p>
          </table:table-cell>
          <table:table-cell office:value-type="float" office:value="213.499" calcext:value-type="float">
            <text:p>213,499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office:value-type="float" office:value="204.84" calcext:value-type="float">
            <text:p>204,8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77" calcext:value-type="float">
            <text:p>203,77</text:p>
          </table:table-cell>
          <table:table-cell office:value-type="float" office:value="512.897" calcext:value-type="float">
            <text:p>512,897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232.575" calcext:value-type="float">
            <text:p>232,575</text:p>
          </table:table-cell>
          <table:table-cell office:value-type="float" office:value="207.01" calcext:value-type="float">
            <text:p>207,01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office:value-type="float" office:value="196.03" calcext:value-type="float">
            <text:p>196,0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23" calcext:value-type="float">
            <text:p>213,923</text:p>
          </table:table-cell>
          <table:table-cell table:style-name="ce17" table:formula="of:=AVERAGE([.C16:.C25])" office:value-type="float" office:value="425.2125" calcext:value-type="float">
            <text:p>425,2125</text:p>
          </table:table-cell>
          <table:table-cell table:style-name="ce17" table:formula="of:=AVERAGE([.D16:.D25])" office:value-type="float" office:value="559.41" calcext:value-type="float">
            <text:p>559,41</text:p>
          </table:table-cell>
          <table:table-cell table:style-name="ce17" table:formula="of:=AVERAGE([.E16:.E25])" office:value-type="float" office:value="241.3772" calcext:value-type="float">
            <text:p>241,3772</text:p>
          </table:table-cell>
          <table:table-cell table:style-name="ce17" table:formula="of:=AVERAGE([.F16:.F25])" office:value-type="float" office:value="212.743" calcext:value-type="float">
            <text:p>212,743</text:p>
          </table:table-cell>
          <table:table-cell table:style-name="ce17" table:formula="of:=AVERAGE([.G16:.G25])" office:value-type="float" office:value="202.33" calcext:value-type="float">
            <text:p>202,33</text:p>
          </table:table-cell>
          <table:table-cell table:style-name="ce17" table:formula="of:=AVERAGE([.H16:.H25])" office:value-type="float" office:value="219.7567" calcext:value-type="float">
            <text:p>219,7567</text:p>
          </table:table-cell>
          <table:table-cell table:style-name="ce17" table:formula="of:=AVERAGE([.I16:.I25])" office:value-type="float" office:value="325.0113" calcext:value-type="float">
            <text:p>325,0113</text:p>
          </table:table-cell>
          <table:table-cell table:style-name="ce17" table:formula="of:=AVERAGE([.J16:.J25])" office:value-type="float" office:value="199.9417" calcext:value-type="float">
            <text:p>199,9417</text:p>
          </table:table-cell>
          <table:table-cell table:number-columns-repeated="16374"/>
        </table:table-row>
        <table:table-row table:style-name="ro2">
          <table:table-cell/>
          <table:table-cell table:formula="of:=[.B26]/1146" office:value-type="float" office:value="0.186669284467714" calcext:value-type="float">
            <text:p>0,186669284467714</text:p>
          </table:table-cell>
          <table:table-cell table:formula="of:=[.C26]/1146" office:value-type="float" office:value="0.37104057591623" calcext:value-type="float">
            <text:p>0,37104057591623</text:p>
          </table:table-cell>
          <table:table-cell table:formula="of:=[.D26]/1146" office:value-type="float" office:value="0.488141361256544" calcext:value-type="float">
            <text:p>0,488141361256544</text:p>
          </table:table-cell>
          <table:table-cell table:formula="of:=[.E26]/1146" office:value-type="float" office:value="0.210625828970332" calcext:value-type="float">
            <text:p>0,210625828970332</text:p>
          </table:table-cell>
          <table:table-cell table:formula="of:=[.F26]/1146" office:value-type="float" office:value="0.185639616055846" calcext:value-type="float">
            <text:p>0,185639616055846</text:p>
          </table:table-cell>
          <table:table-cell table:formula="of:=[.G26]/1146" office:value-type="float" office:value="0.176553228621291" calcext:value-type="float">
            <text:p>0,176553228621291</text:p>
          </table:table-cell>
          <table:table-cell table:formula="of:=[.H26]/1146" office:value-type="float" office:value="0.191759773123909" calcext:value-type="float">
            <text:p>0,191759773123909</text:p>
          </table:table-cell>
          <table:table-cell table:formula="of:=[.I26]/1146" office:value-type="float" office:value="0.28360497382199" calcext:value-type="float">
            <text:p>0,28360497382199</text:p>
          </table:table-cell>
          <table:table-cell table:formula="of:=[.J26]/1146" office:value-type="float" office:value="0.174469197207679" calcext:value-type="float">
            <text:p>0,174469197207679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468.934" calcext:value-type="float">
            <text:p>468,934</text:p>
          </table:table-cell>
          <table:table-cell office:value-type="float" office:value="312.5" calcext:value-type="float">
            <text:p>312,5</text:p>
          </table:table-cell>
          <table:table-cell office:value-type="float" office:value="305.632" calcext:value-type="float">
            <text:p>305,632</text:p>
          </table:table-cell>
          <table:table-cell office:value-type="float" office:value="245.81" calcext:value-type="float">
            <text:p>245,81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office:value-type="float" office:value="234.246" calcext:value-type="float">
            <text:p>234,24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461.127" calcext:value-type="float">
            <text:p>461,127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328.432" calcext:value-type="float">
            <text:p>328,432</text:p>
          </table:table-cell>
          <table:table-cell office:value-type="float" office:value="255.212" calcext:value-type="float">
            <text:p>255,212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office:value-type="float" office:value="249.064" calcext:value-type="float">
            <text:p>249,06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447.88" calcext:value-type="float">
            <text:p>447,88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326.741" calcext:value-type="float">
            <text:p>326,741</text:p>
          </table:table-cell>
          <table:table-cell office:value-type="float" office:value="258.34" calcext:value-type="float">
            <text:p>258,34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office:value-type="float" office:value="245.938" calcext:value-type="float">
            <text:p>245,93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450.527" calcext:value-type="float">
            <text:p>450,527</text:p>
          </table:table-cell>
          <table:table-cell office:value-type="float" office:value="329.45" calcext:value-type="float">
            <text:p>329,45</text:p>
          </table:table-cell>
          <table:table-cell office:value-type="float" office:value="314.289" calcext:value-type="float">
            <text:p>314,289</text:p>
          </table:table-cell>
          <table:table-cell office:value-type="float" office:value="236.77" calcext:value-type="float">
            <text:p>236,77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office:value-type="float" office:value="228.241" calcext:value-type="float">
            <text:p>228,24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494.789" calcext:value-type="float">
            <text:p>494,789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348.837" calcext:value-type="float">
            <text:p>348,837</text:p>
          </table:table-cell>
          <table:table-cell office:value-type="float" office:value="270.69" calcext:value-type="float">
            <text:p>270,6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office:value-type="float" office:value="270.693" calcext:value-type="float">
            <text:p>270,69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598.273" calcext:value-type="float">
            <text:p>598,27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303.67" calcext:value-type="float">
            <text:p>303,67</text:p>
          </table:table-cell>
          <table:table-cell office:value-type="float" office:value="228.868" calcext:value-type="float">
            <text:p>228,868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office:value-type="float" office:value="217.43" calcext:value-type="float">
            <text:p>217,4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535.656" calcext:value-type="float">
            <text:p>535,656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61.567" calcext:value-type="float">
            <text:p>261,567</text:p>
          </table:table-cell>
          <table:table-cell office:value-type="float" office:value="221.332" calcext:value-type="float">
            <text:p>221,332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office:value-type="float" office:value="212.757" calcext:value-type="float">
            <text:p>212,75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641.151" calcext:value-type="float">
            <text:p>641,151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313.042" calcext:value-type="float">
            <text:p>313,042</text:p>
          </table:table-cell>
          <table:table-cell office:value-type="float" office:value="242.551" calcext:value-type="float">
            <text:p>242,551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office:value-type="float" office:value="234.979" calcext:value-type="float">
            <text:p>234,97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492.239" calcext:value-type="float">
            <text:p>492,239</text:p>
          </table:table-cell>
          <table:table-cell office:value-type="float" office:value="226.77" calcext:value-type="float">
            <text:p>226,77</text:p>
          </table:table-cell>
          <table:table-cell office:value-type="float" office:value="276.906" calcext:value-type="float">
            <text:p>276,906</text:p>
          </table:table-cell>
          <table:table-cell office:value-type="float" office:value="223.612" calcext:value-type="float">
            <text:p>223,612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office:value-type="float" office:value="214.539" calcext:value-type="float">
            <text:p>214,53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469.317" calcext:value-type="float">
            <text:p>469,317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97.188" calcext:value-type="float">
            <text:p>297,188</text:p>
          </table:table-cell>
          <table:table-cell office:value-type="float" office:value="233.437" calcext:value-type="float">
            <text:p>233,437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office:value-type="float" office:value="224.572" calcext:value-type="float">
            <text:p>224,57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505.9893" calcext:value-type="float">
            <text:p>505,9893</text:p>
          </table:table-cell>
          <table:table-cell table:style-name="ce17" table:formula="of:=AVERAGE([.D30:.D39])" office:value-type="float" office:value="783.0466" calcext:value-type="float">
            <text:p>783,0466</text:p>
          </table:table-cell>
          <table:table-cell table:style-name="ce17" table:formula="of:=AVERAGE([.E30:.E39])" office:value-type="float" office:value="307.6304" calcext:value-type="float">
            <text:p>307,6304</text:p>
          </table:table-cell>
          <table:table-cell table:style-name="ce17" table:formula="of:=AVERAGE([.F30:.F39])" office:value-type="float" office:value="241.6622" calcext:value-type="float">
            <text:p>241,6622</text:p>
          </table:table-cell>
          <table:table-cell table:style-name="ce17" table:formula="of:=AVERAGE([.G30:.G39])" office:value-type="float" office:value="225.248" calcext:value-type="float">
            <text:p>225,248</text:p>
          </table:table-cell>
          <table:table-cell table:style-name="ce17" table:formula="of:=AVERAGE([.H30:.H39])" office:value-type="float" office:value="239.728" calcext:value-type="float">
            <text:p>239,728</text:p>
          </table:table-cell>
          <table:table-cell table:style-name="ce17" table:formula="of:=AVERAGE([.I30:.I39])" office:value-type="float" office:value="232.9556" calcext:value-type="float">
            <text:p>232,9556</text:p>
          </table:table-cell>
          <table:table-cell table:style-name="ce17" table:formula="of:=AVERAGE([.J30:.J39])" office:value-type="float" office:value="233.2459" calcext:value-type="float">
            <text:p>233,2459</text:p>
          </table:table-cell>
          <table:table-cell table:number-columns-repeated="16374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386546447669977" calcext:value-type="float">
            <text:p>0,386546447669977</text:p>
          </table:table-cell>
          <table:table-cell table:formula="of:=[.D40]/1309" office:value-type="float" office:value="0.598202139037433" calcext:value-type="float">
            <text:p>0,598202139037433</text:p>
          </table:table-cell>
          <table:table-cell table:formula="of:=[.E40]/1309" office:value-type="float" office:value="0.235011764705882" calcext:value-type="float">
            <text:p>0,235011764705882</text:p>
          </table:table-cell>
          <table:table-cell table:formula="of:=[.F40]/1309" office:value-type="float" office:value="0.184615889992361" calcext:value-type="float">
            <text:p>0,184615889992361</text:p>
          </table:table-cell>
          <table:table-cell table:formula="of:=[.G40]/1309" office:value-type="float" office:value="0.172076394194041" calcext:value-type="float">
            <text:p>0,172076394194041</text:p>
          </table:table-cell>
          <table:table-cell table:formula="of:=[.H40]/1309" office:value-type="float" office:value="0.183138273491215" calcext:value-type="float">
            <text:p>0,183138273491215</text:p>
          </table:table-cell>
          <table:table-cell table:formula="of:=[.I40]/1309" office:value-type="float" office:value="0.177964553093965" calcext:value-type="float">
            <text:p>0,177964553093965</text:p>
          </table:table-cell>
          <table:table-cell table:formula="of:=[.J40]/1309" office:value-type="float" office:value="0.178186325439267" calcext:value-type="float">
            <text:p>0,178186325439267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394.676" calcext:value-type="float">
            <text:p>394,676</text:p>
          </table:table-cell>
          <table:table-cell office:value-type="float" office:value="284.33" calcext:value-type="float">
            <text:p>284,33</text:p>
          </table:table-cell>
          <table:table-cell office:value-type="float" office:value="443.779" calcext:value-type="float">
            <text:p>443,779</text:p>
          </table:table-cell>
          <table:table-cell office:value-type="float" office:value="292.383" calcext:value-type="float">
            <text:p>292,38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81.854" calcext:value-type="float">
            <text:p>281,85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446.272" calcext:value-type="float">
            <text:p>446,272</text:p>
          </table:table-cell>
          <table:table-cell office:value-type="float" office:value="295.68" calcext:value-type="float">
            <text:p>295,68</text:p>
          </table:table-cell>
          <table:table-cell office:value-type="float" office:value="456.22" calcext:value-type="float">
            <text:p>456,22</text:p>
          </table:table-cell>
          <table:table-cell office:value-type="float" office:value="311.502" calcext:value-type="float">
            <text:p>311,502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292.77" calcext:value-type="float">
            <text:p>292,77</text:p>
          </table:table-cell>
          <table:table-cell office:value-type="float" office:value="293.22" calcext:value-type="float">
            <text:p>293,22</text:p>
          </table:table-cell>
          <table:table-cell office:value-type="float" office:value="300.889" calcext:value-type="float">
            <text:p>300,88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450.67" calcext:value-type="float">
            <text:p>450,67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411.805" calcext:value-type="float">
            <text:p>411,805</text:p>
          </table:table-cell>
          <table:table-cell office:value-type="float" office:value="262.717" calcext:value-type="float">
            <text:p>262,717</text:p>
          </table:table-cell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51.999" calcext:value-type="float">
            <text:p>251,99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526.615" calcext:value-type="float">
            <text:p>526,615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465.547" calcext:value-type="float">
            <text:p>465,547</text:p>
          </table:table-cell>
          <table:table-cell office:value-type="float" office:value="335.878" calcext:value-type="float">
            <text:p>335,878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office:value-type="float" office:value="317.403" calcext:value-type="float">
            <text:p>317,40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447.674" calcext:value-type="float">
            <text:p>447,674</text:p>
          </table:table-cell>
          <table:table-cell office:value-type="float" office:value="341.56" calcext:value-type="float">
            <text:p>341,56</text:p>
          </table:table-cell>
          <table:table-cell office:value-type="float" office:value="447.562" calcext:value-type="float">
            <text:p>447,562</text:p>
          </table:table-cell>
          <table:table-cell office:value-type="float" office:value="326.288" calcext:value-type="float">
            <text:p>326,288</text:p>
          </table:table-cell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office:value-type="float" office:value="312.497" calcext:value-type="float">
            <text:p>312,49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585.298" calcext:value-type="float">
            <text:p>585,298</text:p>
          </table:table-cell>
          <table:table-cell office:value-type="float" office:value="272.46" calcext:value-type="float">
            <text:p>272,46</text:p>
          </table:table-cell>
          <table:table-cell office:value-type="float" office:value="425.984" calcext:value-type="float">
            <text:p>425,984</text:p>
          </table:table-cell>
          <table:table-cell office:value-type="float" office:value="286.547" calcext:value-type="float">
            <text:p>286,547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float" office:value="279.84" calcext:value-type="float">
            <text:p>279,84</text:p>
          </table:table-cell>
          <table:table-cell office:value-type="float" office:value="275.4" calcext:value-type="float">
            <text:p>275,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586.963" calcext:value-type="float">
            <text:p>586,963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428.405" calcext:value-type="float">
            <text:p>428,405</text:p>
          </table:table-cell>
          <table:table-cell office:value-type="float" office:value="300.346" calcext:value-type="float">
            <text:p>300,346</text:p>
          </table:table-cell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office:value-type="float" office:value="288.497" calcext:value-type="float">
            <text:p>288,49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495.653" calcext:value-type="float">
            <text:p>495,653</text:p>
          </table:table-cell>
          <table:table-cell office:value-type="float" office:value="278.15" calcext:value-type="float">
            <text:p>278,15</text:p>
          </table:table-cell>
          <table:table-cell office:value-type="float" office:value="420.198" calcext:value-type="float">
            <text:p>420,198</text:p>
          </table:table-cell>
          <table:table-cell office:value-type="float" office:value="294.497" calcext:value-type="float">
            <text:p>294,497</text:p>
          </table:table-cell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office:value-type="float" office:value="284.742" calcext:value-type="float">
            <text:p>284,74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409.365" calcext:value-type="float">
            <text:p>409,365</text:p>
          </table:table-cell>
          <table:table-cell office:value-type="float" office:value="585.15" calcext:value-type="float">
            <text:p>585,15</text:p>
          </table:table-cell>
          <table:table-cell office:value-type="float" office:value="447.838" calcext:value-type="float">
            <text:p>447,838</text:p>
          </table:table-cell>
          <table:table-cell office:value-type="float" office:value="305.047" calcext:value-type="float">
            <text:p>305,047</text:p>
          </table:table-cell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office:value-type="float" office:value="284.742" calcext:value-type="float">
            <text:p>284,74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624.218" calcext:value-type="float">
            <text:p>624,218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440.399" calcext:value-type="float">
            <text:p>440,399</text:p>
          </table:table-cell>
          <table:table-cell office:value-type="float" office:value="299.848" calcext:value-type="float">
            <text:p>299,848</text:p>
          </table:table-cell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office:value-type="float" office:value="285.482" calcext:value-type="float">
            <text:p>285,48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496.7404" calcext:value-type="float">
            <text:p>496,7404</text:p>
          </table:table-cell>
          <table:table-cell table:style-name="ce17" table:formula="of:=AVERAGE([.D44:.D53])" office:value-type="float" office:value="651.1545" calcext:value-type="float">
            <text:p>651,1545</text:p>
          </table:table-cell>
          <table:table-cell table:style-name="ce17" table:formula="of:=AVERAGE([.E44:.E53])" office:value-type="float" office:value="438.7737" calcext:value-type="float">
            <text:p>438,7737</text:p>
          </table:table-cell>
          <table:table-cell table:style-name="ce17" table:formula="of:=AVERAGE([.F44:.F53])" office:value-type="float" office:value="301.5053" calcext:value-type="float">
            <text:p>301,5053</text:p>
          </table:table-cell>
          <table:table-cell table:style-name="ce17" table:formula="of:=AVERAGE([.G44:.G53])" office:value-type="float" office:value="287.0927" calcext:value-type="float">
            <text:p>287,0927</text:p>
          </table:table-cell>
          <table:table-cell table:style-name="ce17" table:formula="of:=AVERAGE([.H44:.H53])" office:value-type="float" office:value="301.21" calcext:value-type="float">
            <text:p>301,21</text:p>
          </table:table-cell>
          <table:table-cell table:style-name="ce17" table:formula="of:=AVERAGE([.I44:.I53])" office:value-type="float" office:value="304.542" calcext:value-type="float">
            <text:p>304,542</text:p>
          </table:table-cell>
          <table:table-cell table:style-name="ce17" table:formula="of:=AVERAGE([.J44:.J53])" office:value-type="float" office:value="288.3505" calcext:value-type="float">
            <text:p>288,3505</text:p>
          </table:table-cell>
          <table:table-cell table:number-columns-repeated="16374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30891815920398" calcext:value-type="float">
            <text:p>0,30891815920398</text:p>
          </table:table-cell>
          <table:table-cell table:formula="of:=[.D54]/1608" office:value-type="float" office:value="0.404946828358209" calcext:value-type="float">
            <text:p>0,404946828358209</text:p>
          </table:table-cell>
          <table:table-cell table:formula="of:=[.E54]/1608" office:value-type="float" office:value="0.27286921641791" calcext:value-type="float">
            <text:p>0,27286921641791</text:p>
          </table:table-cell>
          <table:table-cell table:formula="of:=[.F54]/1608" office:value-type="float" office:value="0.1875032960199" calcext:value-type="float">
            <text:p>0,1875032960199</text:p>
          </table:table-cell>
          <table:table-cell table:formula="of:=[.G54]/1608" office:value-type="float" office:value="0.178540236318408" calcext:value-type="float">
            <text:p>0,178540236318408</text:p>
          </table:table-cell>
          <table:table-cell table:formula="of:=[.H54]/1608" office:value-type="float" office:value="0.187319651741294" calcext:value-type="float">
            <text:p>0,187319651741294</text:p>
          </table:table-cell>
          <table:table-cell table:formula="of:=[.I54]/1608" office:value-type="float" office:value="0.189391791044776" calcext:value-type="float">
            <text:p>0,189391791044776</text:p>
          </table:table-cell>
          <table:table-cell table:formula="of:=[.J54]/1608" office:value-type="float" office:value="0.179322450248756" calcext:value-type="float">
            <text:p>0,179322450248756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791.676" calcext:value-type="float">
            <text:p>791,67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512.056" calcext:value-type="float">
            <text:p>512,056</text:p>
          </table:table-cell>
          <table:table-cell office:value-type="float" office:value="321.722" calcext:value-type="float">
            <text:p>321,722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3.19" calcext:value-type="float">
            <text:p>323,19</text:p>
          </table:table-cell>
          <table:table-cell office:value-type="float" office:value="300.471" calcext:value-type="float">
            <text:p>300,471</text:p>
          </table:table-cell>
          <table:table-cell office:value-type="float" office:value="305.256" calcext:value-type="float">
            <text:p>305,25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893.941" calcext:value-type="float">
            <text:p>893,941</text:p>
          </table:table-cell>
          <table:table-cell office:value-type="float" office:value="903.54" calcext:value-type="float">
            <text:p>903,54</text:p>
          </table:table-cell>
          <table:table-cell office:value-type="float" office:value="537.346" calcext:value-type="float">
            <text:p>537,346</text:p>
          </table:table-cell>
          <table:table-cell office:value-type="float" office:value="327.724" calcext:value-type="float">
            <text:p>327,72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53.82" calcext:value-type="float">
            <text:p>353,82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9.219" calcext:value-type="float">
            <text:p>319,21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757.621" calcext:value-type="float">
            <text:p>757,621</text:p>
          </table:table-cell>
          <table:table-cell office:value-type="float" office:value="353.62" calcext:value-type="float">
            <text:p>353,62</text:p>
          </table:table-cell>
          <table:table-cell office:value-type="float" office:value="553.563" calcext:value-type="float">
            <text:p>553,563</text:p>
          </table:table-cell>
          <table:table-cell office:value-type="float" office:value="312.033" calcext:value-type="float">
            <text:p>312,033</text:p>
          </table:table-cell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00.05" calcext:value-type="float">
            <text:p>300,0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519.475" calcext:value-type="float">
            <text:p>519,475</text:p>
          </table:table-cell>
          <table:table-cell office:value-type="float" office:value="373.88" calcext:value-type="float">
            <text:p>373,88</text:p>
          </table:table-cell>
          <table:table-cell office:value-type="float" office:value="467.283" calcext:value-type="float">
            <text:p>467,283</text:p>
          </table:table-cell>
          <table:table-cell office:value-type="float" office:value="293.036" calcext:value-type="float">
            <text:p>293,036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9.84" calcext:value-type="float">
            <text:p>279,84</text:p>
          </table:table-cell>
          <table:table-cell office:value-type="float" office:value="281.963" calcext:value-type="float">
            <text:p>281,96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527.677" calcext:value-type="float">
            <text:p>527,677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586.812" calcext:value-type="float">
            <text:p>586,812</text:p>
          </table:table-cell>
          <table:table-cell office:value-type="float" office:value="328.396" calcext:value-type="float">
            <text:p>328,396</text:p>
          </table:table-cell>
          <table:table-cell office:value-type="float" office:value="312.64" calcext:value-type="float">
            <text:p>312,64</text:p>
          </table:table-cell>
          <table:table-cell office:value-type="float" office:value="320.4" calcext:value-type="float">
            <text:p>320,4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3.499" calcext:value-type="float">
            <text:p>313,49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569.342" calcext:value-type="float">
            <text:p>569,342</text:p>
          </table:table-cell>
          <table:table-cell office:value-type="float" office:value="289.02" calcext:value-type="float">
            <text:p>289,02</text:p>
          </table:table-cell>
          <table:table-cell office:value-type="float" office:value="492.7" calcext:value-type="float">
            <text:p>492,7</text:p>
          </table:table-cell>
          <table:table-cell office:value-type="float" office:value="304.802" calcext:value-type="float">
            <text:p>304,802</text:p>
          </table:table-cell>
          <table:table-cell office:value-type="float" office:value="285.401" calcext:value-type="float">
            <text:p>285,401</text:p>
          </table:table-cell>
          <table:table-cell office:value-type="float" office:value="306.71" calcext:value-type="float">
            <text:p>306,71</text:p>
          </table:table-cell>
          <table:table-cell office:value-type="float" office:value="287.45" calcext:value-type="float">
            <text:p>287,45</text:p>
          </table:table-cell>
          <table:table-cell office:value-type="float" office:value="290.066" calcext:value-type="float">
            <text:p>290,06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583.561" calcext:value-type="float">
            <text:p>583,561</text:p>
          </table:table-cell>
          <table:table-cell office:value-type="float" office:value="430.93" calcext:value-type="float">
            <text:p>430,93</text:p>
          </table:table-cell>
          <table:table-cell office:value-type="float" office:value="524.416" calcext:value-type="float">
            <text:p>524,416</text:p>
          </table:table-cell>
          <table:table-cell office:value-type="float" office:value="288.016" calcext:value-type="float">
            <text:p>288,016</text:p>
          </table:table-cell>
          <table:table-cell office:value-type="float" office:value="276.78" calcext:value-type="float">
            <text:p>276,78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6.96" calcext:value-type="float">
            <text:p>276,96</text:p>
          </table:table-cell>
          <table:table-cell office:value-type="float" office:value="280.381" calcext:value-type="float">
            <text:p>280,38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500.094" calcext:value-type="float">
            <text:p>500,094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532.539" calcext:value-type="float">
            <text:p>532,539</text:p>
          </table:table-cell>
          <table:table-cell office:value-type="float" office:value="280.813" calcext:value-type="float">
            <text:p>280,813</text:p>
          </table:table-cell>
          <table:table-cell office:value-type="float" office:value="265.68" calcext:value-type="float">
            <text:p>265,68</text:p>
          </table:table-cell>
          <table:table-cell office:value-type="float" office:value="288.56" calcext:value-type="float">
            <text:p>288,56</text:p>
          </table:table-cell>
          <table:table-cell office:value-type="float" office:value="256.64" calcext:value-type="float">
            <text:p>256,64</text:p>
          </table:table-cell>
          <table:table-cell office:value-type="float" office:value="270.547" calcext:value-type="float">
            <text:p>270,54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595.245" calcext:value-type="float">
            <text:p>595,245</text:p>
          </table:table-cell>
          <table:table-cell office:value-type="float" office:value="319.22" calcext:value-type="float">
            <text:p>319,22</text:p>
          </table:table-cell>
          <table:table-cell office:value-type="float" office:value="517.098" calcext:value-type="float">
            <text:p>517,098</text:p>
          </table:table-cell>
          <table:table-cell office:value-type="float" office:value="316.651" calcext:value-type="float">
            <text:p>316,651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float" office:value="311.73" calcext:value-type="float">
            <text:p>311,73</text:p>
          </table:table-cell>
          <table:table-cell office:value-type="float" office:value="304.358" calcext:value-type="float">
            <text:p>304,35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732.852" calcext:value-type="float">
            <text:p>732,852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530.592" calcext:value-type="float">
            <text:p>530,592</text:p>
          </table:table-cell>
          <table:table-cell office:value-type="float" office:value="285.84" calcext:value-type="float">
            <text:p>285,84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float" office:value="277.14" calcext:value-type="float">
            <text:p>277,14</text:p>
          </table:table-cell>
          <table:table-cell office:value-type="float" office:value="272.763" calcext:value-type="float">
            <text:p>272,76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647.1484" calcext:value-type="float">
            <text:p>647,1484</text:p>
          </table:table-cell>
          <table:table-cell table:style-name="ce17" table:formula="of:=AVERAGE([.D58:.D67])" office:value-type="float" office:value="832.5613" calcext:value-type="float">
            <text:p>832,5613</text:p>
          </table:table-cell>
          <table:table-cell table:style-name="ce17" table:formula="of:=AVERAGE([.E58:.E67])" office:value-type="float" office:value="525.4405" calcext:value-type="float">
            <text:p>525,4405</text:p>
          </table:table-cell>
          <table:table-cell table:style-name="ce17" table:formula="of:=AVERAGE([.F58:.F67])" office:value-type="float" office:value="305.9033" calcext:value-type="float">
            <text:p>305,9033</text:p>
          </table:table-cell>
          <table:table-cell table:style-name="ce17" table:formula="of:=AVERAGE([.G58:.G67])" office:value-type="float" office:value="291.0903" calcext:value-type="float">
            <text:p>291,0903</text:p>
          </table:table-cell>
          <table:table-cell table:style-name="ce17" table:formula="of:=AVERAGE([.H58:.H67])" office:value-type="float" office:value="307.038888888889" calcext:value-type="float">
            <text:p>307,038888888889</text:p>
          </table:table-cell>
          <table:table-cell table:style-name="ce17" table:formula="of:=AVERAGE([.I58:.I67])" office:value-type="float" office:value="290.050111111111" calcext:value-type="float">
            <text:p>290,050111111111</text:p>
          </table:table-cell>
          <table:table-cell table:style-name="ce17" table:formula="of:=AVERAGE([.J58:.J67])" office:value-type="float" office:value="293.8102" calcext:value-type="float">
            <text:p>293,8102</text:p>
          </table:table-cell>
          <table:table-cell table:number-columns-repeated="16374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397267280540209" calcext:value-type="float">
            <text:p>0,397267280540209</text:p>
          </table:table-cell>
          <table:table-cell table:formula="of:=[.D68]/1629" office:value-type="float" office:value="0.511087354205034" calcext:value-type="float">
            <text:p>0,511087354205034</text:p>
          </table:table-cell>
          <table:table-cell table:formula="of:=[.E68]/1629" office:value-type="float" office:value="0.3225540208717" calcext:value-type="float">
            <text:p>0,3225540208717</text:p>
          </table:table-cell>
          <table:table-cell table:formula="of:=[.F68]/1629" office:value-type="float" office:value="0.187785942295887" calcext:value-type="float">
            <text:p>0,187785942295887</text:p>
          </table:table-cell>
          <table:table-cell table:formula="of:=[.G68]/1629" office:value-type="float" office:value="0.178692633517495" calcext:value-type="float">
            <text:p>0,178692633517495</text:p>
          </table:table-cell>
          <table:table-cell table:formula="of:=[.H68]/1629" office:value-type="float" office:value="0.188483050269422" calcext:value-type="float">
            <text:p>0,188483050269422</text:p>
          </table:table-cell>
          <table:table-cell table:formula="of:=[.I68]/1629" office:value-type="float" office:value="0.178054089079872" calcext:value-type="float">
            <text:p>0,178054089079872</text:p>
          </table:table-cell>
          <table:table-cell table:formula="of:=[.J68]/1629" office:value-type="float" office:value="0.180362308164518" calcext:value-type="float">
            <text:p>0,180362308164518</text:p>
          </table:table-cell>
          <table:table-cell table:number-columns-repeated="16374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9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8.599" calcext:value-type="float">
            <text:p>78,599</text:p>
          </table:table-cell>
          <table:table-cell office:value-type="float" office:value="127.58" calcext:value-type="float">
            <text:p>127,58</text:p>
          </table:table-cell>
          <table:table-cell office:value-type="float" office:value="79.47" calcext:value-type="float">
            <text:p>79,47</text:p>
          </table:table-cell>
          <table:table-cell office:value-type="float" office:value="111.005" calcext:value-type="float">
            <text:p>111,005</text:p>
          </table:table-cell>
          <table:table-cell office:value-type="float" office:value="75.04" calcext:value-type="float">
            <text:p>75,04</text:p>
          </table:table-cell>
          <table:table-cell office:value-type="float" office:value="73.49" calcext:value-type="float">
            <text:p>73,49</text:p>
          </table:table-cell>
          <table:table-cell office:value-type="float" office:value="73.67" calcext:value-type="float">
            <text:p>73,67</text:p>
          </table:table-cell>
          <table:table-cell office:value-type="float" office:value="73.16" calcext:value-type="float">
            <text:p>73,16</text:p>
          </table:table-cell>
          <table:table-cell office:value-type="float" office:value="74.57" calcext:value-type="float">
            <text:p>74,57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62.711" calcext:value-type="float">
            <text:p>62,711</text:p>
          </table:table-cell>
          <table:table-cell office:value-type="float" office:value="187.048" calcext:value-type="float">
            <text:p>187,048</text:p>
          </table:table-cell>
          <table:table-cell office:value-type="float" office:value="243.64" calcext:value-type="float">
            <text:p>243,64</text:p>
          </table:table-cell>
          <table:table-cell office:value-type="float" office:value="77.356" calcext:value-type="float">
            <text:p>77,356</text:p>
          </table:table-cell>
          <table:table-cell office:value-type="float" office:value="51.608" calcext:value-type="float">
            <text:p>51,608</text:p>
          </table:table-cell>
          <table:table-cell office:value-type="float" office:value="49.59" calcext:value-type="float">
            <text:p>49,59</text:p>
          </table:table-cell>
          <table:table-cell office:value-type="float" office:value="49.05" calcext:value-type="float">
            <text:p>49,05</text:p>
          </table:table-cell>
          <table:table-cell office:value-type="float" office:value="51.43" calcext:value-type="float">
            <text:p>51,43</text:p>
          </table:table-cell>
          <table:table-cell office:value-type="float" office:value="49.948" calcext:value-type="float">
            <text:p>49,948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70.568" calcext:value-type="float">
            <text:p>70,568</text:p>
          </table:table-cell>
          <table:table-cell office:value-type="float" office:value="200.199" calcext:value-type="float">
            <text:p>200,199</text:p>
          </table:table-cell>
          <table:table-cell office:value-type="float" office:value="865.19" calcext:value-type="float">
            <text:p>865,19</text:p>
          </table:table-cell>
          <table:table-cell office:value-type="float" office:value="96.471" calcext:value-type="float">
            <text:p>96,471</text:p>
          </table:table-cell>
          <table:table-cell office:value-type="float" office:value="59.343" calcext:value-type="float">
            <text:p>59,343</text:p>
          </table:table-cell>
          <table:table-cell office:value-type="float" office:value="59.37" calcext:value-type="float">
            <text:p>59,37</text:p>
          </table:table-cell>
          <table:table-cell office:value-type="float" office:value="59.48" calcext:value-type="float">
            <text:p>59,48</text:p>
          </table:table-cell>
          <table:table-cell office:value-type="float" office:value="69.68" calcext:value-type="float">
            <text:p>69,68</text:p>
          </table:table-cell>
          <table:table-cell office:value-type="float" office:value="66.728" calcext:value-type="float">
            <text:p>66,728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99.323" calcext:value-type="float">
            <text:p>99,323</text:p>
          </table:table-cell>
          <table:table-cell office:value-type="float" office:value="166.713" calcext:value-type="float">
            <text:p>166,71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113.571" calcext:value-type="float">
            <text:p>113,571</text:p>
          </table:table-cell>
          <table:table-cell office:value-type="float" office:value="82.072" calcext:value-type="float">
            <text:p>82,072</text:p>
          </table:table-cell>
          <table:table-cell office:value-type="float" office:value="80.59" calcext:value-type="float">
            <text:p>80,59</text:p>
          </table:table-cell>
          <table:table-cell table:number-columns-repeated="2" office:value-type="float" office:value="80.74" calcext:value-type="float">
            <text:p>80,74</text:p>
          </table:table-cell>
          <table:table-cell office:value-type="float" office:value="82.16" calcext:value-type="float">
            <text:p>82,16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72.558" calcext:value-type="float">
            <text:p>72,558</text:p>
          </table:table-cell>
          <table:table-cell office:value-type="float" office:value="185.681" calcext:value-type="float">
            <text:p>185,681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105.145" calcext:value-type="float">
            <text:p>105,145</text:p>
          </table:table-cell>
          <table:table-cell office:value-type="float" office:value="65.752" calcext:value-type="float">
            <text:p>65,752</text:p>
          </table:table-cell>
          <table:table-cell office:value-type="float" office:value="62.49" calcext:value-type="float">
            <text:p>62,49</text:p>
          </table:table-cell>
          <table:table-cell office:value-type="float" office:value="63.39" calcext:value-type="float">
            <text:p>63,39</text:p>
          </table:table-cell>
          <table:table-cell office:value-type="float" office:value="64.93" calcext:value-type="float">
            <text:p>64,93</text:p>
          </table:table-cell>
          <table:table-cell office:value-type="float" office:value="65.71" calcext:value-type="float">
            <text:p>65,71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93.193" calcext:value-type="float">
            <text:p>93,193</text:p>
          </table:table-cell>
          <table:table-cell office:value-type="float" office:value="129.92" calcext:value-type="float">
            <text:p>129,92</text:p>
          </table:table-cell>
          <table:table-cell office:value-type="float" office:value="265.672" calcext:value-type="float">
            <text:p>265,672</text:p>
          </table:table-cell>
          <table:table-cell office:value-type="float" office:value="89.125" calcext:value-type="float">
            <text:p>89,125</text:p>
          </table:table-cell>
          <table:table-cell office:value-type="float" office:value="60.807" calcext:value-type="float">
            <text:p>60,807</text:p>
          </table:table-cell>
          <table:table-cell office:value-type="float" office:value="59.67" calcext:value-type="float">
            <text:p>59,67</text:p>
          </table:table-cell>
          <table:table-cell office:value-type="float" office:value="64.09" calcext:value-type="float">
            <text:p>64,09</text:p>
          </table:table-cell>
          <table:table-cell office:value-type="float" office:value="63.8" calcext:value-type="float">
            <text:p>63,8</text:p>
          </table:table-cell>
          <table:table-cell office:value-type="float" office:value="60.89" calcext:value-type="float">
            <text:p>60,89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9.843" calcext:value-type="float">
            <text:p>79,843</text:p>
          </table:table-cell>
          <table:table-cell office:value-type="float" office:value="178.78" calcext:value-type="float">
            <text:p>178,78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101.63" calcext:value-type="float">
            <text:p>101,63</text:p>
          </table:table-cell>
          <table:table-cell office:value-type="float" office:value="74.03" calcext:value-type="float">
            <text:p>74,03</text:p>
          </table:table-cell>
          <table:table-cell office:value-type="float" office:value="73.15" calcext:value-type="float">
            <text:p>73,15</text:p>
          </table:table-cell>
          <table:table-cell office:value-type="float" office:value="71.94" calcext:value-type="float">
            <text:p>71,94</text:p>
          </table:table-cell>
          <table:table-cell office:value-type="float" office:value="72.41" calcext:value-type="float">
            <text:p>72,41</text:p>
          </table:table-cell>
          <table:table-cell office:value-type="float" office:value="72.51" calcext:value-type="float">
            <text:p>72,5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61.235" calcext:value-type="float">
            <text:p>61,235</text:p>
          </table:table-cell>
          <table:table-cell office:value-type="float" office:value="183.477" calcext:value-type="float">
            <text:p>183,477</text:p>
          </table:table-cell>
          <table:table-cell office:value-type="float" office:value="66.318" calcext:value-type="float">
            <text:p>66,318</text:p>
          </table:table-cell>
          <table:table-cell office:value-type="float" office:value="90.832" calcext:value-type="float">
            <text:p>90,832</text:p>
          </table:table-cell>
          <table:table-cell office:value-type="float" office:value="59.156" calcext:value-type="float">
            <text:p>59,156</text:p>
          </table:table-cell>
          <table:table-cell office:value-type="float" office:value="58.001" calcext:value-type="float">
            <text:p>58,001</text:p>
          </table:table-cell>
          <table:table-cell office:value-type="float" office:value="58.67" calcext:value-type="float">
            <text:p>58,67</text:p>
          </table:table-cell>
          <table:table-cell office:value-type="float" office:value="119.05" calcext:value-type="float">
            <text:p>119,05</text:p>
          </table:table-cell>
          <table:table-cell office:value-type="float" office:value="58.41" calcext:value-type="float">
            <text:p>58,41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71.326" calcext:value-type="float">
            <text:p>71,326</text:p>
          </table:table-cell>
          <table:table-cell office:value-type="float" office:value="182.589" calcext:value-type="float">
            <text:p>182,589</text:p>
          </table:table-cell>
          <table:table-cell office:value-type="float" office:value="64.584" calcext:value-type="float">
            <text:p>64,584</text:p>
          </table:table-cell>
          <table:table-cell office:value-type="float" office:value="98.802" calcext:value-type="float">
            <text:p>98,802</text:p>
          </table:table-cell>
          <table:table-cell office:value-type="float" office:value="64.7" calcext:value-type="float">
            <text:p>64,7</text:p>
          </table:table-cell>
          <table:table-cell office:value-type="float" office:value="63.59" calcext:value-type="float">
            <text:p>63,59</text:p>
          </table:table-cell>
          <table:table-cell office:value-type="float" office:value="60.56" calcext:value-type="float">
            <text:p>60,56</text:p>
          </table:table-cell>
          <table:table-cell office:value-type="float" office:value="63.04" calcext:value-type="float">
            <text:p>63,04</text:p>
          </table:table-cell>
          <table:table-cell office:value-type="float" office:value="64.85" calcext:value-type="float">
            <text:p>64,85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64.139" calcext:value-type="float">
            <text:p>64,139</text:p>
          </table:table-cell>
          <table:table-cell office:value-type="float" office:value="182.862" calcext:value-type="float">
            <text:p>182,862</text:p>
          </table:table-cell>
          <table:table-cell office:value-type="float" office:value="183.79" calcext:value-type="float">
            <text:p>183,79</text:p>
          </table:table-cell>
          <table:table-cell office:value-type="float" office:value="76.275" calcext:value-type="float">
            <text:p>76,275</text:p>
          </table:table-cell>
          <table:table-cell office:value-type="float" office:value="53.506" calcext:value-type="float">
            <text:p>53,506</text:p>
          </table:table-cell>
          <table:table-cell office:value-type="float" office:value="53.602" calcext:value-type="float">
            <text:p>53,602</text:p>
          </table:table-cell>
          <table:table-cell office:value-type="float" office:value="52.78" calcext:value-type="float">
            <text:p>52,78</text:p>
          </table:table-cell>
          <table:table-cell office:value-type="float" office:value="52.07" calcext:value-type="float">
            <text:p>52,07</text:p>
          </table:table-cell>
          <table:table-cell office:value-type="float" office:value="52.32" calcext:value-type="float">
            <text:p>52,32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75.3495" calcext:value-type="float">
            <text:p>75,3495</text:p>
          </table:table-cell>
          <table:table-cell table:style-name="ce17" table:formula="of:=AVERAGE([.C2:.C11])" office:value-type="float" office:value="172.4849" calcext:value-type="float">
            <text:p>172,4849</text:p>
          </table:table-cell>
          <table:table-cell table:style-name="ce17" table:formula="of:=AVERAGE([.D2:.D11])" office:value-type="float" office:value="321.9723" calcext:value-type="float">
            <text:p>321,9723</text:p>
          </table:table-cell>
          <table:table-cell table:style-name="ce17" table:formula="of:=AVERAGE([.E2:.E11])" office:value-type="float" office:value="96.0212" calcext:value-type="float">
            <text:p>96,0212</text:p>
          </table:table-cell>
          <table:table-cell table:style-name="ce17" table:formula="of:=AVERAGE([.F2:.F11])" office:value-type="float" office:value="64.6014" calcext:value-type="float">
            <text:p>64,6014</text:p>
          </table:table-cell>
          <table:table-cell table:style-name="ce17" table:formula="of:=AVERAGE([.G2:.G11])" office:value-type="float" office:value="63.3543" calcext:value-type="float">
            <text:p>63,3543</text:p>
          </table:table-cell>
          <table:table-cell table:style-name="ce17" table:formula="of:=AVERAGE([.H2:.H11])" office:value-type="float" office:value="63.437" calcext:value-type="float">
            <text:p>63,437</text:p>
          </table:table-cell>
          <table:table-cell table:style-name="ce17" table:formula="of:=AVERAGE([.I2:.I11])" office:value-type="float" office:value="71.031" calcext:value-type="float">
            <text:p>71,031</text:p>
          </table:table-cell>
          <table:table-cell table:style-name="ce17" table:formula="of:=AVERAGE([.J2:.J11])" office:value-type="float" office:value="64.8096" calcext:value-type="float">
            <text:p>64,8096</text:p>
          </table:table-cell>
        </table:table-row>
        <table:table-row table:style-name="ro2">
          <table:table-cell/>
          <table:table-cell table:formula="of:=[.B12]/392" office:value-type="float" office:value="0.192218112244898" calcext:value-type="float">
            <text:p>0,192218112244898</text:p>
          </table:table-cell>
          <table:table-cell table:formula="of:=[.C12]/392" office:value-type="float" office:value="0.4400125" calcext:value-type="float">
            <text:p>0,4400125</text:p>
          </table:table-cell>
          <table:table-cell table:formula="of:=[.D12]/392" office:value-type="float" office:value="0.821357908163265" calcext:value-type="float">
            <text:p>0,821357908163265</text:p>
          </table:table-cell>
          <table:table-cell table:formula="of:=[.E12]/392" office:value-type="float" office:value="0.244952040816327" calcext:value-type="float">
            <text:p>0,244952040816327</text:p>
          </table:table-cell>
          <table:table-cell table:formula="of:=[.F12]/392" office:value-type="float" office:value="0.164799489795918" calcext:value-type="float">
            <text:p>0,164799489795918</text:p>
          </table:table-cell>
          <table:table-cell table:formula="of:=[.G12]/392" office:value-type="float" office:value="0.161618112244898" calcext:value-type="float">
            <text:p>0,161618112244898</text:p>
          </table:table-cell>
          <table:table-cell table:formula="of:=[.H12]/392" office:value-type="float" office:value="0.161829081632653" calcext:value-type="float">
            <text:p>0,161829081632653</text:p>
          </table:table-cell>
          <table:table-cell table:formula="of:=[.I12]/392" office:value-type="float" office:value="0.181201530612245" calcext:value-type="float">
            <text:p>0,181201530612245</text:p>
          </table:table-cell>
          <table:table-cell table:formula="of:=[.J12]/392" office:value-type="float" office:value="0.165330612244898" calcext:value-type="float">
            <text:p>0,165330612244898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87.035" calcext:value-type="float">
            <text:p>87,035</text:p>
          </table:table-cell>
          <table:table-cell office:value-type="float" office:value="204.103" calcext:value-type="float">
            <text:p>204,103</text:p>
          </table:table-cell>
          <table:table-cell office:value-type="float" office:value="88.999" calcext:value-type="float">
            <text:p>88,999</text:p>
          </table:table-cell>
          <table:table-cell office:value-type="float" office:value="117.17" calcext:value-type="float">
            <text:p>117,17</text:p>
          </table:table-cell>
          <table:table-cell office:value-type="float" office:value="83.469" calcext:value-type="float">
            <text:p>83,469</text:p>
          </table:table-cell>
          <table:table-cell office:value-type="float" office:value="83.504" calcext:value-type="float">
            <text:p>83,504</text:p>
          </table:table-cell>
          <table:table-cell office:value-type="float" office:value="79.98" calcext:value-type="float">
            <text:p>79,98</text:p>
          </table:table-cell>
          <table:table-cell office:value-type="float" office:value="82.79" calcext:value-type="float">
            <text:p>82,79</text:p>
          </table:table-cell>
          <table:table-cell office:value-type="float" office:value="83.23" calcext:value-type="float">
            <text:p>83,23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9.535" calcext:value-type="float">
            <text:p>129,535</text:p>
          </table:table-cell>
          <table:table-cell office:value-type="float" office:value="161.067" calcext:value-type="float">
            <text:p>161,067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128.96" calcext:value-type="float">
            <text:p>128,96</text:p>
          </table:table-cell>
          <table:table-cell office:value-type="float" office:value="94.639" calcext:value-type="float">
            <text:p>94,639</text:p>
          </table:table-cell>
          <table:table-cell office:value-type="float" office:value="93.92" calcext:value-type="float">
            <text:p>93,92</text:p>
          </table:table-cell>
          <table:table-cell office:value-type="float" office:value="92.49" calcext:value-type="float">
            <text:p>92,49</text:p>
          </table:table-cell>
          <table:table-cell office:value-type="float" office:value="89.97" calcext:value-type="float">
            <text:p>89,97</text:p>
          </table:table-cell>
          <table:table-cell office:value-type="float" office:value="95.25" calcext:value-type="float">
            <text:p>95,25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96.869" calcext:value-type="float">
            <text:p>96,869</text:p>
          </table:table-cell>
          <table:table-cell office:value-type="float" office:value="210.123" calcext:value-type="float">
            <text:p>210,123</text:p>
          </table:table-cell>
          <table:table-cell office:value-type="float" office:value="970.47" calcext:value-type="float">
            <text:p>970,47</text:p>
          </table:table-cell>
          <table:table-cell office:value-type="float" office:value="95.297" calcext:value-type="float">
            <text:p>95,297</text:p>
          </table:table-cell>
          <table:table-cell office:value-type="float" office:value="67.772" calcext:value-type="float">
            <text:p>67,772</text:p>
          </table:table-cell>
          <table:table-cell office:value-type="float" office:value="68.05" calcext:value-type="float">
            <text:p>68,05</text:p>
          </table:table-cell>
          <table:table-cell office:value-type="float" office:value="67.17" calcext:value-type="float">
            <text:p>67,17</text:p>
          </table:table-cell>
          <table:table-cell office:value-type="float" office:value="71.21" calcext:value-type="float">
            <text:p>71,21</text:p>
          </table:table-cell>
          <table:table-cell office:value-type="float" office:value="67.87" calcext:value-type="float">
            <text:p>67,87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85.39" calcext:value-type="float">
            <text:p>85,39</text:p>
          </table:table-cell>
          <table:table-cell office:value-type="float" office:value="187.871" calcext:value-type="float">
            <text:p>187,871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127.75" calcext:value-type="float">
            <text:p>127,75</text:p>
          </table:table-cell>
          <table:table-cell office:value-type="float" office:value="80.372" calcext:value-type="float">
            <text:p>80,372</text:p>
          </table:table-cell>
          <table:table-cell office:value-type="float" office:value="77.59" calcext:value-type="float">
            <text:p>77,59</text:p>
          </table:table-cell>
          <table:table-cell office:value-type="float" office:value="76.43" calcext:value-type="float">
            <text:p>76,43</text:p>
          </table:table-cell>
          <table:table-cell office:value-type="float" office:value="77.16" calcext:value-type="float">
            <text:p>77,16</text:p>
          </table:table-cell>
          <table:table-cell office:value-type="float" office:value="80.67" calcext:value-type="float">
            <text:p>80,67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99.2" calcext:value-type="float">
            <text:p>99,2</text:p>
          </table:table-cell>
          <table:table-cell office:value-type="float" office:value="162.876" calcext:value-type="float">
            <text:p>162,876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115.12" calcext:value-type="float">
            <text:p>115,12</text:p>
          </table:table-cell>
          <table:table-cell office:value-type="float" office:value="71.707" calcext:value-type="float">
            <text:p>71,707</text:p>
          </table:table-cell>
          <table:table-cell office:value-type="float" office:value="77.59" calcext:value-type="float">
            <text:p>77,59</text:p>
          </table:table-cell>
          <table:table-cell office:value-type="float" office:value="93.62" calcext:value-type="float">
            <text:p>93,62</text:p>
          </table:table-cell>
          <table:table-cell office:value-type="float" office:value="70.85" calcext:value-type="float">
            <text:p>70,85</text:p>
          </table:table-cell>
          <table:table-cell office:value-type="float" office:value="71.36" calcext:value-type="float">
            <text:p>71,36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103.93" calcext:value-type="float">
            <text:p>103,93</text:p>
          </table:table-cell>
          <table:table-cell office:value-type="float" office:value="180.481" calcext:value-type="float">
            <text:p>180,481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108.795" calcext:value-type="float">
            <text:p>108,795</text:p>
          </table:table-cell>
          <table:table-cell office:value-type="float" office:value="79.261" calcext:value-type="float">
            <text:p>79,261</text:p>
          </table:table-cell>
          <table:table-cell office:value-type="float" office:value="79.757" calcext:value-type="float">
            <text:p>79,757</text:p>
          </table:table-cell>
          <table:table-cell office:value-type="float" office:value="89.29" calcext:value-type="float">
            <text:p>89,29</text:p>
          </table:table-cell>
          <table:table-cell office:value-type="float" office:value="81.43" calcext:value-type="float">
            <text:p>81,43</text:p>
          </table:table-cell>
          <table:table-cell office:value-type="float" office:value="77.49" calcext:value-type="float">
            <text:p>77,49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90.06" calcext:value-type="float">
            <text:p>90,06</text:p>
          </table:table-cell>
          <table:table-cell office:value-type="float" office:value="187.97" calcext:value-type="float">
            <text:p>187,97</text:p>
          </table:table-cell>
          <table:table-cell office:value-type="float" office:value="73.795" calcext:value-type="float">
            <text:p>73,795</text:p>
          </table:table-cell>
          <table:table-cell office:value-type="float" office:value="103.82" calcext:value-type="float">
            <text:p>103,82</text:p>
          </table:table-cell>
          <table:table-cell office:value-type="float" office:value="76.864" calcext:value-type="float">
            <text:p>76,864</text:p>
          </table:table-cell>
          <table:table-cell office:value-type="float" office:value="74.913" calcext:value-type="float">
            <text:p>74,913</text:p>
          </table:table-cell>
          <table:table-cell office:value-type="float" office:value="70.6" calcext:value-type="float">
            <text:p>70,6</text:p>
          </table:table-cell>
          <table:table-cell office:value-type="float" office:value="73.84" calcext:value-type="float">
            <text:p>73,84</text:p>
          </table:table-cell>
          <table:table-cell office:value-type="float" office:value="72.82" calcext:value-type="float">
            <text:p>72,82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117.75" calcext:value-type="float">
            <text:p>117,75</text:p>
          </table:table-cell>
          <table:table-cell office:value-type="float" office:value="216.599" calcext:value-type="float">
            <text:p>216,599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114.95" calcext:value-type="float">
            <text:p>114,95</text:p>
          </table:table-cell>
          <table:table-cell office:value-type="float" office:value="84.658" calcext:value-type="float">
            <text:p>84,658</text:p>
          </table:table-cell>
          <table:table-cell office:value-type="float" office:value="82.522" calcext:value-type="float">
            <text:p>82,522</text:p>
          </table:table-cell>
          <table:table-cell office:value-type="float" office:value="83.1" calcext:value-type="float">
            <text:p>83,1</text:p>
          </table:table-cell>
          <table:table-cell office:value-type="float" office:value="82.41" calcext:value-type="float">
            <text:p>82,41</text:p>
          </table:table-cell>
          <table:table-cell office:value-type="float" office:value="84.68" calcext:value-type="float">
            <text:p>84,68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114.91" calcext:value-type="float">
            <text:p>114,91</text:p>
          </table:table-cell>
          <table:table-cell office:value-type="float" office:value="310.899" calcext:value-type="float">
            <text:p>310,899</text:p>
          </table:table-cell>
          <table:table-cell office:value-type="float" office:value="88.342" calcext:value-type="float">
            <text:p>88,342</text:p>
          </table:table-cell>
          <table:table-cell office:value-type="float" office:value="118.296" calcext:value-type="float">
            <text:p>118,296</text:p>
          </table:table-cell>
          <table:table-cell office:value-type="float" office:value="89.002" calcext:value-type="float">
            <text:p>89,002</text:p>
          </table:table-cell>
          <table:table-cell office:value-type="float" office:value="88.717" calcext:value-type="float">
            <text:p>88,717</text:p>
          </table:table-cell>
          <table:table-cell table:number-columns-repeated="2" office:value-type="float" office:value="86.71" calcext:value-type="float">
            <text:p>86,71</text:p>
          </table:table-cell>
          <table:table-cell office:value-type="float" office:value="87.346" calcext:value-type="float">
            <text:p>87,346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7.72" calcext:value-type="float">
            <text:p>107,72</text:p>
          </table:table-cell>
          <table:table-cell office:value-type="float" office:value="189.521" calcext:value-type="float">
            <text:p>189,521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135.8" calcext:value-type="float">
            <text:p>135,8</text:p>
          </table:table-cell>
          <table:table-cell office:value-type="float" office:value="87.357" calcext:value-type="float">
            <text:p>87,357</text:p>
          </table:table-cell>
          <table:table-cell office:value-type="float" office:value="86.179" calcext:value-type="float">
            <text:p>86,179</text:p>
          </table:table-cell>
          <table:table-cell table:number-columns-repeated="2" office:value-type="float" office:value="86.09" calcext:value-type="float">
            <text:p>86,09</text:p>
          </table:table-cell>
          <table:table-cell office:value-type="float" office:value="87.83" calcext:value-type="float">
            <text:p>87,83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03.2399" calcext:value-type="float">
            <text:p>103,2399</text:p>
          </table:table-cell>
          <table:table-cell table:style-name="ce17" table:formula="of:=AVERAGE([.C16:.C25])" office:value-type="float" office:value="201.151" calcext:value-type="float">
            <text:p>201,151</text:p>
          </table:table-cell>
          <table:table-cell table:style-name="ce17" table:formula="of:=AVERAGE([.D16:.D25])" office:value-type="float" office:value="468.0791" calcext:value-type="float">
            <text:p>468,0791</text:p>
          </table:table-cell>
          <table:table-cell table:style-name="ce17" table:formula="of:=AVERAGE([.E16:.E25])" office:value-type="float" office:value="116.5958" calcext:value-type="float">
            <text:p>116,5958</text:p>
          </table:table-cell>
          <table:table-cell table:style-name="ce17" table:formula="of:=AVERAGE([.F16:.F25])" office:value-type="float" office:value="81.5101" calcext:value-type="float">
            <text:p>81,5101</text:p>
          </table:table-cell>
          <table:table-cell table:style-name="ce17" table:formula="of:=AVERAGE([.G16:.G25])" office:value-type="float" office:value="81.2742" calcext:value-type="float">
            <text:p>81,2742</text:p>
          </table:table-cell>
          <table:table-cell table:style-name="ce17" table:formula="of:=AVERAGE([.H16:.H25])" office:value-type="float" office:value="82.548" calcext:value-type="float">
            <text:p>82,548</text:p>
          </table:table-cell>
          <table:table-cell table:style-name="ce17" table:formula="of:=AVERAGE([.I16:.I25])" office:value-type="float" office:value="80.246" calcext:value-type="float">
            <text:p>80,246</text:p>
          </table:table-cell>
          <table:table-cell table:style-name="ce17" table:formula="of:=AVERAGE([.J16:.J25])" office:value-type="float" office:value="80.8546" calcext:value-type="float">
            <text:p>80,8546</text:p>
          </table:table-cell>
        </table:table-row>
        <table:table-row table:style-name="ro2">
          <table:table-cell/>
          <table:table-cell table:formula="of:=[.B26]/478" office:value-type="float" office:value="0.215983054393305" calcext:value-type="float">
            <text:p>0,215983054393305</text:p>
          </table:table-cell>
          <table:table-cell table:formula="of:=[.C26]/478" office:value-type="float" office:value="0.420817991631799" calcext:value-type="float">
            <text:p>0,420817991631799</text:p>
          </table:table-cell>
          <table:table-cell table:formula="of:=[.D26]/478" office:value-type="float" office:value="0.979244979079498" calcext:value-type="float">
            <text:p>0,979244979079498</text:p>
          </table:table-cell>
          <table:table-cell table:formula="of:=[.E26]/478" office:value-type="float" office:value="0.243924267782427" calcext:value-type="float">
            <text:p>0,243924267782427</text:p>
          </table:table-cell>
          <table:table-cell table:formula="of:=[.F26]/478" office:value-type="float" office:value="0.170523221757322" calcext:value-type="float">
            <text:p>0,170523221757322</text:p>
          </table:table-cell>
          <table:table-cell table:formula="of:=[.G26]/478" office:value-type="float" office:value="0.170029707112971" calcext:value-type="float">
            <text:p>0,170029707112971</text:p>
          </table:table-cell>
          <table:table-cell table:formula="of:=[.H26]/478" office:value-type="float" office:value="0.172694560669456" calcext:value-type="float">
            <text:p>0,172694560669456</text:p>
          </table:table-cell>
          <table:table-cell table:formula="of:=[.I26]/478" office:value-type="float" office:value="0.167878661087866" calcext:value-type="float">
            <text:p>0,167878661087866</text:p>
          </table:table-cell>
          <table:table-cell table:formula="of:=[.J26]/478" office:value-type="float" office:value="0.169151882845188" calcext:value-type="float">
            <text:p>0,169151882845188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115.39" calcext:value-type="float">
            <text:p>115,39</text:p>
          </table:table-cell>
          <table:table-cell office:value-type="float" office:value="226.808" calcext:value-type="float">
            <text:p>226,808</text:p>
          </table:table-cell>
          <table:table-cell office:value-type="float" office:value="109.9" calcext:value-type="float">
            <text:p>109,9</text:p>
          </table:table-cell>
          <table:table-cell office:value-type="float" office:value="152.58" calcext:value-type="float">
            <text:p>152,58</text:p>
          </table:table-cell>
          <table:table-cell office:value-type="float" office:value="114.002" calcext:value-type="float">
            <text:p>114,002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2.9" calcext:value-type="float">
            <text:p>112,9</text:p>
          </table:table-cell>
          <table:table-cell office:value-type="float" office:value="108.699" calcext:value-type="float">
            <text:p>108,699</text:p>
          </table:table-cell>
          <table:table-cell office:value-type="float" office:value="110.69" calcext:value-type="float">
            <text:p>110,69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04.58" calcext:value-type="float">
            <text:p>104,58</text:p>
          </table:table-cell>
          <table:table-cell office:value-type="float" office:value="216.578" calcext:value-type="float">
            <text:p>216,578</text:p>
          </table:table-cell>
          <table:table-cell office:value-type="float" office:value="92.013" calcext:value-type="float">
            <text:p>92,013</text:p>
          </table:table-cell>
          <table:table-cell office:value-type="float" office:value="135.69" calcext:value-type="float">
            <text:p>135,69</text:p>
          </table:table-cell>
          <table:table-cell office:value-type="float" office:value="91.924" calcext:value-type="float">
            <text:p>91,924</text:p>
          </table:table-cell>
          <table:table-cell office:value-type="float" office:value="89.969" calcext:value-type="float">
            <text:p>89,969</text:p>
          </table:table-cell>
          <table:table-cell office:value-type="float" office:value="96.001" calcext:value-type="float">
            <text:p>96,001</text:p>
          </table:table-cell>
          <table:table-cell office:value-type="float" office:value="90.24" calcext:value-type="float">
            <text:p>90,24</text:p>
          </table:table-cell>
          <table:table-cell office:value-type="float" office:value="88.88" calcext:value-type="float">
            <text:p>88,88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91.82" calcext:value-type="float">
            <text:p>91,82</text:p>
          </table:table-cell>
          <table:table-cell office:value-type="float" office:value="201.865" calcext:value-type="float">
            <text:p>201,865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136.99" calcext:value-type="float">
            <text:p>136,99</text:p>
          </table:table-cell>
          <table:table-cell office:value-type="float" office:value="91.245" calcext:value-type="float">
            <text:p>91,245</text:p>
          </table:table-cell>
          <table:table-cell office:value-type="float" office:value="90.418" calcext:value-type="float">
            <text:p>90,418</text:p>
          </table:table-cell>
          <table:table-cell office:value-type="float" office:value="91.76" calcext:value-type="float">
            <text:p>91,76</text:p>
          </table:table-cell>
          <table:table-cell office:value-type="float" office:value="89.66" calcext:value-type="float">
            <text:p>89,66</text:p>
          </table:table-cell>
          <table:table-cell office:value-type="float" office:value="90.53" calcext:value-type="float">
            <text:p>90,53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103.29" calcext:value-type="float">
            <text:p>103,29</text:p>
          </table:table-cell>
          <table:table-cell office:value-type="float" office:value="242" calcext:value-type="float">
            <text:p>242</text:p>
          </table:table-cell>
          <table:table-cell office:value-type="float" office:value="441" calcext:value-type="float">
            <text:p>441</text:p>
          </table:table-cell>
          <table:table-cell office:value-type="float" office:value="134.18" calcext:value-type="float">
            <text:p>134,18</text:p>
          </table:table-cell>
          <table:table-cell office:value-type="float" office:value="100.638" calcext:value-type="float">
            <text:p>100,638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99.93" calcext:value-type="float">
            <text:p>99,93</text:p>
          </table:table-cell>
          <table:table-cell office:value-type="float" office:value="98.37" calcext:value-type="float">
            <text:p>98,37</text:p>
          </table:table-cell>
          <table:table-cell office:value-type="float" office:value="100.355" calcext:value-type="float">
            <text:p>100,355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9.75" calcext:value-type="float">
            <text:p>109,75</text:p>
          </table:table-cell>
          <table:table-cell office:value-type="float" office:value="370.54" calcext:value-type="float">
            <text:p>370,54</text:p>
          </table:table-cell>
          <table:table-cell office:value-type="float" office:value="884.214" calcext:value-type="float">
            <text:p>884,214</text:p>
          </table:table-cell>
          <table:table-cell office:value-type="float" office:value="159.603" calcext:value-type="float">
            <text:p>159,603</text:p>
          </table:table-cell>
          <table:table-cell office:value-type="float" office:value="97.744" calcext:value-type="float">
            <text:p>97,744</text:p>
          </table:table-cell>
          <table:table-cell office:value-type="float" office:value="97.334" calcext:value-type="float">
            <text:p>97,334</text:p>
          </table:table-cell>
          <table:table-cell office:value-type="float" office:value="175.54" calcext:value-type="float">
            <text:p>175,54</text:p>
          </table:table-cell>
          <table:table-cell office:value-type="float" office:value="98.04" calcext:value-type="float">
            <text:p>98,04</text:p>
          </table:table-cell>
          <table:table-cell office:value-type="float" office:value="97.006" calcext:value-type="float">
            <text:p>97,006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145.81" calcext:value-type="float">
            <text:p>145,81</text:p>
          </table:table-cell>
          <table:table-cell office:value-type="float" office:value="242.96" calcext:value-type="float">
            <text:p>242,96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78.02" calcext:value-type="float">
            <text:p>178,02</text:p>
          </table:table-cell>
          <table:table-cell office:value-type="float" office:value="135.578" calcext:value-type="float">
            <text:p>135,578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133.43" calcext:value-type="float">
            <text:p>133,43</text:p>
          </table:table-cell>
          <table:table-cell office:value-type="float" office:value="130.92" calcext:value-type="float">
            <text:p>130,92</text:p>
          </table:table-cell>
          <table:table-cell office:value-type="float" office:value="133.172" calcext:value-type="float">
            <text:p>133,172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101.61" calcext:value-type="float">
            <text:p>101,61</text:p>
          </table:table-cell>
          <table:table-cell office:value-type="float" office:value="249.411" calcext:value-type="float">
            <text:p>249,41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141.389" calcext:value-type="float">
            <text:p>141,389</text:p>
          </table:table-cell>
          <table:table-cell office:value-type="float" office:value="99.67" calcext:value-type="float">
            <text:p>99,67</text:p>
          </table:table-cell>
          <table:table-cell office:value-type="float" office:value="97.669" calcext:value-type="float">
            <text:p>97,669</text:p>
          </table:table-cell>
          <table:table-cell office:value-type="float" office:value="113.02" calcext:value-type="float">
            <text:p>113,02</text:p>
          </table:table-cell>
          <table:table-cell office:value-type="float" office:value="97.03" calcext:value-type="float">
            <text:p>97,03</text:p>
          </table:table-cell>
          <table:table-cell office:value-type="float" office:value="98.532" calcext:value-type="float">
            <text:p>98,532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09.82" calcext:value-type="float">
            <text:p>109,82</text:p>
          </table:table-cell>
          <table:table-cell office:value-type="float" office:value="326.315" calcext:value-type="float">
            <text:p>326,315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49.321" calcext:value-type="float">
            <text:p>149,321</text:p>
          </table:table-cell>
          <table:table-cell office:value-type="float" office:value="107.293" calcext:value-type="float">
            <text:p>107,293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5.76" calcext:value-type="float">
            <text:p>105,76</text:p>
          </table:table-cell>
          <table:table-cell office:value-type="float" office:value="105.47" calcext:value-type="float">
            <text:p>105,47</text:p>
          </table:table-cell>
          <table:table-cell office:value-type="float" office:value="107.028" calcext:value-type="float">
            <text:p>107,028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12.35" calcext:value-type="float">
            <text:p>112,35</text:p>
          </table:table-cell>
          <table:table-cell office:value-type="float" office:value="294.853" calcext:value-type="float">
            <text:p>294,853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52.34" calcext:value-type="float">
            <text:p>152,34</text:p>
          </table:table-cell>
          <table:table-cell office:value-type="float" office:value="108.017" calcext:value-type="float">
            <text:p>108,017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3.43" calcext:value-type="float">
            <text:p>103,43</text:p>
          </table:table-cell>
          <table:table-cell office:value-type="float" office:value="105.094" calcext:value-type="float">
            <text:p>105,094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09.58" calcext:value-type="float">
            <text:p>109,58</text:p>
          </table:table-cell>
          <table:table-cell office:value-type="float" office:value="317.808" calcext:value-type="float">
            <text:p>317,80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138.48" calcext:value-type="float">
            <text:p>138,48</text:p>
          </table:table-cell>
          <table:table-cell office:value-type="float" office:value="99.81" calcext:value-type="float">
            <text:p>99,81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3" calcext:value-type="float">
            <text:p>98,3</text:p>
          </table:table-cell>
          <table:table-cell office:value-type="float" office:value="99.04" calcext:value-type="float">
            <text:p>99,04</text:p>
          </table:table-cell>
          <table:table-cell office:value-type="float" office:value="98.549" calcext:value-type="float">
            <text:p>98,549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110.4" calcext:value-type="float">
            <text:p>110,4</text:p>
          </table:table-cell>
          <table:table-cell table:style-name="ce17" table:formula="of:=AVERAGE([.C30:.C39])" office:value-type="float" office:value="268.9138" calcext:value-type="float">
            <text:p>268,9138</text:p>
          </table:table-cell>
          <table:table-cell table:style-name="ce17" table:formula="of:=AVERAGE([.D30:.D39])" office:value-type="float" office:value="537.9627" calcext:value-type="float">
            <text:p>537,9627</text:p>
          </table:table-cell>
          <table:table-cell table:style-name="ce17" table:formula="of:=AVERAGE([.E30:.E39])" office:value-type="float" office:value="147.8593" calcext:value-type="float">
            <text:p>147,8593</text:p>
          </table:table-cell>
          <table:table-cell table:style-name="ce17" table:formula="of:=AVERAGE([.F30:.F39])" office:value-type="float" office:value="104.5921" calcext:value-type="float">
            <text:p>104,5921</text:p>
          </table:table-cell>
          <table:table-cell table:style-name="ce17" table:formula="of:=AVERAGE([.G30:.G39])" office:value-type="float" office:value="103.1167" calcext:value-type="float">
            <text:p>103,1167</text:p>
          </table:table-cell>
          <table:table-cell table:style-name="ce17" table:formula="of:=AVERAGE([.H30:.H39])" office:value-type="float" office:value="112.7271" calcext:value-type="float">
            <text:p>112,7271</text:p>
          </table:table-cell>
          <table:table-cell table:style-name="ce17" table:formula="of:=AVERAGE([.I30:.I39])" office:value-type="float" office:value="102.0899" calcext:value-type="float">
            <text:p>102,0899</text:p>
          </table:table-cell>
          <table:table-cell table:style-name="ce17" table:formula="of:=AVERAGE([.J30:.J39])" office:value-type="float" office:value="102.9836" calcext:value-type="float">
            <text:p>102,9836</text:p>
          </table:table-cell>
        </table:table-row>
        <table:table-row table:style-name="ro2">
          <table:table-cell/>
          <table:table-cell table:formula="of:=[.B40]/620" office:value-type="float" office:value="0.178064516129032" calcext:value-type="float">
            <text:p>0,178064516129032</text:p>
          </table:table-cell>
          <table:table-cell table:formula="of:=[.C40]/620" office:value-type="float" office:value="0.433731935483871" calcext:value-type="float">
            <text:p>0,433731935483871</text:p>
          </table:table-cell>
          <table:table-cell table:formula="of:=[.D40]/620" office:value-type="float" office:value="0.867681774193548" calcext:value-type="float">
            <text:p>0,867681774193548</text:p>
          </table:table-cell>
          <table:table-cell table:formula="of:=[.E40]/620" office:value-type="float" office:value="0.238482741935484" calcext:value-type="float">
            <text:p>0,238482741935484</text:p>
          </table:table-cell>
          <table:table-cell table:formula="of:=[.F40]/620" office:value-type="float" office:value="0.168696935483871" calcext:value-type="float">
            <text:p>0,168696935483871</text:p>
          </table:table-cell>
          <table:table-cell table:formula="of:=[.G40]/620" office:value-type="float" office:value="0.166317258064516" calcext:value-type="float">
            <text:p>0,166317258064516</text:p>
          </table:table-cell>
          <table:table-cell table:formula="of:=[.H40]/620" office:value-type="float" office:value="0.181817903225806" calcext:value-type="float">
            <text:p>0,181817903225806</text:p>
          </table:table-cell>
          <table:table-cell table:formula="of:=[.I40]/620" office:value-type="float" office:value="0.164661129032258" calcext:value-type="float">
            <text:p>0,164661129032258</text:p>
          </table:table-cell>
          <table:table-cell table:formula="of:=[.J40]/620" office:value-type="float" office:value="0.166102580645161" calcext:value-type="float">
            <text:p>0,166102580645161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165.89" calcext:value-type="float">
            <text:p>165,89</text:p>
          </table:table-cell>
          <table:table-cell office:value-type="float" office:value="316.673" calcext:value-type="float">
            <text:p>316,673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230.14" calcext:value-type="float">
            <text:p>230,14</text:p>
          </table:table-cell>
          <table:table-cell office:value-type="float" office:value="164.78" calcext:value-type="float">
            <text:p>164,78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80.56" calcext:value-type="float">
            <text:p>180,56</text:p>
          </table:table-cell>
          <table:table-cell office:value-type="float" office:value="159.92" calcext:value-type="float">
            <text:p>159,92</text:p>
          </table:table-cell>
          <table:table-cell office:value-type="float" office:value="195.45" calcext:value-type="float">
            <text:p>195,45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58.01" calcext:value-type="float">
            <text:p>158,01</text:p>
          </table:table-cell>
          <table:table-cell office:value-type="float" office:value="313.624" calcext:value-type="float">
            <text:p>313,624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206.47" calcext:value-type="float">
            <text:p>206,47</text:p>
          </table:table-cell>
          <table:table-cell office:value-type="float" office:value="153.536" calcext:value-type="float">
            <text:p>153,536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79.37" calcext:value-type="float">
            <text:p>179,37</text:p>
          </table:table-cell>
          <table:table-cell office:value-type="float" office:value="171.83" calcext:value-type="float">
            <text:p>171,83</text:p>
          </table:table-cell>
          <table:table-cell office:value-type="float" office:value="151.37" calcext:value-type="float">
            <text:p>151,37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146.43" calcext:value-type="float">
            <text:p>146,43</text:p>
          </table:table-cell>
          <table:table-cell office:value-type="float" office:value="333.707" calcext:value-type="float">
            <text:p>333,707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91.12" calcext:value-type="float">
            <text:p>191,12</text:p>
          </table:table-cell>
          <table:table-cell office:value-type="float" office:value="135.044" calcext:value-type="float">
            <text:p>135,044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36.18" calcext:value-type="float">
            <text:p>136,18</text:p>
          </table:table-cell>
          <table:table-cell office:value-type="float" office:value="146.22" calcext:value-type="float">
            <text:p>146,22</text:p>
          </table:table-cell>
          <table:table-cell office:value-type="float" office:value="135.538" calcext:value-type="float">
            <text:p>135,538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143.51" calcext:value-type="float">
            <text:p>143,51</text:p>
          </table:table-cell>
          <table:table-cell office:value-type="float" office:value="322.477" calcext:value-type="float">
            <text:p>322,477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90.905" calcext:value-type="float">
            <text:p>190,905</text:p>
          </table:table-cell>
          <table:table-cell office:value-type="float" office:value="136.471" calcext:value-type="float">
            <text:p>136,471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30.33" calcext:value-type="float">
            <text:p>130,33</text:p>
          </table:table-cell>
          <table:table-cell office:value-type="float" office:value="125.63" calcext:value-type="float">
            <text:p>125,63</text:p>
          </table:table-cell>
          <table:table-cell office:value-type="float" office:value="133.945" calcext:value-type="float">
            <text:p>133,945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136.895" calcext:value-type="float">
            <text:p>136,895</text:p>
          </table:table-cell>
          <table:table-cell office:value-type="float" office:value="284.427" calcext:value-type="float">
            <text:p>284,427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78.092" calcext:value-type="float">
            <text:p>178,092</text:p>
          </table:table-cell>
          <table:table-cell office:value-type="float" office:value="129.019" calcext:value-type="float">
            <text:p>129,019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25.17" calcext:value-type="float">
            <text:p>125,17</text:p>
          </table:table-cell>
          <table:table-cell table:style-name="ce17" office:value-type="string" calcext:value-type="string">
            <text:p>xxx</text:p>
          </table:table-cell>
          <table:table-cell table:style-name="ce17" office:value-type="float" office:value="126.807" calcext:value-type="float">
            <text:p>126,807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158.71" calcext:value-type="float">
            <text:p>158,71</text:p>
          </table:table-cell>
          <table:table-cell office:value-type="float" office:value="368.991" calcext:value-type="float">
            <text:p>368,99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214.186" calcext:value-type="float">
            <text:p>214,186</text:p>
          </table:table-cell>
          <table:table-cell office:value-type="float" office:value="154.592" calcext:value-type="float">
            <text:p>154,592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0.07" calcext:value-type="float">
            <text:p>150,07</text:p>
          </table:table-cell>
          <table:table-cell table:style-name="ce17" office:value-type="string" calcext:value-type="string">
            <text:p>xxx</text:p>
          </table:table-cell>
          <table:table-cell table:style-name="ce17" office:value-type="float" office:value="145.356" calcext:value-type="float">
            <text:p>145,356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161.51" calcext:value-type="float">
            <text:p>161,51</text:p>
          </table:table-cell>
          <table:table-cell office:value-type="float" office:value="310.845" calcext:value-type="float">
            <text:p>310,845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200.82" calcext:value-type="float">
            <text:p>200,82</text:p>
          </table:table-cell>
          <table:table-cell office:value-type="float" office:value="155.029" calcext:value-type="float">
            <text:p>155,029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6" calcext:value-type="float">
            <text:p>151,06</text:p>
          </table:table-cell>
          <table:table-cell office:value-type="float" office:value="148.31" calcext:value-type="float">
            <text:p>148,31</text:p>
          </table:table-cell>
          <table:table-cell office:value-type="float" office:value="151.847" calcext:value-type="float">
            <text:p>151,847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51.33" calcext:value-type="float">
            <text:p>151,33</text:p>
          </table:table-cell>
          <table:table-cell office:value-type="float" office:value="330.467" calcext:value-type="float">
            <text:p>330,467</text:p>
          </table:table-cell>
          <table:table-cell office:value-type="float" office:value="267.81" calcext:value-type="float">
            <text:p>267,81</text:p>
          </table:table-cell>
          <table:table-cell office:value-type="float" office:value="198.343" calcext:value-type="float">
            <text:p>198,343</text:p>
          </table:table-cell>
          <table:table-cell office:value-type="float" office:value="145.96" calcext:value-type="float">
            <text:p>145,96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39.07" calcext:value-type="float">
            <text:p>139,07</text:p>
          </table:table-cell>
          <table:table-cell office:value-type="float" office:value="135.003" calcext:value-type="float">
            <text:p>135,003</text:p>
          </table:table-cell>
          <table:table-cell office:value-type="float" office:value="141.897" calcext:value-type="float">
            <text:p>141,897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150.26" calcext:value-type="float">
            <text:p>150,26</text:p>
          </table:table-cell>
          <table:table-cell office:value-type="float" office:value="316.555" calcext:value-type="float">
            <text:p>316,555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97.55" calcext:value-type="float">
            <text:p>197,55</text:p>
          </table:table-cell>
          <table:table-cell office:value-type="float" office:value="145.094" calcext:value-type="float">
            <text:p>145,094</text:p>
          </table:table-cell>
          <table:table-cell office:value-type="float" office:value="142.28" calcext:value-type="float">
            <text:p>142,28</text:p>
          </table:table-cell>
          <table:table-cell office:value-type="float" office:value="146.24" calcext:value-type="float">
            <text:p>146,24</text:p>
          </table:table-cell>
          <table:table-cell office:value-type="float" office:value="142.09" calcext:value-type="float">
            <text:p>142,09</text:p>
          </table:table-cell>
          <table:table-cell office:value-type="float" office:value="143.856" calcext:value-type="float">
            <text:p>143,856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221.34" calcext:value-type="float">
            <text:p>221,34</text:p>
          </table:table-cell>
          <table:table-cell office:value-type="float" office:value="349.454" calcext:value-type="float">
            <text:p>349,454</text:p>
          </table:table-cell>
          <table:table-cell office:value-type="float" office:value="181.41" calcext:value-type="float">
            <text:p>181,41</text:p>
          </table:table-cell>
          <table:table-cell office:value-type="float" office:value="237.79" calcext:value-type="float">
            <text:p>237,79</text:p>
          </table:table-cell>
          <table:table-cell office:value-type="float" office:value="184.993" calcext:value-type="float">
            <text:p>184,993</text:p>
          </table:table-cell>
          <table:table-cell office:value-type="float" office:value="181.508" calcext:value-type="float">
            <text:p>181,508</text:p>
          </table:table-cell>
          <table:table-cell office:value-type="float" office:value="177.89" calcext:value-type="float">
            <text:p>177,89</text:p>
          </table:table-cell>
          <table:table-cell office:value-type="float" office:value="173.49" calcext:value-type="float">
            <text:p>173,49</text:p>
          </table:table-cell>
          <table:table-cell office:value-type="float" office:value="177.64" calcext:value-type="float">
            <text:p>177,64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159.3885" calcext:value-type="float">
            <text:p>159,3885</text:p>
          </table:table-cell>
          <table:table-cell table:style-name="ce17" table:formula="of:=AVERAGE([.C44:.C53])" office:value-type="float" office:value="324.722" calcext:value-type="float">
            <text:p>324,722</text:p>
          </table:table-cell>
          <table:table-cell table:style-name="ce17" table:formula="of:=AVERAGE([.D44:.D53])" office:value-type="float" office:value="630.1901" calcext:value-type="float">
            <text:p>630,1901</text:p>
          </table:table-cell>
          <table:table-cell table:style-name="ce17" table:formula="of:=AVERAGE([.E44:.E53])" office:value-type="float" office:value="204.5416" calcext:value-type="float">
            <text:p>204,5416</text:p>
          </table:table-cell>
          <table:table-cell table:style-name="ce17" table:formula="of:=AVERAGE([.F44:.F53])" office:value-type="float" office:value="150.4518" calcext:value-type="float">
            <text:p>150,4518</text:p>
          </table:table-cell>
          <table:table-cell table:style-name="ce17" table:formula="of:=AVERAGE([.G44:.G53])" office:value-type="float" office:value="147.65496" calcext:value-type="float">
            <text:p>147,65496</text:p>
          </table:table-cell>
          <table:table-cell table:style-name="ce17" table:formula="of:=AVERAGE([.H44:.H53])" office:value-type="float" office:value="151.594" calcext:value-type="float">
            <text:p>151,594</text:p>
          </table:table-cell>
          <table:table-cell table:style-name="ce17" table:formula="of:=AVERAGE([.I44:.I53])" office:value-type="float" office:value="150.311625" calcext:value-type="float">
            <text:p>150,311625</text:p>
          </table:table-cell>
          <table:table-cell table:style-name="ce17" table:formula="of:=AVERAGE([.J44:.J53])" office:value-type="float" office:value="150.3706" calcext:value-type="float">
            <text:p>150,3706</text:p>
          </table:table-cell>
        </table:table-row>
        <table:table-row table:style-name="ro2">
          <table:table-cell/>
          <table:table-cell table:formula="of:=[.B54]/919" office:value-type="float" office:value="0.173436887921654" calcext:value-type="float">
            <text:p>0,173436887921654</text:p>
          </table:table-cell>
          <table:table-cell table:formula="of:=[.C54]/919" office:value-type="float" office:value="0.353342763873776" calcext:value-type="float">
            <text:p>0,353342763873776</text:p>
          </table:table-cell>
          <table:table-cell table:formula="of:=[.D54]/919" office:value-type="float" office:value="0.685734602829162" calcext:value-type="float">
            <text:p>0,685734602829162</text:p>
          </table:table-cell>
          <table:table-cell table:formula="of:=[.E54]/919" office:value-type="float" office:value="0.222569749727965" calcext:value-type="float">
            <text:p>0,222569749727965</text:p>
          </table:table-cell>
          <table:table-cell table:formula="of:=[.F54]/919" office:value-type="float" office:value="0.163712513601741" calcext:value-type="float">
            <text:p>0,163712513601741</text:p>
          </table:table-cell>
          <table:table-cell table:formula="of:=[.G54]/919" office:value-type="float" office:value="0.160669162132753" calcext:value-type="float">
            <text:p>0,160669162132753</text:p>
          </table:table-cell>
          <table:table-cell table:formula="of:=[.H54]/919" office:value-type="float" office:value="0.164955386289445" calcext:value-type="float">
            <text:p>0,164955386289445</text:p>
          </table:table-cell>
          <table:table-cell table:formula="of:=[.I54]/919" office:value-type="float" office:value="0.163559983677911" calcext:value-type="float">
            <text:p>0,163559983677911</text:p>
          </table:table-cell>
          <table:table-cell table:formula="of:=[.J54]/919" office:value-type="float" office:value="0.163624156692057" calcext:value-type="float">
            <text:p>0,163624156692057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206.9" calcext:value-type="float">
            <text:p>206,9</text:p>
          </table:table-cell>
          <table:table-cell office:value-type="float" office:value="536.719" calcext:value-type="float">
            <text:p>536,71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326.57" calcext:value-type="float">
            <text:p>326,57</text:p>
          </table:table-cell>
          <table:table-cell office:value-type="float" office:value="188.062" calcext:value-type="float">
            <text:p>188,062</text:p>
          </table:table-cell>
          <table:table-cell office:value-type="float" office:value="184.499" calcext:value-type="float">
            <text:p>184,499</text:p>
          </table:table-cell>
          <table:table-cell office:value-type="float" office:value="184.66" calcext:value-type="float">
            <text:p>184,66</text:p>
          </table:table-cell>
          <table:table-cell office:value-type="float" office:value="185.74" calcext:value-type="float">
            <text:p>185,74</text:p>
          </table:table-cell>
          <table:table-cell office:value-type="float" office:value="185.795" calcext:value-type="float">
            <text:p>185,795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212.58" calcext:value-type="float">
            <text:p>212,58</text:p>
          </table:table-cell>
          <table:table-cell office:value-type="float" office:value="511.7599" calcext:value-type="float">
            <text:p>511,7599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281.99" calcext:value-type="float">
            <text:p>281,99</text:p>
          </table:table-cell>
          <table:table-cell office:value-type="float" office:value="165.516" calcext:value-type="float">
            <text:p>165,516</text:p>
          </table:table-cell>
          <table:table-cell office:value-type="float" office:value="163.587" calcext:value-type="float">
            <text:p>163,587</text:p>
          </table:table-cell>
          <table:table-cell office:value-type="float" office:value="161.76" calcext:value-type="float">
            <text:p>161,76</text:p>
          </table:table-cell>
          <table:table-cell office:value-type="float" office:value="161.14" calcext:value-type="float">
            <text:p>161,14</text:p>
          </table:table-cell>
          <table:table-cell office:value-type="float" office:value="165.495" calcext:value-type="float">
            <text:p>165,495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34.49" calcext:value-type="float">
            <text:p>234,49</text:p>
          </table:table-cell>
          <table:table-cell office:value-type="float" office:value="501.697" calcext:value-type="float">
            <text:p>501,697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279.06" calcext:value-type="float">
            <text:p>279,06</text:p>
          </table:table-cell>
          <table:table-cell office:value-type="float" office:value="193.042" calcext:value-type="float">
            <text:p>193,042</text:p>
          </table:table-cell>
          <table:table-cell office:value-type="float" office:value="189.006" calcext:value-type="float">
            <text:p>189,006</text:p>
          </table:table-cell>
          <table:table-cell office:value-type="float" office:value="194.03" calcext:value-type="float">
            <text:p>194,03</text:p>
          </table:table-cell>
          <table:table-cell office:value-type="float" office:value="190.48" calcext:value-type="float">
            <text:p>190,48</text:p>
          </table:table-cell>
          <table:table-cell office:value-type="float" office:value="192.327" calcext:value-type="float">
            <text:p>192,327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13.13" calcext:value-type="float">
            <text:p>213,13</text:p>
          </table:table-cell>
          <table:table-cell office:value-type="float" office:value="380.323" calcext:value-type="float">
            <text:p>380,323</text:p>
          </table:table-cell>
          <table:table-cell office:value-type="float" office:value="531.85" calcext:value-type="float">
            <text:p>531,85</text:p>
          </table:table-cell>
          <table:table-cell office:value-type="float" office:value="255.13" calcext:value-type="float">
            <text:p>255,13</text:p>
          </table:table-cell>
          <table:table-cell office:value-type="float" office:value="171.856" calcext:value-type="float">
            <text:p>171,856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70.46" calcext:value-type="float">
            <text:p>170,46</text:p>
          </table:table-cell>
          <table:table-cell office:value-type="float" office:value="165.87" calcext:value-type="float">
            <text:p>165,87</text:p>
          </table:table-cell>
          <table:table-cell office:value-type="float" office:value="171.959" calcext:value-type="float">
            <text:p>171,959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83.56" calcext:value-type="float">
            <text:p>183,56</text:p>
          </table:table-cell>
          <table:table-cell office:value-type="float" office:value="449.981" calcext:value-type="float">
            <text:p>449,981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305.66" calcext:value-type="float">
            <text:p>305,66</text:p>
          </table:table-cell>
          <table:table-cell office:value-type="float" office:value="151.075" calcext:value-type="float">
            <text:p>151,075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45.84" calcext:value-type="float">
            <text:p>145,84</text:p>
          </table:table-cell>
          <table:table-cell office:value-type="float" office:value="143.91" calcext:value-type="float">
            <text:p>143,91</text:p>
          </table:table-cell>
          <table:table-cell office:value-type="float" office:value="147.542" calcext:value-type="float">
            <text:p>147,542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93.61" calcext:value-type="float">
            <text:p>193,61</text:p>
          </table:table-cell>
          <table:table-cell office:value-type="float" office:value="545.286" calcext:value-type="float">
            <text:p>545,286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233.25" calcext:value-type="float">
            <text:p>233,25</text:p>
          </table:table-cell>
          <table:table-cell office:value-type="float" office:value="157.348" calcext:value-type="float">
            <text:p>157,348</text:p>
          </table:table-cell>
          <table:table-cell office:value-type="float" office:value="154.71" calcext:value-type="float">
            <text:p>154,71</text:p>
          </table:table-cell>
          <table:table-cell office:value-type="float" office:value="165.65" calcext:value-type="float">
            <text:p>165,65</text:p>
          </table:table-cell>
          <table:table-cell/>
          <table:table-cell office:value-type="float" office:value="155.718" calcext:value-type="float">
            <text:p>155,718</text:p>
          </table:table-cell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205.48" calcext:value-type="float">
            <text:p>205,48</text:p>
          </table:table-cell>
          <table:table-cell office:value-type="float" office:value="395.702" calcext:value-type="float">
            <text:p>395,702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250.22" calcext:value-type="float">
            <text:p>250,22</text:p>
          </table:table-cell>
          <table:table-cell office:value-type="float" office:value="168.766" calcext:value-type="float">
            <text:p>168,766</text:p>
          </table:table-cell>
          <table:table-cell office:value-type="float" office:value="165.098" calcext:value-type="float">
            <text:p>165,098</text:p>
          </table:table-cell>
          <table:table-cell office:value-type="float" office:value="160.61" calcext:value-type="float">
            <text:p>160,61</text:p>
          </table:table-cell>
          <table:table-cell office:value-type="float" office:value="157.523" calcext:value-type="float">
            <text:p>157,523</text:p>
          </table:table-cell>
          <table:table-cell office:value-type="float" office:value="159.661" calcext:value-type="float">
            <text:p>159,661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91.52" calcext:value-type="float">
            <text:p>191,52</text:p>
          </table:table-cell>
          <table:table-cell office:value-type="float" office:value="377.628" calcext:value-type="float">
            <text:p>377,628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313.95" calcext:value-type="float">
            <text:p>313,95</text:p>
          </table:table-cell>
          <table:table-cell office:value-type="float" office:value="158.833" calcext:value-type="float">
            <text:p>158,833</text:p>
          </table:table-cell>
          <table:table-cell office:value-type="float" office:value="157.316" calcext:value-type="float">
            <text:p>157,316</text:p>
          </table:table-cell>
          <table:table-cell office:value-type="float" office:value="152.53" calcext:value-type="float">
            <text:p>152,53</text:p>
          </table:table-cell>
          <table:table-cell office:value-type="float" office:value="152.791" calcext:value-type="float">
            <text:p>152,791</text:p>
          </table:table-cell>
          <table:table-cell office:value-type="float" office:value="152.765" calcext:value-type="float">
            <text:p>152,765</text:p>
          </table:table-cell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04.17" calcext:value-type="float">
            <text:p>204,17</text:p>
          </table:table-cell>
          <table:table-cell office:value-type="float" office:value="412.55" calcext:value-type="float">
            <text:p>412,55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336.05" calcext:value-type="float">
            <text:p>336,05</text:p>
          </table:table-cell>
          <table:table-cell office:value-type="float" office:value="170.658" calcext:value-type="float">
            <text:p>170,658</text:p>
          </table:table-cell>
          <table:table-cell office:value-type="float" office:value="169.467" calcext:value-type="float">
            <text:p>169,467</text:p>
          </table:table-cell>
          <table:table-cell office:value-type="float" office:value="165.83" calcext:value-type="float">
            <text:p>165,83</text:p>
          </table:table-cell>
          <table:table-cell office:value-type="float" office:value="174.274" calcext:value-type="float">
            <text:p>174,274</text:p>
          </table:table-cell>
          <table:table-cell office:value-type="float" office:value="165.217" calcext:value-type="float">
            <text:p>165,217</text:p>
          </table:table-cell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4.15" calcext:value-type="float">
            <text:p>154,15</text:p>
          </table:table-cell>
          <table:table-cell office:value-type="float" office:value="490.115" calcext:value-type="float">
            <text:p>490,1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231.204" calcext:value-type="float">
            <text:p>231,204</text:p>
          </table:table-cell>
          <table:table-cell office:value-type="float" office:value="149.421" calcext:value-type="float">
            <text:p>149,421</text:p>
          </table:table-cell>
          <table:table-cell office:value-type="float" office:value="146.644" calcext:value-type="float">
            <text:p>146,644</text:p>
          </table:table-cell>
          <table:table-cell office:value-type="float" office:value="134.89" calcext:value-type="float">
            <text:p>134,89</text:p>
          </table:table-cell>
          <table:table-cell office:value-type="float" office:value="131.616" calcext:value-type="float">
            <text:p>131,616</text:p>
          </table:table-cell>
          <table:table-cell office:value-type="float" office:value="139.359" calcext:value-type="float">
            <text:p>139,359</text:p>
          </table:table-cell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99.959" calcext:value-type="float">
            <text:p>199,959</text:p>
          </table:table-cell>
          <table:table-cell table:style-name="ce17" table:formula="of:=AVERAGE([.C58:.C67])" office:value-type="float" office:value="460.17609" calcext:value-type="float">
            <text:p>460,17609</text:p>
          </table:table-cell>
          <table:table-cell table:style-name="ce17" table:formula="of:=AVERAGE([.D58:.D67])" office:value-type="float" office:value="666.5494" calcext:value-type="float">
            <text:p>666,5494</text:p>
          </table:table-cell>
          <table:table-cell table:style-name="ce17" table:formula="of:=AVERAGE([.E58:.E67])" office:value-type="float" office:value="281.3084" calcext:value-type="float">
            <text:p>281,3084</text:p>
          </table:table-cell>
          <table:table-cell table:style-name="ce17" table:formula="of:=AVERAGE([.F58:.F67])" office:value-type="float" office:value="167.4577" calcext:value-type="float">
            <text:p>167,4577</text:p>
          </table:table-cell>
          <table:table-cell table:style-name="ce17" table:formula="of:=AVERAGE([.G58:.G67])" office:value-type="float" office:value="162.6211" calcext:value-type="float">
            <text:p>162,6211</text:p>
          </table:table-cell>
          <table:table-cell table:style-name="ce17" table:formula="of:=AVERAGE([.H58:.H67])" office:value-type="float" office:value="163.626" calcext:value-type="float">
            <text:p>163,626</text:p>
          </table:table-cell>
          <table:table-cell table:style-name="ce17" table:formula="of:=AVERAGE([.I58:.I67])" office:value-type="float" office:value="162.593777777778" calcext:value-type="float">
            <text:p>162,593777777778</text:p>
          </table:table-cell>
          <table:table-cell table:style-name="ce17" table:formula="of:=AVERAGE([.J58:.J67])" office:value-type="float" office:value="163.5838" calcext:value-type="float">
            <text:p>163,5838</text:p>
          </table:table-cell>
        </table:table-row>
        <table:table-row table:style-name="ro2">
          <table:table-cell/>
          <table:table-cell table:formula="of:=[.B68]/1024" office:value-type="float" office:value="0.1952724609375" calcext:value-type="float">
            <text:p>0,1952724609375</text:p>
          </table:table-cell>
          <table:table-cell table:formula="of:=[.C68]/1024" office:value-type="float" office:value="0.449390712890625" calcext:value-type="float">
            <text:p>0,449390712890625</text:p>
          </table:table-cell>
          <table:table-cell table:formula="of:=[.D68]/1024" office:value-type="float" office:value="0.6509271484375" calcext:value-type="float">
            <text:p>0,6509271484375</text:p>
          </table:table-cell>
          <table:table-cell table:formula="of:=[.E68]/1024" office:value-type="float" office:value="0.274715234375" calcext:value-type="float">
            <text:p>0,274715234375</text:p>
          </table:table-cell>
          <table:table-cell table:formula="of:=[.F68]/1024" office:value-type="float" office:value="0.16353291015625" calcext:value-type="float">
            <text:p>0,16353291015625</text:p>
          </table:table-cell>
          <table:table-cell table:formula="of:=[.G68]/1024" office:value-type="float" office:value="0.15880966796875" calcext:value-type="float">
            <text:p>0,15880966796875</text:p>
          </table:table-cell>
          <table:table-cell table:formula="of:=[.H68]/1024" office:value-type="float" office:value="0.159791015625" calcext:value-type="float">
            <text:p>0,159791015625</text:p>
          </table:table-cell>
          <table:table-cell table:formula="of:=[.I68]/1024" office:value-type="float" office:value="0.158782986111111" calcext:value-type="float">
            <text:p>0,158782986111111</text:p>
          </table:table-cell>
          <table:table-cell table:formula="of:=[.J68]/1024" office:value-type="float" office:value="0.1597498046875" calcext:value-type="float">
            <text:p>0,1597498046875</text:p>
          </table:table-cell>
        </table:table-row>
        <table:table-row table:style-name="ro2" table:number-rows-repeated="104850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quake2012" table:style-name="ta1">
        <table:table-column table:style-name="co5" table:default-cell-style-name="ce17"/>
        <table:table-column table:style-name="co2" table:number-columns-repeated="8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_1</text:p>
          </table:table-cell>
          <table:table-cell office:value-type="float" office:value="167.99" calcext:value-type="float">
            <text:p>167,99</text:p>
          </table:table-cell>
          <table:table-cell office:value-type="float" office:value="273.109" calcext:value-type="float">
            <text:p>273,109</text:p>
          </table:table-cell>
          <table:table-cell office:value-type="float" office:value="147.23" calcext:value-type="float">
            <text:p>147,23</text:p>
          </table:table-cell>
          <table:table-cell office:value-type="float" office:value="203.92" calcext:value-type="float">
            <text:p>203,92</text:p>
          </table:table-cell>
          <table:table-cell office:value-type="float" office:value="156.14" calcext:value-type="float">
            <text:p>156,14</text:p>
          </table:table-cell>
          <table:table-cell office:value-type="float" office:value="151.62" calcext:value-type="float">
            <text:p>151,62</text:p>
          </table:table-cell>
          <table:table-cell office:value-type="float" office:value="151.49" calcext:value-type="float">
            <text:p>151,49</text:p>
          </table:table-cell>
          <table:table-cell office:value-type="float" office:value="151.396" calcext:value-type="float">
            <text:p>151,396</text:p>
          </table:table-cell>
        </table:table-row>
        <table:table-row table:style-name="ro2">
          <table:table-cell office:value-type="string" calcext:value-type="string">
            <text:p>Quake_2012_10_2</text:p>
          </table:table-cell>
          <table:table-cell office:value-type="float" office:value="238.77" calcext:value-type="float">
            <text:p>238,77</text:p>
          </table:table-cell>
          <table:table-cell office:value-type="float" office:value="422.522" calcext:value-type="float">
            <text:p>422,522</text:p>
          </table:table-cell>
          <table:table-cell office:value-type="float" office:value="2001.814" calcext:value-type="float">
            <text:p>2001,814</text:p>
          </table:table-cell>
          <table:table-cell office:value-type="float" office:value="225.97" calcext:value-type="float">
            <text:p>225,97</text:p>
          </table:table-cell>
          <table:table-cell office:value-type="float" office:value="161.9" calcext:value-type="float">
            <text:p>161,9</text:p>
          </table:table-cell>
          <table:table-cell office:value-type="float" office:value="157.88" calcext:value-type="float">
            <text:p>157,88</text:p>
          </table:table-cell>
          <table:table-cell office:value-type="float" office:value="162.16" calcext:value-type="float">
            <text:p>162,16</text:p>
          </table:table-cell>
          <table:table-cell office:value-type="float" office:value="155.421" calcext:value-type="float">
            <text:p>155,421</text:p>
          </table:table-cell>
        </table:table-row>
        <table:table-row table:style-name="ro2">
          <table:table-cell office:value-type="string" calcext:value-type="string">
            <text:p>Quake_2012_10_3</text:p>
          </table:table-cell>
          <table:table-cell office:value-type="float" office:value="270.48" calcext:value-type="float">
            <text:p>270,48</text:p>
          </table:table-cell>
          <table:table-cell office:value-type="float" office:value="358.3" calcext:value-type="float">
            <text:p>358,3</text:p>
          </table:table-cell>
          <table:table-cell office:value-type="float" office:value="170.704" calcext:value-type="float">
            <text:p>170,704</text:p>
          </table:table-cell>
          <table:table-cell office:value-type="float" office:value="220.23" calcext:value-type="float">
            <text:p>220,23</text:p>
          </table:table-cell>
          <table:table-cell office:value-type="float" office:value="176.566" calcext:value-type="float">
            <text:p>176,566</text:p>
          </table:table-cell>
          <table:table-cell office:value-type="float" office:value="185.83" calcext:value-type="float">
            <text:p>185,83</text:p>
          </table:table-cell>
          <table:table-cell office:value-type="float" office:value="195.32" calcext:value-type="float">
            <text:p>195,32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4</text:p>
          </table:table-cell>
          <table:table-cell office:value-type="float" office:value="208.27" calcext:value-type="float">
            <text:p>208,27</text:p>
          </table:table-cell>
          <table:table-cell office:value-type="float" office:value="322.54" calcext:value-type="float">
            <text:p>322,54</text:p>
          </table:table-cell>
          <table:table-cell office:value-type="float" office:value="291.406" calcext:value-type="float">
            <text:p>291,406</text:p>
          </table:table-cell>
          <table:table-cell office:value-type="float" office:value="252.49" calcext:value-type="float">
            <text:p>252,49</text:p>
          </table:table-cell>
          <table:table-cell office:value-type="float" office:value="195.446" calcext:value-type="float">
            <text:p>195,446</text:p>
          </table:table-cell>
          <table:table-cell office:value-type="float" office:value="191.41" calcext:value-type="float">
            <text:p>191,41</text:p>
          </table:table-cell>
          <table:table-cell office:value-type="float" office:value="191.63" calcext:value-type="float">
            <text:p>191,63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5</text:p>
          </table:table-cell>
          <table:table-cell office:value-type="float" office:value="254.28" calcext:value-type="float">
            <text:p>254,28</text:p>
          </table:table-cell>
          <table:table-cell office:value-type="float" office:value="310.525" calcext:value-type="float">
            <text:p>310,525</text:p>
          </table:table-cell>
          <table:table-cell office:value-type="float" office:value="181.699" calcext:value-type="float">
            <text:p>181,699</text:p>
          </table:table-cell>
          <table:table-cell office:value-type="float" office:value="208.44" calcext:value-type="float">
            <text:p>208,44</text:p>
          </table:table-cell>
          <table:table-cell office:value-type="float" office:value="168.252" calcext:value-type="float">
            <text:p>168,252</text:p>
          </table:table-cell>
          <table:table-cell office:value-type="float" office:value="165.41" calcext:value-type="float">
            <text:p>165,41</text:p>
          </table:table-cell>
          <table:table-cell office:value-type="float" office:value="166.19" calcext:value-type="float">
            <text:p>166,19</text:p>
          </table:table-cell>
          <table:table-cell office:value-type="float" office:value="166.565" calcext:value-type="float">
            <text:p>166,565</text:p>
          </table:table-cell>
        </table:table-row>
        <table:table-row table:style-name="ro2">
          <table:table-cell office:value-type="string" calcext:value-type="string">
            <text:p>Quake_2012_10_6</text:p>
          </table:table-cell>
          <table:table-cell office:value-type="float" office:value="253.44" calcext:value-type="float">
            <text:p>253,44</text:p>
          </table:table-cell>
          <table:table-cell office:value-type="float" office:value="278.548" calcext:value-type="float">
            <text:p>278,548</text:p>
          </table:table-cell>
          <table:table-cell office:value-type="float" office:value="173.676" calcext:value-type="float">
            <text:p>173,676</text:p>
          </table:table-cell>
          <table:table-cell office:value-type="float" office:value="236.36" calcext:value-type="float">
            <text:p>236,36</text:p>
          </table:table-cell>
          <table:table-cell office:value-type="float" office:value="168.705" calcext:value-type="float">
            <text:p>168,705</text:p>
          </table:table-cell>
          <table:table-cell office:value-type="float" office:value="167.62" calcext:value-type="float">
            <text:p>167,62</text:p>
          </table:table-cell>
          <table:table-cell office:value-type="float" office:value="213.1" calcext:value-type="float">
            <text:p>213,1</text:p>
          </table:table-cell>
          <table:table-cell office:value-type="float" office:value="162.978" calcext:value-type="float">
            <text:p>162,978</text:p>
          </table:table-cell>
        </table:table-row>
        <table:table-row table:style-name="ro2">
          <table:table-cell office:value-type="string" calcext:value-type="string">
            <text:p>Quake_2012_10_7</text:p>
          </table:table-cell>
          <table:table-cell office:value-type="float" office:value="147" calcext:value-type="float">
            <text:p>147</text:p>
          </table:table-cell>
          <table:table-cell office:value-type="float" office:value="339.575" calcext:value-type="float">
            <text:p>339,575</text:p>
          </table:table-cell>
          <table:table-cell office:value-type="float" office:value="428.55" calcext:value-type="float">
            <text:p>428,55</text:p>
          </table:table-cell>
          <table:table-cell office:value-type="float" office:value="199.45" calcext:value-type="float">
            <text:p>199,45</text:p>
          </table:table-cell>
          <table:table-cell office:value-type="float" office:value="178.638" calcext:value-type="float">
            <text:p>178,638</text:p>
          </table:table-cell>
          <table:table-cell office:value-type="float" office:value="141.08" calcext:value-type="float">
            <text:p>141,08</text:p>
          </table:table-cell>
          <table:table-cell office:value-type="float" office:value="141.91" calcext:value-type="float">
            <text:p>141,91</text:p>
          </table:table-cell>
          <table:table-cell office:value-type="float" office:value="139.39" calcext:value-type="float">
            <text:p>139,39</text:p>
          </table:table-cell>
        </table:table-row>
        <table:table-row table:style-name="ro2">
          <table:table-cell office:value-type="string" calcext:value-type="string">
            <text:p>Quake_2012_10_8</text:p>
          </table:table-cell>
          <table:table-cell office:value-type="float" office:value="252.24" calcext:value-type="float">
            <text:p>252,24</text:p>
          </table:table-cell>
          <table:table-cell office:value-type="float" office:value="280.287" calcext:value-type="float">
            <text:p>280,287</text:p>
          </table:table-cell>
          <table:table-cell office:value-type="float" office:value="642.396" calcext:value-type="float">
            <text:p>642,396</text:p>
          </table:table-cell>
          <table:table-cell office:value-type="float" office:value="210.81" calcext:value-type="float">
            <text:p>210,81</text:p>
          </table:table-cell>
          <table:table-cell office:value-type="float" office:value="166.995" calcext:value-type="float">
            <text:p>166,995</text:p>
          </table:table-cell>
          <table:table-cell office:value-type="float" office:value="163.72" calcext:value-type="float">
            <text:p>163,72</text:p>
          </table:table-cell>
          <table:table-cell office:value-type="float" office:value="167.31" calcext:value-type="float">
            <text:p>167,31</text:p>
          </table:table-cell>
          <table:table-cell office:value-type="float" office:value="157.879" calcext:value-type="float">
            <text:p>157,879</text:p>
          </table:table-cell>
        </table:table-row>
        <table:table-row table:style-name="ro2">
          <table:table-cell office:value-type="string" calcext:value-type="string">
            <text:p>Quake_2012_10_9</text:p>
          </table:table-cell>
          <table:table-cell office:value-type="float" office:value="265.71" calcext:value-type="float">
            <text:p>265,71</text:p>
          </table:table-cell>
          <table:table-cell office:value-type="float" office:value="337.739" calcext:value-type="float">
            <text:p>337,739</text:p>
          </table:table-cell>
          <table:table-cell office:value-type="float" office:value="176.67" calcext:value-type="float">
            <text:p>176,67</text:p>
          </table:table-cell>
          <table:table-cell office:value-type="float" office:value="212.31" calcext:value-type="float">
            <text:p>212,31</text:p>
          </table:table-cell>
          <table:table-cell office:value-type="float" office:value="177.801" calcext:value-type="float">
            <text:p>177,801</text:p>
          </table:table-cell>
          <table:table-cell office:value-type="float" office:value="172.93" calcext:value-type="float">
            <text:p>172,93</text:p>
          </table:table-cell>
          <table:table-cell office:value-type="float" office:value="176.41" calcext:value-type="float">
            <text:p>176,41</text:p>
          </table:table-cell>
          <table:table-cell office:value-type="float" office:value="178.371" calcext:value-type="float">
            <text:p>178,371</text:p>
          </table:table-cell>
        </table:table-row>
        <table:table-row table:style-name="ro2">
          <table:table-cell office:value-type="string" calcext:value-type="string">
            <text:p>Quake_2012_10_10</text:p>
          </table:table-cell>
          <table:table-cell office:value-type="float" office:value="199.8" calcext:value-type="float">
            <text:p>199,8</text:p>
          </table:table-cell>
          <table:table-cell office:value-type="float" office:value="336.499" calcext:value-type="float">
            <text:p>336,499</text:p>
          </table:table-cell>
          <table:table-cell office:value-type="float" office:value="193.22" calcext:value-type="float">
            <text:p>193,22</text:p>
          </table:table-cell>
          <table:table-cell office:value-type="float" office:value="249.82" calcext:value-type="float">
            <text:p>249,82</text:p>
          </table:table-cell>
          <table:table-cell office:value-type="float" office:value="177.586" calcext:value-type="float">
            <text:p>177,586</text:p>
          </table:table-cell>
          <table:table-cell office:value-type="float" office:value="176.43" calcext:value-type="float">
            <text:p>176,43</text:p>
          </table:table-cell>
          <table:table-cell office:value-type="float" office:value="190.85" calcext:value-type="float">
            <text:p>190,85</text:p>
          </table:table-cell>
          <table:table-cell office:value-type="float" office:value="337.684" calcext:value-type="float">
            <text:p>337,684</text:p>
          </table:table-cell>
        </table:table-row>
        <table:table-row table:style-name="ro2">
          <table:table-cell office:value-type="string" calcext:value-type="string">
            <text:p>DIVIDE(987)</text:p>
          </table:table-cell>
          <table:table-cell table:style-name="ce17" table:formula="of:=AVERAGE([.B2:.B11])" office:value-type="float" office:value="225.798" calcext:value-type="float">
            <text:p>225,798</text:p>
          </table:table-cell>
          <table:table-cell table:style-name="ce17" table:formula="of:=AVERAGE([.C2:.C11])" office:value-type="float" office:value="325.9644" calcext:value-type="float">
            <text:p>325,9644</text:p>
          </table:table-cell>
          <table:table-cell table:style-name="ce17" table:formula="of:=AVERAGE([.D2:.D11])" office:value-type="float" office:value="440.7365" calcext:value-type="float">
            <text:p>440,7365</text:p>
          </table:table-cell>
          <table:table-cell table:style-name="ce17" table:formula="of:=AVERAGE([.E2:.E11])" office:value-type="float" office:value="221.98" calcext:value-type="float">
            <text:p>221,98</text:p>
          </table:table-cell>
          <table:table-cell table:style-name="ce17" table:formula="of:=AVERAGE([.F2:.F11])" office:value-type="float" office:value="172.8029" calcext:value-type="float">
            <text:p>172,8029</text:p>
          </table:table-cell>
          <table:table-cell table:style-name="ce17" table:formula="of:=AVERAGE([.G2:.G11])" office:value-type="float" office:value="167.393" calcext:value-type="float">
            <text:p>167,393</text:p>
          </table:table-cell>
          <table:table-cell table:style-name="ce17" table:formula="of:=AVERAGE([.H2:.H11])" office:value-type="float" office:value="175.637" calcext:value-type="float">
            <text:p>175,637</text:p>
          </table:table-cell>
          <table:table-cell table:style-name="ce17" table:formula="of:=AVERAGE([.I2:.I11])" office:value-type="float" office:value="183.1874" calcext:value-type="float">
            <text:p>183,1874</text:p>
          </table:table-cell>
        </table:table-row>
        <table:table-row table:style-name="ro2">
          <table:table-cell/>
          <table:table-cell table:formula="of:=[.B12]/987" office:value-type="float" office:value="0.228772036474164" calcext:value-type="float">
            <text:p>0,228772036474164</text:p>
          </table:table-cell>
          <table:table-cell table:formula="of:=[.C12]/987" office:value-type="float" office:value="0.330257750759878" calcext:value-type="float">
            <text:p>0,330257750759878</text:p>
          </table:table-cell>
          <table:table-cell table:formula="of:=[.D12]/987" office:value-type="float" office:value="0.446541540020263" calcext:value-type="float">
            <text:p>0,446541540020263</text:p>
          </table:table-cell>
          <table:table-cell table:formula="of:=[.E12]/987" office:value-type="float" office:value="0.224903748733536" calcext:value-type="float">
            <text:p>0,224903748733536</text:p>
          </table:table-cell>
          <table:table-cell table:formula="of:=[.F12]/987" office:value-type="float" office:value="0.175078926038501" calcext:value-type="float">
            <text:p>0,175078926038501</text:p>
          </table:table-cell>
          <table:table-cell table:formula="of:=[.G12]/987" office:value-type="float" office:value="0.169597771023303" calcext:value-type="float">
            <text:p>0,169597771023303</text:p>
          </table:table-cell>
          <table:table-cell table:formula="of:=[.H12]/987" office:value-type="float" office:value="0.177950354609929" calcext:value-type="float">
            <text:p>0,177950354609929</text:p>
          </table:table-cell>
          <table:table-cell table:formula="of:=[.I12]/987" office:value-type="float" office:value="0.185600202634245" calcext:value-type="float">
            <text:p>0,185600202634245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25_1</text:p>
          </table:table-cell>
          <table:table-cell office:value-type="float" office:value="234.53" calcext:value-type="float">
            <text:p>234,53</text:p>
          </table:table-cell>
          <table:table-cell office:value-type="float" office:value="405.374" calcext:value-type="float">
            <text:p>405,374</text:p>
          </table:table-cell>
          <table:table-cell office:value-type="float" office:value="225.098" calcext:value-type="float">
            <text:p>225,098</text:p>
          </table:table-cell>
          <table:table-cell office:value-type="float" office:value="289.67" calcext:value-type="float">
            <text:p>289,67</text:p>
          </table:table-cell>
          <table:table-cell office:value-type="float" office:value="216.303" calcext:value-type="float">
            <text:p>216,303</text:p>
          </table:table-cell>
          <table:table-cell office:value-type="float" office:value="211.76" calcext:value-type="float">
            <text:p>211,76</text:p>
          </table:table-cell>
          <table:table-cell office:value-type="float" office:value="208.22" calcext:value-type="float">
            <text:p>208,22</text:p>
          </table:table-cell>
          <table:table-cell office:value-type="float" office:value="206.173" calcext:value-type="float">
            <text:p>206,173</text:p>
          </table:table-cell>
        </table:table-row>
        <table:table-row table:style-name="ro2">
          <table:table-cell office:value-type="string" calcext:value-type="string">
            <text:p>Quake_2012_25_2</text:p>
          </table:table-cell>
          <table:table-cell office:value-type="float" office:value="200.17" calcext:value-type="float">
            <text:p>200,17</text:p>
          </table:table-cell>
          <table:table-cell office:value-type="float" office:value="313.447" calcext:value-type="float">
            <text:p>313,447</text:p>
          </table:table-cell>
          <table:table-cell office:value-type="float" office:value="167.83" calcext:value-type="float">
            <text:p>167,83</text:p>
          </table:table-cell>
          <table:table-cell office:value-type="float" office:value="276.06" calcext:value-type="float">
            <text:p>276,06</text:p>
          </table:table-cell>
          <table:table-cell office:value-type="float" office:value="173.189" calcext:value-type="float">
            <text:p>173,189</text:p>
          </table:table-cell>
          <table:table-cell office:value-type="float" office:value="168.81" calcext:value-type="float">
            <text:p>168,81</text:p>
          </table:table-cell>
          <table:table-cell office:value-type="float" office:value="198.66" calcext:value-type="float">
            <text:p>198,66</text:p>
          </table:table-cell>
          <table:table-cell office:value-type="float" office:value="166.049" calcext:value-type="float">
            <text:p>166,049</text:p>
          </table:table-cell>
        </table:table-row>
        <table:table-row table:style-name="ro2">
          <table:table-cell office:value-type="string" calcext:value-type="string">
            <text:p>Quake_2012_25_3</text:p>
          </table:table-cell>
          <table:table-cell office:value-type="float" office:value="210.56" calcext:value-type="float">
            <text:p>210,56</text:p>
          </table:table-cell>
          <table:table-cell office:value-type="float" office:value="383.201" calcext:value-type="float">
            <text:p>383,201</text:p>
          </table:table-cell>
          <table:table-cell office:value-type="float" office:value="213.534" calcext:value-type="float">
            <text:p>213,534</text:p>
          </table:table-cell>
          <table:table-cell office:value-type="float" office:value="236.699" calcext:value-type="float">
            <text:p>236,699</text:p>
          </table:table-cell>
          <table:table-cell office:value-type="float" office:value="187.128" calcext:value-type="float">
            <text:p>187,128</text:p>
          </table:table-cell>
          <table:table-cell office:value-type="float" office:value="183.47" calcext:value-type="float">
            <text:p>183,47</text:p>
          </table:table-cell>
          <table:table-cell office:value-type="float" office:value="186.43" calcext:value-type="float">
            <text:p>186,43</text:p>
          </table:table-cell>
          <table:table-cell office:value-type="float" office:value="182.637" calcext:value-type="float">
            <text:p>182,637</text:p>
          </table:table-cell>
        </table:table-row>
        <table:table-row table:style-name="ro2">
          <table:table-cell office:value-type="string" calcext:value-type="string">
            <text:p>Quake_2012_25_4</text:p>
          </table:table-cell>
          <table:table-cell office:value-type="float" office:value="203.18" calcext:value-type="float">
            <text:p>203,18</text:p>
          </table:table-cell>
          <table:table-cell office:value-type="float" office:value="378.423" calcext:value-type="float">
            <text:p>378,423</text:p>
          </table:table-cell>
          <table:table-cell office:value-type="float" office:value="234.407" calcext:value-type="float">
            <text:p>234,407</text:p>
          </table:table-cell>
          <table:table-cell office:value-type="float" office:value="242.93" calcext:value-type="float">
            <text:p>242,93</text:p>
          </table:table-cell>
          <table:table-cell office:value-type="float" office:value="191.034" calcext:value-type="float">
            <text:p>191,034</text:p>
          </table:table-cell>
          <table:table-cell office:value-type="float" office:value="181.76" calcext:value-type="float">
            <text:p>181,76</text:p>
          </table:table-cell>
          <table:table-cell office:value-type="float" office:value="224.02" calcext:value-type="float">
            <text:p>224,02</text:p>
          </table:table-cell>
          <table:table-cell office:value-type="float" office:value="177.941" calcext:value-type="float">
            <text:p>177,941</text:p>
          </table:table-cell>
        </table:table-row>
        <table:table-row table:style-name="ro2">
          <table:table-cell office:value-type="string" calcext:value-type="string">
            <text:p>Quake_2012_25_5</text:p>
          </table:table-cell>
          <table:table-cell office:value-type="float" office:value="211.37" calcext:value-type="float">
            <text:p>211,37</text:p>
          </table:table-cell>
          <table:table-cell office:value-type="float" office:value="363.379" calcext:value-type="float">
            <text:p>363,379</text:p>
          </table:table-cell>
          <table:table-cell office:value-type="float" office:value="207.646" calcext:value-type="float">
            <text:p>207,646</text:p>
          </table:table-cell>
          <table:table-cell office:value-type="float" office:value="262.198" calcext:value-type="float">
            <text:p>262,198</text:p>
          </table:table-cell>
          <table:table-cell office:value-type="float" office:value="180.633" calcext:value-type="float">
            <text:p>180,633</text:p>
          </table:table-cell>
          <table:table-cell office:value-type="float" office:value="176.33" calcext:value-type="float">
            <text:p>176,33</text:p>
          </table:table-cell>
          <table:table-cell office:value-type="float" office:value="172.68" calcext:value-type="float">
            <text:p>172,68</text:p>
          </table:table-cell>
          <table:table-cell office:value-type="float" office:value="173.735" calcext:value-type="float">
            <text:p>173,735</text:p>
          </table:table-cell>
        </table:table-row>
        <table:table-row table:style-name="ro2">
          <table:table-cell office:value-type="string" calcext:value-type="string">
            <text:p>Quake_2012_25_6</text:p>
          </table:table-cell>
          <table:table-cell office:value-type="float" office:value="178.74" calcext:value-type="float">
            <text:p>178,74</text:p>
          </table:table-cell>
          <table:table-cell office:value-type="float" office:value="332.965" calcext:value-type="float">
            <text:p>332,965</text:p>
          </table:table-cell>
          <table:table-cell office:value-type="float" office:value="199.06" calcext:value-type="float">
            <text:p>199,06</text:p>
          </table:table-cell>
          <table:table-cell office:value-type="float" office:value="202.9" calcext:value-type="float">
            <text:p>202,9</text:p>
          </table:table-cell>
          <table:table-cell office:value-type="float" office:value="173.607" calcext:value-type="float">
            <text:p>173,607</text:p>
          </table:table-cell>
          <table:table-cell office:value-type="float" office:value="169.73" calcext:value-type="float">
            <text:p>169,73</text:p>
          </table:table-cell>
          <table:table-cell table:number-columns-repeated="2" office:value-type="float" office:value="164.004" calcext:value-type="float">
            <text:p>164,004</text:p>
          </table:table-cell>
        </table:table-row>
        <table:table-row table:style-name="ro2">
          <table:table-cell office:value-type="string" calcext:value-type="string">
            <text:p>Quake_2012_25_7</text:p>
          </table:table-cell>
          <table:table-cell office:value-type="float" office:value="206.56" calcext:value-type="float">
            <text:p>206,56</text:p>
          </table:table-cell>
          <table:table-cell office:value-type="float" office:value="364.266" calcext:value-type="float">
            <text:p>364,266</text:p>
          </table:table-cell>
          <table:table-cell office:value-type="float" office:value="3238.207" calcext:value-type="float">
            <text:p>3238,207</text:p>
          </table:table-cell>
          <table:table-cell office:value-type="float" office:value="285.583" calcext:value-type="float">
            <text:p>285,583</text:p>
          </table:table-cell>
          <table:table-cell office:value-type="float" office:value="181.548" calcext:value-type="float">
            <text:p>181,548</text:p>
          </table:table-cell>
          <table:table-cell office:value-type="float" office:value="179.29" calcext:value-type="float">
            <text:p>179,29</text:p>
          </table:table-cell>
          <table:table-cell office:value-type="float" office:value="175.5" calcext:value-type="float">
            <text:p>175,5</text:p>
          </table:table-cell>
          <table:table-cell office:value-type="float" office:value="172.199" calcext:value-type="float">
            <text:p>172,199</text:p>
          </table:table-cell>
        </table:table-row>
        <table:table-row table:style-name="ro2">
          <table:table-cell office:value-type="string" calcext:value-type="string">
            <text:p>Quake_2012_25_8</text:p>
          </table:table-cell>
          <table:table-cell office:value-type="float" office:value="189.13" calcext:value-type="float">
            <text:p>189,13</text:p>
          </table:table-cell>
          <table:table-cell office:value-type="float" office:value="352.474" calcext:value-type="float">
            <text:p>352,474</text:p>
          </table:table-cell>
          <table:table-cell office:value-type="float" office:value="2020.512" calcext:value-type="float">
            <text:p>2020,512</text:p>
          </table:table-cell>
          <table:table-cell office:value-type="float" office:value="249.582" calcext:value-type="float">
            <text:p>249,582</text:p>
          </table:table-cell>
          <table:table-cell office:value-type="float" office:value="170.293" calcext:value-type="float">
            <text:p>170,293</text:p>
          </table:table-cell>
          <table:table-cell office:value-type="float" office:value="167.22" calcext:value-type="float">
            <text:p>167,22</text:p>
          </table:table-cell>
          <table:table-cell office:value-type="float" office:value="168.72" calcext:value-type="float">
            <text:p>168,72</text:p>
          </table:table-cell>
          <table:table-cell office:value-type="float" office:value="164.941" calcext:value-type="float">
            <text:p>164,941</text:p>
          </table:table-cell>
        </table:table-row>
        <table:table-row table:style-name="ro2">
          <table:table-cell office:value-type="string" calcext:value-type="string">
            <text:p>Quake_2012_25_9</text:p>
          </table:table-cell>
          <table:table-cell office:value-type="float" office:value="199.41" calcext:value-type="float">
            <text:p>199,41</text:p>
          </table:table-cell>
          <table:table-cell office:value-type="float" office:value="350.672" calcext:value-type="float">
            <text:p>350,672</text:p>
          </table:table-cell>
          <table:table-cell office:value-type="float" office:value="359.472" calcext:value-type="float">
            <text:p>359,472</text:p>
          </table:table-cell>
          <table:table-cell office:value-type="float" office:value="250.5499" calcext:value-type="float">
            <text:p>250,5499</text:p>
          </table:table-cell>
          <table:table-cell office:value-type="float" office:value="182.595" calcext:value-type="float">
            <text:p>182,595</text:p>
          </table:table-cell>
          <table:table-cell office:value-type="float" office:value="178.96" calcext:value-type="float">
            <text:p>178,96</text:p>
          </table:table-cell>
          <table:table-cell office:value-type="float" office:value="197.63" calcext:value-type="float">
            <text:p>197,63</text:p>
          </table:table-cell>
          <table:table-cell office:value-type="float" office:value="178.155" calcext:value-type="float">
            <text:p>178,155</text:p>
          </table:table-cell>
        </table:table-row>
        <table:table-row table:style-name="ro2">
          <table:table-cell office:value-type="string" calcext:value-type="string">
            <text:p>Quake_2012_25_10</text:p>
          </table:table-cell>
          <table:table-cell office:value-type="float" office:value="205.31" calcext:value-type="float">
            <text:p>205,31</text:p>
          </table:table-cell>
          <table:table-cell office:value-type="float" office:value="314.627" calcext:value-type="float">
            <text:p>314,627</text:p>
          </table:table-cell>
          <table:table-cell office:value-type="float" office:value="1172.921" calcext:value-type="float">
            <text:p>1172,921</text:p>
          </table:table-cell>
          <table:table-cell office:value-type="float" office:value="252.924" calcext:value-type="float">
            <text:p>252,924</text:p>
          </table:table-cell>
          <table:table-cell office:value-type="float" office:value="181.974" calcext:value-type="float">
            <text:p>181,974</text:p>
          </table:table-cell>
          <table:table-cell office:value-type="float" office:value="177.97" calcext:value-type="float">
            <text:p>177,97</text:p>
          </table:table-cell>
          <table:table-cell office:value-type="float" office:value="174.75" calcext:value-type="float">
            <text:p>174,75</text:p>
          </table:table-cell>
          <table:table-cell office:value-type="float" office:value="172.987" calcext:value-type="float">
            <text:p>172,987</text:p>
          </table:table-cell>
        </table:table-row>
        <table:table-row table:style-name="ro2">
          <table:table-cell office:value-type="string" calcext:value-type="string">
            <text:p>DIVIDE(1076)</text:p>
          </table:table-cell>
          <table:table-cell table:style-name="ce17" table:formula="of:=AVERAGE([.B16:.B25])" office:value-type="float" office:value="203.896" calcext:value-type="float">
            <text:p>203,896</text:p>
          </table:table-cell>
          <table:table-cell table:style-name="ce17" table:formula="of:=AVERAGE([.C16:.C25])" office:value-type="float" office:value="355.8828" calcext:value-type="float">
            <text:p>355,8828</text:p>
          </table:table-cell>
          <table:table-cell table:style-name="ce17" table:formula="of:=AVERAGE([.D16:.D25])" office:value-type="float" office:value="803.8687" calcext:value-type="float">
            <text:p>803,8687</text:p>
          </table:table-cell>
          <table:table-cell table:style-name="ce17" table:formula="of:=AVERAGE([.E16:.E25])" office:value-type="float" office:value="254.90959" calcext:value-type="float">
            <text:p>254,90959</text:p>
          </table:table-cell>
          <table:table-cell table:style-name="ce17" table:formula="of:=AVERAGE([.F16:.F25])" office:value-type="float" office:value="183.8304" calcext:value-type="float">
            <text:p>183,8304</text:p>
          </table:table-cell>
          <table:table-cell table:style-name="ce17" table:formula="of:=AVERAGE([.G16:.G25])" office:value-type="float" office:value="179.53" calcext:value-type="float">
            <text:p>179,53</text:p>
          </table:table-cell>
          <table:table-cell table:style-name="ce17" table:formula="of:=AVERAGE([.H16:.H25])" office:value-type="float" office:value="187.0614" calcext:value-type="float">
            <text:p>187,0614</text:p>
          </table:table-cell>
          <table:table-cell table:style-name="ce17" table:formula="of:=AVERAGE([.I16:.I25])" office:value-type="float" office:value="175.8821" calcext:value-type="float">
            <text:p>175,8821</text:p>
          </table:table-cell>
        </table:table-row>
        <table:table-row table:style-name="ro2">
          <table:table-cell/>
          <table:table-cell table:formula="of:=[.B26]/1076" office:value-type="float" office:value="0.189494423791822" calcext:value-type="float">
            <text:p>0,189494423791822</text:p>
          </table:table-cell>
          <table:table-cell table:formula="of:=[.C26]/1076" office:value-type="float" office:value="0.330746096654275" calcext:value-type="float">
            <text:p>0,330746096654275</text:p>
          </table:table-cell>
          <table:table-cell table:formula="of:=[.D26]/1076" office:value-type="float" office:value="0.747089869888476" calcext:value-type="float">
            <text:p>0,747089869888476</text:p>
          </table:table-cell>
          <table:table-cell table:formula="of:=[.E26]/1076" office:value-type="float" office:value="0.236904823420074" calcext:value-type="float">
            <text:p>0,236904823420074</text:p>
          </table:table-cell>
          <table:table-cell table:formula="of:=[.F26]/1076" office:value-type="float" office:value="0.170846096654275" calcext:value-type="float">
            <text:p>0,170846096654275</text:p>
          </table:table-cell>
          <table:table-cell table:formula="of:=[.G26]/1076" office:value-type="float" office:value="0.166849442379182" calcext:value-type="float">
            <text:p>0,166849442379182</text:p>
          </table:table-cell>
          <table:table-cell table:formula="of:=[.H26]/1076" office:value-type="float" office:value="0.173848884758364" calcext:value-type="float">
            <text:p>0,173848884758364</text:p>
          </table:table-cell>
          <table:table-cell table:formula="of:=[.I26]/1076" office:value-type="float" office:value="0.163459200743494" calcext:value-type="float">
            <text:p>0,163459200743494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_1</text:p>
          </table:table-cell>
          <table:table-cell office:value-type="float" office:value="214.87" calcext:value-type="float">
            <text:p>214,87</text:p>
          </table:table-cell>
          <table:table-cell office:value-type="float" office:value="342.696" calcext:value-type="float">
            <text:p>342,696</text:p>
          </table:table-cell>
          <table:table-cell office:value-type="float" office:value="206.764" calcext:value-type="float">
            <text:p>206,764</text:p>
          </table:table-cell>
          <table:table-cell office:value-type="float" office:value="294.989" calcext:value-type="float">
            <text:p>294,989</text:p>
          </table:table-cell>
          <table:table-cell office:value-type="float" office:value="245.81" calcext:value-type="float">
            <text:p>245,81</text:p>
          </table:table-cell>
          <table:table-cell office:value-type="float" office:value="203.701" calcext:value-type="float">
            <text:p>203,701</text:p>
          </table:table-cell>
          <table:table-cell office:value-type="float" office:value="201.75" calcext:value-type="float">
            <text:p>201,75</text:p>
          </table:table-cell>
          <table:table-cell office:value-type="float" office:value="195.871" calcext:value-type="float">
            <text:p>195,871</text:p>
          </table:table-cell>
        </table:table-row>
        <table:table-row table:style-name="ro2">
          <table:table-cell office:value-type="string" calcext:value-type="string">
            <text:p>Quake_2012_50_2</text:p>
          </table:table-cell>
          <table:table-cell office:value-type="float" office:value="204.76" calcext:value-type="float">
            <text:p>204,76</text:p>
          </table:table-cell>
          <table:table-cell office:value-type="float" office:value="330.589" calcext:value-type="float">
            <text:p>330,589</text:p>
          </table:table-cell>
          <table:table-cell office:value-type="float" office:value="186.183" calcext:value-type="float">
            <text:p>186,183</text:p>
          </table:table-cell>
          <table:table-cell office:value-type="float" office:value="258.773" calcext:value-type="float">
            <text:p>258,773</text:p>
          </table:table-cell>
          <table:table-cell office:value-type="float" office:value="192.646" calcext:value-type="float">
            <text:p>192,646</text:p>
          </table:table-cell>
          <table:table-cell office:value-type="float" office:value="187.34" calcext:value-type="float">
            <text:p>187,34</text:p>
          </table:table-cell>
          <table:table-cell office:value-type="float" office:value="188.44" calcext:value-type="float">
            <text:p>188,44</text:p>
          </table:table-cell>
          <table:table-cell office:value-type="float" office:value="184.399" calcext:value-type="float">
            <text:p>184,399</text:p>
          </table:table-cell>
        </table:table-row>
        <table:table-row table:style-name="ro2">
          <table:table-cell office:value-type="string" calcext:value-type="string">
            <text:p>Quake_2012_50_3</text:p>
          </table:table-cell>
          <table:table-cell office:value-type="float" office:value="208.02" calcext:value-type="float">
            <text:p>208,02</text:p>
          </table:table-cell>
          <table:table-cell office:value-type="float" office:value="364.76" calcext:value-type="float">
            <text:p>364,76</text:p>
          </table:table-cell>
          <table:table-cell office:value-type="float" office:value="193.359" calcext:value-type="float">
            <text:p>193,359</text:p>
          </table:table-cell>
          <table:table-cell office:value-type="float" office:value="282.865" calcext:value-type="float">
            <text:p>282,865</text:p>
          </table:table-cell>
          <table:table-cell office:value-type="float" office:value="199.713" calcext:value-type="float">
            <text:p>199,713</text:p>
          </table:table-cell>
          <table:table-cell office:value-type="float" office:value="197.44" calcext:value-type="float">
            <text:p>197,44</text:p>
          </table:table-cell>
          <table:table-cell office:value-type="float" office:value="203.68" calcext:value-type="float">
            <text:p>203,68</text:p>
          </table:table-cell>
          <table:table-cell office:value-type="float" office:value="191.122" calcext:value-type="float">
            <text:p>191,122</text:p>
          </table:table-cell>
        </table:table-row>
        <table:table-row table:style-name="ro2">
          <table:table-cell office:value-type="string" calcext:value-type="string">
            <text:p>Quake_2012_50_4</text:p>
          </table:table-cell>
          <table:table-cell office:value-type="float" office:value="186.99" calcext:value-type="float">
            <text:p>186,99</text:p>
          </table:table-cell>
          <table:table-cell office:value-type="float" office:value="340.507" calcext:value-type="float">
            <text:p>340,507</text:p>
          </table:table-cell>
          <table:table-cell office:value-type="float" office:value="261.479" calcext:value-type="float">
            <text:p>261,479</text:p>
          </table:table-cell>
          <table:table-cell office:value-type="float" office:value="270.029" calcext:value-type="float">
            <text:p>270,029</text:p>
          </table:table-cell>
          <table:table-cell office:value-type="float" office:value="180.854" calcext:value-type="float">
            <text:p>180,854</text:p>
          </table:table-cell>
          <table:table-cell office:value-type="float" office:value="176.289" calcext:value-type="float">
            <text:p>176,289</text:p>
          </table:table-cell>
          <table:table-cell office:value-type="float" office:value="190.08" calcext:value-type="float">
            <text:p>190,08</text:p>
          </table:table-cell>
          <table:table-cell office:value-type="float" office:value="175.363" calcext:value-type="float">
            <text:p>175,363</text:p>
          </table:table-cell>
        </table:table-row>
        <table:table-row table:style-name="ro2">
          <table:table-cell office:value-type="string" calcext:value-type="string">
            <text:p>Quake_2012_50_5</text:p>
          </table:table-cell>
          <table:table-cell office:value-type="float" office:value="239.405" calcext:value-type="float">
            <text:p>239,405</text:p>
          </table:table-cell>
          <table:table-cell office:value-type="float" office:value="494.789" calcext:value-type="float">
            <text:p>494,789</text:p>
          </table:table-cell>
          <table:table-cell office:value-type="float" office:value="456.881" calcext:value-type="float">
            <text:p>456,881</text:p>
          </table:table-cell>
          <table:table-cell office:value-type="float" office:value="292.686" calcext:value-type="float">
            <text:p>292,686</text:p>
          </table:table-cell>
          <table:table-cell office:value-type="float" office:value="220.562" calcext:value-type="float">
            <text:p>220,562</text:p>
          </table:table-cell>
          <table:table-cell office:value-type="float" office:value="218.603" calcext:value-type="float">
            <text:p>218,603</text:p>
          </table:table-cell>
          <table:table-cell office:value-type="float" office:value="215.59" calcext:value-type="float">
            <text:p>215,59</text:p>
          </table:table-cell>
          <table:table-cell office:value-type="float" office:value="212.392" calcext:value-type="float">
            <text:p>212,392</text:p>
          </table:table-cell>
        </table:table-row>
        <table:table-row table:style-name="ro2">
          <table:table-cell office:value-type="string" calcext:value-type="string">
            <text:p>Quake_2012_50_6</text:p>
          </table:table-cell>
          <table:table-cell office:value-type="float" office:value="211.596" calcext:value-type="float">
            <text:p>211,596</text:p>
          </table:table-cell>
          <table:table-cell office:value-type="float" office:value="483.588" calcext:value-type="float">
            <text:p>483,588</text:p>
          </table:table-cell>
          <table:table-cell office:value-type="float" office:value="181.224" calcext:value-type="float">
            <text:p>181,224</text:p>
          </table:table-cell>
          <table:table-cell office:value-type="float" office:value="259.933" calcext:value-type="float">
            <text:p>259,933</text:p>
          </table:table-cell>
          <table:table-cell office:value-type="float" office:value="228.868" calcext:value-type="float">
            <text:p>228,868</text:p>
          </table:table-cell>
          <table:table-cell office:value-type="float" office:value="186.37" calcext:value-type="float">
            <text:p>186,37</text:p>
          </table:table-cell>
          <table:table-cell office:value-type="float" office:value="187.07" calcext:value-type="float">
            <text:p>187,07</text:p>
          </table:table-cell>
          <table:table-cell office:value-type="float" office:value="184.652" calcext:value-type="float">
            <text:p>184,652</text:p>
          </table:table-cell>
        </table:table-row>
        <table:table-row table:style-name="ro2">
          <table:table-cell office:value-type="string" calcext:value-type="string">
            <text:p>Quake_2012_50_7</text:p>
          </table:table-cell>
          <table:table-cell office:value-type="float" office:value="207.26" calcext:value-type="float">
            <text:p>207,26</text:p>
          </table:table-cell>
          <table:table-cell office:value-type="float" office:value="585.339" calcext:value-type="float">
            <text:p>585,339</text:p>
          </table:table-cell>
          <table:table-cell office:value-type="float" office:value="223.327" calcext:value-type="float">
            <text:p>223,327</text:p>
          </table:table-cell>
          <table:table-cell office:value-type="float" office:value="265.096" calcext:value-type="float">
            <text:p>265,096</text:p>
          </table:table-cell>
          <table:table-cell office:value-type="float" office:value="196.005" calcext:value-type="float">
            <text:p>196,005</text:p>
          </table:table-cell>
          <table:table-cell office:value-type="float" office:value="192.14" calcext:value-type="float">
            <text:p>192,14</text:p>
          </table:table-cell>
          <table:table-cell office:value-type="float" office:value="379.11" calcext:value-type="float">
            <text:p>379,11</text:p>
          </table:table-cell>
          <table:table-cell office:value-type="float" office:value="188.22" calcext:value-type="float">
            <text:p>188,22</text:p>
          </table:table-cell>
        </table:table-row>
        <table:table-row table:style-name="ro2">
          <table:table-cell office:value-type="string" calcext:value-type="string">
            <text:p>Quake_2012_50_8</text:p>
          </table:table-cell>
          <table:table-cell office:value-type="float" office:value="221.54" calcext:value-type="float">
            <text:p>221,54</text:p>
          </table:table-cell>
          <table:table-cell office:value-type="float" office:value="414.342" calcext:value-type="float">
            <text:p>414,342</text:p>
          </table:table-cell>
          <table:table-cell office:value-type="float" office:value="214.613" calcext:value-type="float">
            <text:p>214,613</text:p>
          </table:table-cell>
          <table:table-cell office:value-type="float" office:value="290.026" calcext:value-type="float">
            <text:p>290,026</text:p>
          </table:table-cell>
          <table:table-cell office:value-type="float" office:value="216.271" calcext:value-type="float">
            <text:p>216,271</text:p>
          </table:table-cell>
          <table:table-cell office:value-type="float" office:value="216.09" calcext:value-type="float">
            <text:p>216,09</text:p>
          </table:table-cell>
          <table:table-cell office:value-type="float" office:value="213.08" calcext:value-type="float">
            <text:p>213,08</text:p>
          </table:table-cell>
          <table:table-cell office:value-type="float" office:value="210.6" calcext:value-type="float">
            <text:p>210,6</text:p>
          </table:table-cell>
        </table:table-row>
        <table:table-row table:style-name="ro2">
          <table:table-cell office:value-type="string" calcext:value-type="string">
            <text:p>Quake_2012_50_9</text:p>
          </table:table-cell>
          <table:table-cell office:value-type="float" office:value="221.47" calcext:value-type="float">
            <text:p>221,47</text:p>
          </table:table-cell>
          <table:table-cell office:value-type="float" office:value="562.416" calcext:value-type="float">
            <text:p>562,416</text:p>
          </table:table-cell>
          <table:table-cell office:value-type="float" office:value="219.846" calcext:value-type="float">
            <text:p>219,846</text:p>
          </table:table-cell>
          <table:table-cell office:value-type="float" office:value="308.173" calcext:value-type="float">
            <text:p>308,173</text:p>
          </table:table-cell>
          <table:table-cell office:value-type="float" office:value="213.004" calcext:value-type="float">
            <text:p>213,004</text:p>
          </table:table-cell>
          <table:table-cell office:value-type="float" office:value="208.079" calcext:value-type="float">
            <text:p>208,079</text:p>
          </table:table-cell>
          <table:table-cell office:value-type="float" office:value="211.12" calcext:value-type="float">
            <text:p>211,12</text:p>
          </table:table-cell>
          <table:table-cell office:value-type="float" office:value="205.372" calcext:value-type="float">
            <text:p>205,372</text:p>
          </table:table-cell>
        </table:table-row>
        <table:table-row table:style-name="ro2">
          <table:table-cell office:value-type="string" calcext:value-type="string">
            <text:p>Quake_2012_50_10</text:p>
          </table:table-cell>
          <table:table-cell office:value-type="float" office:value="202.16" calcext:value-type="float">
            <text:p>202,16</text:p>
          </table:table-cell>
          <table:table-cell office:value-type="float" office:value="326.836" calcext:value-type="float">
            <text:p>326,836</text:p>
          </table:table-cell>
          <table:table-cell office:value-type="float" office:value="307.657" calcext:value-type="float">
            <text:p>307,657</text:p>
          </table:table-cell>
          <table:table-cell office:value-type="float" office:value="264.352" calcext:value-type="float">
            <text:p>264,352</text:p>
          </table:table-cell>
          <table:table-cell office:value-type="float" office:value="185.957" calcext:value-type="float">
            <text:p>185,957</text:p>
          </table:table-cell>
          <table:table-cell office:value-type="float" office:value="179.2" calcext:value-type="float">
            <text:p>179,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78.839" calcext:value-type="float">
            <text:p>178,839</text:p>
          </table:table-cell>
        </table:table-row>
        <table:table-row table:style-name="ro2">
          <table:table-cell office:value-type="string" calcext:value-type="string">
            <text:p>DIVIDE(1191)</text:p>
          </table:table-cell>
          <table:table-cell table:style-name="ce17" table:formula="of:=AVERAGE([.B30:.B39])" office:value-type="float" office:value="211.8071" calcext:value-type="float">
            <text:p>211,8071</text:p>
          </table:table-cell>
          <table:table-cell table:style-name="ce17" table:formula="of:=AVERAGE([.C30:.C39])" office:value-type="float" office:value="424.5862" calcext:value-type="float">
            <text:p>424,5862</text:p>
          </table:table-cell>
          <table:table-cell table:style-name="ce17" table:formula="of:=AVERAGE([.D30:.D39])" office:value-type="float" office:value="245.1333" calcext:value-type="float">
            <text:p>245,1333</text:p>
          </table:table-cell>
          <table:table-cell table:style-name="ce17" table:formula="of:=AVERAGE([.E30:.E39])" office:value-type="float" office:value="278.6922" calcext:value-type="float">
            <text:p>278,6922</text:p>
          </table:table-cell>
          <table:table-cell table:style-name="ce17" table:formula="of:=AVERAGE([.F30:.F39])" office:value-type="float" office:value="207.969" calcext:value-type="float">
            <text:p>207,969</text:p>
          </table:table-cell>
          <table:table-cell table:style-name="ce17" table:formula="of:=AVERAGE([.G30:.G39])" office:value-type="float" office:value="196.5252" calcext:value-type="float">
            <text:p>196,5252</text:p>
          </table:table-cell>
          <table:table-cell table:style-name="ce17" table:formula="of:=AVERAGE([.H30:.H39])" office:value-type="float" office:value="219.009" calcext:value-type="float">
            <text:p>219,009</text:p>
          </table:table-cell>
          <table:table-cell table:style-name="ce17" table:formula="of:=AVERAGE([.I30:.I39])" office:value-type="float" office:value="192.683" calcext:value-type="float">
            <text:p>192,683</text:p>
          </table:table-cell>
        </table:table-row>
        <table:table-row table:style-name="ro2">
          <table:table-cell/>
          <table:table-cell table:formula="of:=[.B40]/1191" office:value-type="float" office:value="0.177839714525609" calcext:value-type="float">
            <text:p>0,177839714525609</text:p>
          </table:table-cell>
          <table:table-cell table:formula="of:=[.C40]/1191" office:value-type="float" office:value="0.356495549958018" calcext:value-type="float">
            <text:p>0,356495549958018</text:p>
          </table:table-cell>
          <table:table-cell table:formula="of:=[.D40]/1191" office:value-type="float" office:value="0.205821410579345" calcext:value-type="float">
            <text:p>0,205821410579345</text:p>
          </table:table-cell>
          <table:table-cell table:formula="of:=[.E40]/1191" office:value-type="float" office:value="0.233998488664987" calcext:value-type="float">
            <text:p>0,233998488664987</text:p>
          </table:table-cell>
          <table:table-cell table:formula="of:=[.F40]/1191" office:value-type="float" office:value="0.174617128463476" calcext:value-type="float">
            <text:p>0,174617128463476</text:p>
          </table:table-cell>
          <table:table-cell table:formula="of:=[.G40]/1191" office:value-type="float" office:value="0.165008564231738" calcext:value-type="float">
            <text:p>0,165008564231738</text:p>
          </table:table-cell>
          <table:table-cell table:formula="of:=[.H40]/1191" office:value-type="float" office:value="0.183886649874055" calcext:value-type="float">
            <text:p>0,183886649874055</text:p>
          </table:table-cell>
          <table:table-cell table:formula="of:=[.I40]/1191" office:value-type="float" office:value="0.161782535684299" calcext:value-type="float">
            <text:p>0,161782535684299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0_1</text:p>
          </table:table-cell>
          <table:table-cell office:value-type="float" office:value="210.18" calcext:value-type="float">
            <text:p>210,18</text:p>
          </table:table-cell>
          <table:table-cell office:value-type="float" office:value="460.393" calcext:value-type="float">
            <text:p>460,393</text:p>
          </table:table-cell>
          <table:table-cell office:value-type="float" office:value="207.197" calcext:value-type="float">
            <text:p>207,197</text:p>
          </table:table-cell>
          <table:table-cell office:value-type="float" office:value="240.056" calcext:value-type="float">
            <text:p>240,056</text:p>
          </table:table-cell>
          <table:table-cell office:value-type="float" office:value="209.005" calcext:value-type="float">
            <text:p>209,005</text:p>
          </table:table-cell>
          <table:table-cell office:value-type="float" office:value="205.63" calcext:value-type="float">
            <text:p>205,63</text:p>
          </table:table-cell>
          <table:table-cell office:value-type="float" office:value="207.33" calcext:value-type="float">
            <text:p>207,33</text:p>
          </table:table-cell>
          <table:table-cell office:value-type="float" office:value="200.331" calcext:value-type="float">
            <text:p>200,331</text:p>
          </table:table-cell>
        </table:table-row>
        <table:table-row table:style-name="ro2">
          <table:table-cell office:value-type="string" calcext:value-type="string">
            <text:p>Quake_2012_100_2</text:p>
          </table:table-cell>
          <table:table-cell office:value-type="float" office:value="254.36" calcext:value-type="float">
            <text:p>254,36</text:p>
          </table:table-cell>
          <table:table-cell office:value-type="float" office:value="446.272" calcext:value-type="float">
            <text:p>446,272</text:p>
          </table:table-cell>
          <table:table-cell office:value-type="float" office:value="2048.074" calcext:value-type="float">
            <text:p>2048,074</text:p>
          </table:table-cell>
          <table:table-cell office:value-type="float" office:value="286.931" calcext:value-type="float">
            <text:p>286,931</text:p>
          </table:table-cell>
          <table:table-cell office:value-type="float" office:value="253.352" calcext:value-type="float">
            <text:p>253,352</text:p>
          </table:table-cell>
          <table:table-cell office:value-type="float" office:value="249.67" calcext:value-type="float">
            <text:p>249,67</text:p>
          </table:table-cell>
          <table:table-cell office:value-type="float" office:value="247.68" calcext:value-type="float">
            <text:p>247,68</text:p>
          </table:table-cell>
          <table:table-cell office:value-type="float" office:value="242.966" calcext:value-type="float">
            <text:p>242,966</text:p>
          </table:table-cell>
        </table:table-row>
        <table:table-row table:style-name="ro2">
          <table:table-cell office:value-type="string" calcext:value-type="string">
            <text:p>Quake_2012_100_3</text:p>
          </table:table-cell>
          <table:table-cell office:value-type="float" office:value="251.39" calcext:value-type="float">
            <text:p>251,39</text:p>
          </table:table-cell>
          <table:table-cell office:value-type="float" office:value="588.923" calcext:value-type="float">
            <text:p>588,923</text:p>
          </table:table-cell>
          <table:table-cell office:value-type="float" office:value="476.576" calcext:value-type="float">
            <text:p>476,576</text:p>
          </table:table-cell>
          <table:table-cell office:value-type="float" office:value="308.996" calcext:value-type="float">
            <text:p>308,996</text:p>
          </table:table-cell>
          <table:table-cell office:value-type="float" office:value="235.554" calcext:value-type="float">
            <text:p>235,554</text:p>
          </table:table-cell>
          <table:table-cell office:value-type="float" office:value="230.22" calcext:value-type="float">
            <text:p>230,22</text:p>
          </table:table-cell>
          <table:table-cell office:value-type="float" office:value="231.96" calcext:value-type="float">
            <text:p>231,96</text:p>
          </table:table-cell>
          <table:table-cell office:value-type="float" office:value="231.834" calcext:value-type="float">
            <text:p>231,834</text:p>
          </table:table-cell>
        </table:table-row>
        <table:table-row table:style-name="ro2">
          <table:table-cell office:value-type="string" calcext:value-type="string">
            <text:p>Quake_2012_100_4</text:p>
          </table:table-cell>
          <table:table-cell office:value-type="float" office:value="234.89" calcext:value-type="float">
            <text:p>234,89</text:p>
          </table:table-cell>
          <table:table-cell office:value-type="float" office:value="597.08" calcext:value-type="float">
            <text:p>597,08</text:p>
          </table:table-cell>
          <table:table-cell office:value-type="float" office:value="853.373" calcext:value-type="float">
            <text:p>853,373</text:p>
          </table:table-cell>
          <table:table-cell office:value-type="float" office:value="268.343" calcext:value-type="float">
            <text:p>268,343</text:p>
          </table:table-cell>
          <table:table-cell office:value-type="float" office:value="233.856" calcext:value-type="float">
            <text:p>233,856</text:p>
          </table:table-cell>
          <table:table-cell office:value-type="float" office:value="230.91" calcext:value-type="float">
            <text:p>230,91</text:p>
          </table:table-cell>
          <table:table-cell office:value-type="float" office:value="231.93" calcext:value-type="float">
            <text:p>231,93</text:p>
          </table:table-cell>
          <table:table-cell office:value-type="float" office:value="230.413" calcext:value-type="float">
            <text:p>230,413</text:p>
          </table:table-cell>
        </table:table-row>
        <table:table-row table:style-name="ro2">
          <table:table-cell office:value-type="string" calcext:value-type="string">
            <text:p>Quake_2012_100_5</text:p>
          </table:table-cell>
          <table:table-cell office:value-type="float" office:value="280.18" calcext:value-type="float">
            <text:p>280,18</text:p>
          </table:table-cell>
          <table:table-cell office:value-type="float" office:value="650.041" calcext:value-type="float">
            <text:p>650,041</text:p>
          </table:table-cell>
          <table:table-cell office:value-type="float" office:value="404.205" calcext:value-type="float">
            <text:p>404,205</text:p>
          </table:table-cell>
          <table:table-cell office:value-type="float" office:value="313.108" calcext:value-type="float">
            <text:p>313,108</text:p>
          </table:table-cell>
          <table:table-cell office:value-type="float" office:value="245.472" calcext:value-type="float">
            <text:p>245,472</text:p>
          </table:table-cell>
          <table:table-cell office:value-type="float" office:value="240.42" calcext:value-type="float">
            <text:p>240,42</text:p>
          </table:table-cell>
          <table:table-cell office:value-type="float" office:value="240.85" calcext:value-type="float">
            <text:p>240,85</text:p>
          </table:table-cell>
          <table:table-cell office:value-type="float" office:value="234.178" calcext:value-type="float">
            <text:p>234,178</text:p>
          </table:table-cell>
        </table:table-row>
        <table:table-row table:style-name="ro2">
          <table:table-cell office:value-type="string" calcext:value-type="string">
            <text:p>Quake_2012_100_6</text:p>
          </table:table-cell>
          <table:table-cell office:value-type="float" office:value="238.16" calcext:value-type="float">
            <text:p>238,16</text:p>
          </table:table-cell>
          <table:table-cell office:value-type="float" office:value="466.66" calcext:value-type="float">
            <text:p>466,66</text:p>
          </table:table-cell>
          <table:table-cell office:value-type="float" office:value="568.045" calcext:value-type="float">
            <text:p>568,045</text:p>
          </table:table-cell>
          <table:table-cell office:value-type="float" office:value="306.894" calcext:value-type="float">
            <text:p>306,894</text:p>
          </table:table-cell>
          <table:table-cell office:value-type="float" office:value="237.376" calcext:value-type="float">
            <text:p>237,376</text:p>
          </table:table-cell>
          <table:table-cell office:value-type="float" office:value="232.21" calcext:value-type="float">
            <text:p>232,21</text:p>
          </table:table-cell>
          <table:table-cell office:value-type="float" office:value="231.21" calcext:value-type="float">
            <text:p>231,21</text:p>
          </table:table-cell>
          <table:table-cell office:value-type="float" office:value="230.04" calcext:value-type="float">
            <text:p>230,04</text:p>
          </table:table-cell>
        </table:table-row>
        <table:table-row table:style-name="ro2">
          <table:table-cell office:value-type="string" calcext:value-type="string">
            <text:p>Quake_2012_100_7</text:p>
          </table:table-cell>
          <table:table-cell office:value-type="float" office:value="239.03" calcext:value-type="float">
            <text:p>239,03</text:p>
          </table:table-cell>
          <table:table-cell office:value-type="float" office:value="544.59" calcext:value-type="float">
            <text:p>544,59</text:p>
          </table:table-cell>
          <table:table-cell office:value-type="float" office:value="2113.41" calcext:value-type="float">
            <text:p>2113,41</text:p>
          </table:table-cell>
          <table:table-cell office:value-type="float" office:value="308.411" calcext:value-type="float">
            <text:p>308,411</text:p>
          </table:table-cell>
          <table:table-cell office:value-type="float" office:value="237.376" calcext:value-type="float">
            <text:p>237,376</text:p>
          </table:table-cell>
          <table:table-cell office:value-type="float" office:value="233.21" calcext:value-type="float">
            <text:p>233,21</text:p>
          </table:table-cell>
          <table:table-cell office:value-type="float" office:value="232.88" calcext:value-type="float">
            <text:p>232,88</text:p>
          </table:table-cell>
          <table:table-cell office:value-type="float" office:value="221.372" calcext:value-type="float">
            <text:p>221,372</text:p>
          </table:table-cell>
        </table:table-row>
        <table:table-row table:style-name="ro2">
          <table:table-cell office:value-type="string" calcext:value-type="string">
            <text:p>Quake_2012_100_8</text:p>
          </table:table-cell>
          <table:table-cell office:value-type="float" office:value="242.84" calcext:value-type="float">
            <text:p>242,84</text:p>
          </table:table-cell>
          <table:table-cell office:value-type="float" office:value="584.937" calcext:value-type="float">
            <text:p>584,937</text:p>
          </table:table-cell>
          <table:table-cell office:value-type="float" office:value="303.72" calcext:value-type="float">
            <text:p>303,72</text:p>
          </table:table-cell>
          <table:table-cell office:value-type="float" office:value="309.645" calcext:value-type="float">
            <text:p>309,645</text:p>
          </table:table-cell>
          <table:table-cell office:value-type="float" office:value="242.033" calcext:value-type="float">
            <text:p>242,033</text:p>
          </table:table-cell>
          <table:table-cell office:value-type="float" office:value="235.17" calcext:value-type="float">
            <text:p>235,17</text:p>
          </table:table-cell>
          <table:table-cell office:value-type="float" office:value="370.56" calcext:value-type="float">
            <text:p>370,56</text:p>
          </table:table-cell>
          <table:table-cell office:value-type="float" office:value="227.763" calcext:value-type="float">
            <text:p>227,763</text:p>
          </table:table-cell>
        </table:table-row>
        <table:table-row table:style-name="ro2">
          <table:table-cell office:value-type="string" calcext:value-type="string">
            <text:p>Quake_2012_100_9</text:p>
          </table:table-cell>
          <table:table-cell office:value-type="float" office:value="248.92" calcext:value-type="float">
            <text:p>248,92</text:p>
          </table:table-cell>
          <table:table-cell office:value-type="float" office:value="409.365" calcext:value-type="float">
            <text:p>409,365</text:p>
          </table:table-cell>
          <table:table-cell office:value-type="float" office:value="362.24" calcext:value-type="float">
            <text:p>362,24</text:p>
          </table:table-cell>
          <table:table-cell office:value-type="float" office:value="303.595" calcext:value-type="float">
            <text:p>303,595</text:p>
          </table:table-cell>
          <table:table-cell office:value-type="float" office:value="238.622" calcext:value-type="float">
            <text:p>238,622</text:p>
          </table:table-cell>
          <table:table-cell office:value-type="float" office:value="232.77" calcext:value-type="float">
            <text:p>232,77</text:p>
          </table:table-cell>
          <table:table-cell office:value-type="float" office:value="236.07" calcext:value-type="float">
            <text:p>236,07</text:p>
          </table:table-cell>
          <table:table-cell office:value-type="float" office:value="232.587" calcext:value-type="float">
            <text:p>232,587</text:p>
          </table:table-cell>
        </table:table-row>
        <table:table-row table:style-name="ro2">
          <table:table-cell office:value-type="string" calcext:value-type="string">
            <text:p>Quake_2012_100_10</text:p>
          </table:table-cell>
          <table:table-cell office:value-type="float" office:value="235.96" calcext:value-type="float">
            <text:p>235,96</text:p>
          </table:table-cell>
          <table:table-cell office:value-type="float" office:value="485.982" calcext:value-type="float">
            <text:p>485,982</text:p>
          </table:table-cell>
          <table:table-cell office:value-type="float" office:value="579.132" calcext:value-type="float">
            <text:p>579,132</text:p>
          </table:table-cell>
          <table:table-cell office:value-type="float" office:value="300.452" calcext:value-type="float">
            <text:p>300,452</text:p>
          </table:table-cell>
          <table:table-cell office:value-type="float" office:value="229.432" calcext:value-type="float">
            <text:p>229,432</text:p>
          </table:table-cell>
          <table:table-cell office:value-type="float" office:value="224.45" calcext:value-type="float">
            <text:p>224,45</text:p>
          </table:table-cell>
          <table:table-cell office:value-type="float" office:value="223.81" calcext:value-type="float">
            <text:p>223,81</text:p>
          </table:table-cell>
          <table:table-cell office:value-type="float" office:value="220.841" calcext:value-type="float">
            <text:p>220,841</text:p>
          </table:table-cell>
        </table:table-row>
        <table:table-row table:style-name="ro2">
          <table:table-cell office:value-type="string" calcext:value-type="string">
            <text:p>DIVIDE(1392)</text:p>
          </table:table-cell>
          <table:table-cell table:style-name="ce17" table:formula="of:=AVERAGE([.B44:.B53])" office:value-type="float" office:value="243.591" calcext:value-type="float">
            <text:p>243,591</text:p>
          </table:table-cell>
          <table:table-cell table:style-name="ce17" table:formula="of:=AVERAGE([.C44:.C53])" office:value-type="float" office:value="523.4243" calcext:value-type="float">
            <text:p>523,4243</text:p>
          </table:table-cell>
          <table:table-cell table:style-name="ce17" table:formula="of:=AVERAGE([.D44:.D53])" office:value-type="float" office:value="791.5972" calcext:value-type="float">
            <text:p>791,5972</text:p>
          </table:table-cell>
          <table:table-cell table:style-name="ce17" table:formula="of:=AVERAGE([.E44:.E53])" office:value-type="float" office:value="294.6431" calcext:value-type="float">
            <text:p>294,6431</text:p>
          </table:table-cell>
          <table:table-cell table:style-name="ce17" table:formula="of:=AVERAGE([.F44:.F53])" office:value-type="float" office:value="236.2078" calcext:value-type="float">
            <text:p>236,2078</text:p>
          </table:table-cell>
          <table:table-cell table:style-name="ce17" table:formula="of:=AVERAGE([.G44:.G53])" office:value-type="float" office:value="231.466" calcext:value-type="float">
            <text:p>231,466</text:p>
          </table:table-cell>
          <table:table-cell table:style-name="ce17" table:formula="of:=AVERAGE([.H44:.H53])" office:value-type="float" office:value="245.428" calcext:value-type="float">
            <text:p>245,428</text:p>
          </table:table-cell>
          <table:table-cell table:style-name="ce17" table:formula="of:=AVERAGE([.I44:.I53])" office:value-type="float" office:value="227.2325" calcext:value-type="float">
            <text:p>227,2325</text:p>
          </table:table-cell>
        </table:table-row>
        <table:table-row table:style-name="ro2">
          <table:table-cell/>
          <table:table-cell table:formula="of:=[.B54]/1392" office:value-type="float" office:value="0.174993534482759" calcext:value-type="float">
            <text:p>0,174993534482759</text:p>
          </table:table-cell>
          <table:table-cell table:formula="of:=[.C54]/1392" office:value-type="float" office:value="0.376023204022989" calcext:value-type="float">
            <text:p>0,376023204022989</text:p>
          </table:table-cell>
          <table:table-cell table:formula="of:=[.D54]/1392" office:value-type="float" office:value="0.568676149425287" calcext:value-type="float">
            <text:p>0,568676149425287</text:p>
          </table:table-cell>
          <table:table-cell table:formula="of:=[.E54]/1392" office:value-type="float" office:value="0.211668893678161" calcext:value-type="float">
            <text:p>0,211668893678161</text:p>
          </table:table-cell>
          <table:table-cell table:formula="of:=[.F54]/1392" office:value-type="float" office:value="0.169689511494253" calcext:value-type="float">
            <text:p>0,169689511494253</text:p>
          </table:table-cell>
          <table:table-cell table:formula="of:=[.G54]/1392" office:value-type="float" office:value="0.166283045977012" calcext:value-type="float">
            <text:p>0,166283045977012</text:p>
          </table:table-cell>
          <table:table-cell table:formula="of:=[.H54]/1392" office:value-type="float" office:value="0.176313218390805" calcext:value-type="float">
            <text:p>0,176313218390805</text:p>
          </table:table-cell>
          <table:table-cell table:formula="of:=[.I54]/1392" office:value-type="float" office:value="0.163241738505747" calcext:value-type="float">
            <text:p>0,163241738505747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0_1</text:p>
          </table:table-cell>
          <table:table-cell office:value-type="float" office:value="264.24" calcext:value-type="float">
            <text:p>264,24</text:p>
          </table:table-cell>
          <table:table-cell office:value-type="float" office:value="529.278" calcext:value-type="float">
            <text:p>529,278</text:p>
          </table:table-cell>
          <table:table-cell office:value-type="float" office:value="2042.51" calcext:value-type="float">
            <text:p>2042,51</text:p>
          </table:table-cell>
          <table:table-cell office:value-type="float" office:value="424.971" calcext:value-type="float">
            <text:p>424,971</text:p>
          </table:table-cell>
          <table:table-cell office:value-type="float" office:value="254.046" calcext:value-type="float">
            <text:p>254,046</text:p>
          </table:table-cell>
          <table:table-cell office:value-type="float" office:value="250.46" calcext:value-type="float">
            <text:p>250,46</text:p>
          </table:table-cell>
          <table:table-cell office:value-type="float" office:value="250.97" calcext:value-type="float">
            <text:p>250,97</text:p>
          </table:table-cell>
          <table:table-cell office:value-type="float" office:value="242.415" calcext:value-type="float">
            <text:p>242,415</text:p>
          </table:table-cell>
        </table:table-row>
        <table:table-row table:style-name="ro2">
          <table:table-cell office:value-type="string" calcext:value-type="string">
            <text:p>Quake_2012_500_2</text:p>
          </table:table-cell>
          <table:table-cell office:value-type="float" office:value="273.91" calcext:value-type="float">
            <text:p>273,91</text:p>
          </table:table-cell>
          <table:table-cell office:value-type="float" office:value="574.669" calcext:value-type="float">
            <text:p>574,669</text:p>
          </table:table-cell>
          <table:table-cell office:value-type="float" office:value="803.639" calcext:value-type="float">
            <text:p>803,639</text:p>
          </table:table-cell>
          <table:table-cell office:value-type="float" office:value="423.868" calcext:value-type="float">
            <text:p>423,868</text:p>
          </table:table-cell>
          <table:table-cell office:value-type="float" office:value="262.613" calcext:value-type="float">
            <text:p>262,613</text:p>
          </table:table-cell>
          <table:table-cell office:value-type="float" office:value="256.08" calcext:value-type="float">
            <text:p>256,08</text:p>
          </table:table-cell>
          <table:table-cell office:value-type="float" office:value="496.951" calcext:value-type="float">
            <text:p>496,951</text:p>
          </table:table-cell>
          <table:table-cell office:value-type="float" office:value="258.553" calcext:value-type="float">
            <text:p>258,553</text:p>
          </table:table-cell>
        </table:table-row>
        <table:table-row table:style-name="ro2">
          <table:table-cell office:value-type="string" calcext:value-type="string">
            <text:p>Quake_2012_500_3</text:p>
          </table:table-cell>
          <table:table-cell office:value-type="float" office:value="242.95" calcext:value-type="float">
            <text:p>242,95</text:p>
          </table:table-cell>
          <table:table-cell office:value-type="float" office:value="454.049" calcext:value-type="float">
            <text:p>454,049</text:p>
          </table:table-cell>
          <table:table-cell office:value-type="float" office:value="2101.88" calcext:value-type="float">
            <text:p>2101,88</text:p>
          </table:table-cell>
          <table:table-cell office:value-type="float" office:value="420.692" calcext:value-type="float">
            <text:p>420,692</text:p>
          </table:table-cell>
          <table:table-cell office:value-type="float" office:value="234.161" calcext:value-type="float">
            <text:p>234,161</text:p>
          </table:table-cell>
          <table:table-cell office:value-type="float" office:value="230.13" calcext:value-type="float">
            <text:p>230,13</text:p>
          </table:table-cell>
          <table:table-cell office:value-type="float" office:value="230.33" calcext:value-type="float">
            <text:p>230,33</text:p>
          </table:table-cell>
          <table:table-cell office:value-type="float" office:value="225.817" calcext:value-type="float">
            <text:p>225,817</text:p>
          </table:table-cell>
        </table:table-row>
        <table:table-row table:style-name="ro2">
          <table:table-cell office:value-type="string" calcext:value-type="string">
            <text:p>Quake_2012_500_4</text:p>
          </table:table-cell>
          <table:table-cell office:value-type="float" office:value="263.03" calcext:value-type="float">
            <text:p>263,03</text:p>
          </table:table-cell>
          <table:table-cell office:value-type="float" office:value="496.734" calcext:value-type="float">
            <text:p>496,734</text:p>
          </table:table-cell>
          <table:table-cell office:value-type="float" office:value="748" calcext:value-type="float">
            <text:p>748</text:p>
          </table:table-cell>
          <table:table-cell office:value-type="float" office:value="439.192" calcext:value-type="float">
            <text:p>439,192</text:p>
          </table:table-cell>
          <table:table-cell office:value-type="float" office:value="254.304" calcext:value-type="float">
            <text:p>254,304</text:p>
          </table:table-cell>
          <table:table-cell office:value-type="float" office:value="248.59" calcext:value-type="float">
            <text:p>248,59</text:p>
          </table:table-cell>
          <table:table-cell office:value-type="float" office:value="272.3" calcext:value-type="float">
            <text:p>272,3</text:p>
          </table:table-cell>
          <table:table-cell office:value-type="float" office:value="252.683" calcext:value-type="float">
            <text:p>252,683</text:p>
          </table:table-cell>
        </table:table-row>
        <table:table-row table:style-name="ro2">
          <table:table-cell office:value-type="string" calcext:value-type="string">
            <text:p>Quake_2012_500_5</text:p>
          </table:table-cell>
          <table:table-cell office:value-type="float" office:value="228.87" calcext:value-type="float">
            <text:p>228,87</text:p>
          </table:table-cell>
          <table:table-cell office:value-type="float" office:value="509.521" calcext:value-type="float">
            <text:p>509,521</text:p>
          </table:table-cell>
          <table:table-cell office:value-type="float" office:value="3990.77" calcext:value-type="float">
            <text:p>3990,77</text:p>
          </table:table-cell>
          <table:table-cell office:value-type="float" office:value="369.002" calcext:value-type="float">
            <text:p>369,002</text:p>
          </table:table-cell>
          <table:table-cell office:value-type="float" office:value="219.882" calcext:value-type="float">
            <text:p>219,882</text:p>
          </table:table-cell>
          <table:table-cell office:value-type="float" office:value="218.25" calcext:value-type="float">
            <text:p>218,25</text:p>
          </table:table-cell>
          <table:table-cell office:value-type="float" office:value="210.48" calcext:value-type="float">
            <text:p>210,48</text:p>
          </table:table-cell>
          <table:table-cell office:value-type="float" office:value="209.187" calcext:value-type="float">
            <text:p>209,187</text:p>
          </table:table-cell>
        </table:table-row>
        <table:table-row table:style-name="ro2">
          <table:table-cell office:value-type="string" calcext:value-type="string">
            <text:p>Quake_2012_500_6</text:p>
          </table:table-cell>
          <table:table-cell office:value-type="float" office:value="264.32" calcext:value-type="float">
            <text:p>264,32</text:p>
          </table:table-cell>
          <table:table-cell office:value-type="float" office:value="569.342" calcext:value-type="float">
            <text:p>569,342</text:p>
          </table:table-cell>
          <table:table-cell office:value-type="float" office:value="204" calcext:value-type="float">
            <text:p>204</text:p>
          </table:table-cell>
          <table:table-cell office:value-type="float" office:value="413.517" calcext:value-type="float">
            <text:p>413,517</text:p>
          </table:table-cell>
          <table:table-cell office:value-type="float" office:value="250.541" calcext:value-type="float">
            <text:p>250,541</text:p>
          </table:table-cell>
          <table:table-cell office:value-type="float" office:value="244.695" calcext:value-type="float">
            <text:p>244,695</text:p>
          </table:table-cell>
          <table:table-cell office:value-type="float" office:value="243.44" calcext:value-type="float">
            <text:p>243,44</text:p>
          </table:table-cell>
          <table:table-cell office:value-type="float" office:value="240.851" calcext:value-type="float">
            <text:p>240,851</text:p>
          </table:table-cell>
        </table:table-row>
        <table:table-row table:style-name="ro2">
          <table:table-cell office:value-type="string" calcext:value-type="string">
            <text:p>Quake_2012_500_7</text:p>
          </table:table-cell>
          <table:table-cell office:value-type="float" office:value="251.94" calcext:value-type="float">
            <text:p>251,94</text:p>
          </table:table-cell>
          <table:table-cell office:value-type="float" office:value="440.006" calcext:value-type="float">
            <text:p>440,006</text:p>
          </table:table-cell>
          <table:table-cell office:value-type="float" office:value="286.049" calcext:value-type="float">
            <text:p>286,049</text:p>
          </table:table-cell>
          <table:table-cell office:value-type="float" office:value="422.054" calcext:value-type="float">
            <text:p>422,054</text:p>
          </table:table-cell>
          <table:table-cell office:value-type="float" office:value="243.6" calcext:value-type="float">
            <text:p>243,6</text:p>
          </table:table-cell>
          <table:table-cell office:value-type="float" office:value="240.095" calcext:value-type="float">
            <text:p>240,09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7.438" calcext:value-type="float">
            <text:p>237,438</text:p>
          </table:table-cell>
        </table:table-row>
        <table:table-row table:style-name="ro2">
          <table:table-cell office:value-type="string" calcext:value-type="string">
            <text:p>Quake_2012_500_8</text:p>
          </table:table-cell>
          <table:table-cell office:value-type="float" office:value="269.86" calcext:value-type="float">
            <text:p>269,86</text:p>
          </table:table-cell>
          <table:table-cell office:value-type="float" office:value="466.759" calcext:value-type="float">
            <text:p>466,759</text:p>
          </table:table-cell>
          <table:table-cell office:value-type="float" office:value="265.469" calcext:value-type="float">
            <text:p>265,469</text:p>
          </table:table-cell>
          <table:table-cell office:value-type="float" office:value="421.61" calcext:value-type="float">
            <text:p>421,61</text:p>
          </table:table-cell>
          <table:table-cell office:value-type="float" office:value="259.94" calcext:value-type="float">
            <text:p>259,94</text:p>
          </table:table-cell>
          <table:table-cell office:value-type="float" office:value="254.91" calcext:value-type="float">
            <text:p>254,91</text:p>
          </table:table-cell>
          <table:table-cell office:value-type="float" office:value="262.15" calcext:value-type="float">
            <text:p>262,15</text:p>
          </table:table-cell>
          <table:table-cell office:value-type="float" office:value="245.299" calcext:value-type="float">
            <text:p>245,299</text:p>
          </table:table-cell>
        </table:table-row>
        <table:table-row table:style-name="ro2">
          <table:table-cell office:value-type="string" calcext:value-type="string">
            <text:p>Quake_2012_500_9</text:p>
          </table:table-cell>
          <table:table-cell office:value-type="float" office:value="249.76" calcext:value-type="float">
            <text:p>249,76</text:p>
          </table:table-cell>
          <table:table-cell office:value-type="float" office:value="459.871" calcext:value-type="float">
            <text:p>459,871</text:p>
          </table:table-cell>
          <table:table-cell office:value-type="string" calcext:value-type="string">
            <text:p>x</text:p>
          </table:table-cell>
          <table:table-cell office:value-type="float" office:value="393.639" calcext:value-type="float">
            <text:p>393,639</text:p>
          </table:table-cell>
          <table:table-cell office:value-type="float" office:value="241.088" calcext:value-type="float">
            <text:p>241,088</text:p>
          </table:table-cell>
          <table:table-cell office:value-type="float" office:value="232.493" calcext:value-type="float">
            <text:p>232,493</text:p>
          </table:table-cell>
          <table:table-cell office:value-type="float" office:value="238.72" calcext:value-type="float">
            <text:p>238,72</text:p>
          </table:table-cell>
          <table:table-cell office:value-type="float" office:value="245.232" calcext:value-type="float">
            <text:p>245,232</text:p>
          </table:table-cell>
        </table:table-row>
        <table:table-row table:style-name="ro2">
          <table:table-cell office:value-type="string" calcext:value-type="string">
            <text:p>Quake_2012_500_10</text:p>
          </table:table-cell>
          <table:table-cell office:value-type="float" office:value="247.38" calcext:value-type="float">
            <text:p>247,38</text:p>
          </table:table-cell>
          <table:table-cell office:value-type="float" office:value="484.561" calcext:value-type="float">
            <text:p>484,561</text:p>
          </table:table-cell>
          <table:table-cell office:value-type="float" office:value="421.76" calcext:value-type="float">
            <text:p>421,76</text:p>
          </table:table-cell>
          <table:table-cell office:value-type="float" office:value="364.193" calcext:value-type="float">
            <text:p>364,193</text:p>
          </table:table-cell>
          <table:table-cell office:value-type="float" office:value="203.6098" calcext:value-type="float">
            <text:p>203,6098</text:p>
          </table:table-cell>
          <table:table-cell office:value-type="float" office:value="198.658" calcext:value-type="float">
            <text:p>198,658</text:p>
          </table:table-cell>
          <table:table-cell office:value-type="float" office:value="195.96" calcext:value-type="float">
            <text:p>195,96</text:p>
          </table:table-cell>
          <table:table-cell office:value-type="float" office:value="195.856" calcext:value-type="float">
            <text:p>195,856</text:p>
          </table:table-cell>
        </table:table-row>
        <table:table-row table:style-name="ro2">
          <table:table-cell office:value-type="string" calcext:value-type="string">
            <text:p>DIVIDE(1427)</text:p>
          </table:table-cell>
          <table:table-cell table:style-name="ce17" table:formula="of:=AVERAGE([.B58:.B67])" office:value-type="float" office:value="255.626" calcext:value-type="float">
            <text:p>255,626</text:p>
          </table:table-cell>
          <table:table-cell table:style-name="ce17" table:formula="of:=AVERAGE([.C58:.C67])" office:value-type="float" office:value="498.479" calcext:value-type="float">
            <text:p>498,479</text:p>
          </table:table-cell>
          <table:table-cell table:style-name="ce17" table:formula="of:=AVERAGE([.D58:.D67])" office:value-type="float" office:value="1207.11966666667" calcext:value-type="float">
            <text:p>1207,11966666667</text:p>
          </table:table-cell>
          <table:table-cell table:style-name="ce17" table:formula="of:=AVERAGE([.E58:.E67])" office:value-type="float" office:value="409.2738" calcext:value-type="float">
            <text:p>409,2738</text:p>
          </table:table-cell>
          <table:table-cell table:style-name="ce17" table:formula="of:=AVERAGE([.F58:.F67])" office:value-type="float" office:value="242.37848" calcext:value-type="float">
            <text:p>242,37848</text:p>
          </table:table-cell>
          <table:table-cell table:style-name="ce17" table:formula="of:=AVERAGE([.G58:.G67])" office:value-type="float" office:value="237.4361" calcext:value-type="float">
            <text:p>237,4361</text:p>
          </table:table-cell>
          <table:table-cell table:style-name="ce17" table:formula="of:=AVERAGE([.H58:.H67])" office:value-type="float" office:value="264.1051" calcext:value-type="float">
            <text:p>264,1051</text:p>
          </table:table-cell>
          <table:table-cell table:style-name="ce17" table:formula="of:=AVERAGE([.I58:.I67])" office:value-type="float" office:value="235.3331" calcext:value-type="float">
            <text:p>235,3331</text:p>
          </table:table-cell>
        </table:table-row>
        <table:table-row table:style-name="ro2">
          <table:table-cell/>
          <table:table-cell table:formula="of:=[.B68]/1427" office:value-type="float" office:value="0.179135248773651" calcext:value-type="float">
            <text:p>0,179135248773651</text:p>
          </table:table-cell>
          <table:table-cell table:formula="of:=[.C68]/1427" office:value-type="float" office:value="0.349319551506657" calcext:value-type="float">
            <text:p>0,349319551506657</text:p>
          </table:table-cell>
          <table:table-cell table:formula="of:=[.D68]/1427" office:value-type="float" office:value="0.84591427236627" calcext:value-type="float">
            <text:p>0,84591427236627</text:p>
          </table:table-cell>
          <table:table-cell table:formula="of:=[.E68]/1427" office:value-type="float" office:value="0.286807147862649" calcext:value-type="float">
            <text:p>0,286807147862649</text:p>
          </table:table-cell>
          <table:table-cell table:formula="of:=[.F68]/1427" office:value-type="float" office:value="0.169851772950245" calcext:value-type="float">
            <text:p>0,169851772950245</text:p>
          </table:table-cell>
          <table:table-cell table:formula="of:=[.G68]/1427" office:value-type="float" office:value="0.16638829712684" calcext:value-type="float">
            <text:p>0,16638829712684</text:p>
          </table:table-cell>
          <table:table-cell table:formula="of:=[.H68]/1427" office:value-type="float" office:value="0.185077154870357" calcext:value-type="float">
            <text:p>0,185077154870357</text:p>
          </table:table-cell>
          <table:table-cell table:formula="of:=[.I68]/1427" office:value-type="float" office:value="0.164914576033637" calcext:value-type="float">
            <text:p>0,164914576033637</text:p>
          </table:table-cell>
        </table:table-row>
        <table:table-row table:style-name="ro2" table:number-rows-repeated="104850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quake2011" table:style-name="ta1">
        <table:table-column table:style-name="co5" table:default-cell-style-name="ce17"/>
        <table:table-column table:style-name="co2" table:number-columns-repeated="7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449.998" calcext:value-type="float">
            <text:p>449,998</text:p>
          </table:table-cell>
          <table:table-cell office:value-type="float" office:value="336.347" calcext:value-type="float">
            <text:p>336,347</text:p>
          </table:table-cell>
          <table:table-cell office:value-type="float" office:value="340.54" calcext:value-type="float">
            <text:p>340,54</text:p>
          </table:table-cell>
          <table:table-cell office:value-type="float" office:value="332.96" calcext:value-type="float">
            <text:p>332,96</text:p>
          </table:table-cell>
          <table:table-cell office:value-type="float" office:value="328.133" calcext:value-type="float">
            <text:p>328,133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333.006" calcext:value-type="float">
            <text:p>333,006</text:p>
          </table:table-cell>
          <table:table-cell office:value-type="float" office:value="214.888" calcext:value-type="float">
            <text:p>214,888</text:p>
          </table:table-cell>
          <table:table-cell office:value-type="float" office:value="243.6" calcext:value-type="float">
            <text:p>243,6</text:p>
          </table:table-cell>
          <table:table-cell office:value-type="float" office:value="232.406" calcext:value-type="float">
            <text:p>232,406</text:p>
          </table:table-cell>
          <table:table-cell office:value-type="float" office:value="212.823" calcext:value-type="float">
            <text:p>212,823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354.061" calcext:value-type="float">
            <text:p>354,061</text:p>
          </table:table-cell>
          <table:table-cell office:value-type="float" office:value="245.438" calcext:value-type="float">
            <text:p>245,438</text:p>
          </table:table-cell>
          <table:table-cell office:value-type="float" office:value="253.55" calcext:value-type="float">
            <text:p>253,55</text:p>
          </table:table-cell>
          <table:table-cell office:value-type="float" office:value="243.63" calcext:value-type="float">
            <text:p>243,63</text:p>
          </table:table-cell>
          <table:table-cell office:value-type="float" office:value="243.762" calcext:value-type="float">
            <text:p>243,762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417.65" calcext:value-type="float">
            <text:p>417,65</text:p>
          </table:table-cell>
          <table:table-cell office:value-type="float" office:value="306.054" calcext:value-type="float">
            <text:p>306,054</text:p>
          </table:table-cell>
          <table:table-cell office:value-type="float" office:value="305.62" calcext:value-type="float">
            <text:p>305,62</text:p>
          </table:table-cell>
          <table:table-cell office:value-type="float" office:value="303.849" calcext:value-type="float">
            <text:p>303,849</text:p>
          </table:table-cell>
          <table:table-cell office:value-type="float" office:value="305.698" calcext:value-type="float">
            <text:p>305,698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445.54" calcext:value-type="float">
            <text:p>445,54</text:p>
          </table:table-cell>
          <table:table-cell office:value-type="float" office:value="348.595" calcext:value-type="float">
            <text:p>348,595</text:p>
          </table:table-cell>
          <table:table-cell office:value-type="float" office:value="323.22" calcext:value-type="float">
            <text:p>323,22</text:p>
          </table:table-cell>
          <table:table-cell office:value-type="float" office:value="378.364" calcext:value-type="float">
            <text:p>378,364</text:p>
          </table:table-cell>
          <table:table-cell office:value-type="float" office:value="341.776" calcext:value-type="float">
            <text:p>341,776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358.76" calcext:value-type="float">
            <text:p>358,76</text:p>
          </table:table-cell>
          <table:table-cell office:value-type="float" office:value="250.016" calcext:value-type="float">
            <text:p>250,016</text:p>
          </table:table-cell>
          <table:table-cell table:number-columns-repeated="2" office:value-type="float" office:value="233.29" calcext:value-type="float">
            <text:p>233,29</text:p>
          </table:table-cell>
          <table:table-cell office:value-type="float" office:value="262.495" calcext:value-type="float">
            <text:p>262,495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434.12" calcext:value-type="float">
            <text:p>434,12</text:p>
          </table:table-cell>
          <table:table-cell office:value-type="float" office:value="336.741" calcext:value-type="float">
            <text:p>336,741</text:p>
          </table:table-cell>
          <table:table-cell office:value-type="float" office:value="238.65" calcext:value-type="float">
            <text:p>238,65</text:p>
          </table:table-cell>
          <table:table-cell office:value-type="float" office:value="326.346" calcext:value-type="float">
            <text:p>326,346</text:p>
          </table:table-cell>
          <table:table-cell office:value-type="float" office:value="327.587" calcext:value-type="float">
            <text:p>327,587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473.05" calcext:value-type="float">
            <text:p>473,05</text:p>
          </table:table-cell>
          <table:table-cell office:value-type="float" office:value="334.155" calcext:value-type="float">
            <text:p>334,155</text:p>
          </table:table-cell>
          <table:table-cell office:value-type="float" office:value="296.83" calcext:value-type="float">
            <text:p>296,83</text:p>
          </table:table-cell>
          <table:table-cell office:value-type="float" office:value="352.328" calcext:value-type="float">
            <text:p>352,328</text:p>
          </table:table-cell>
          <table:table-cell office:value-type="float" office:value="351.532" calcext:value-type="float">
            <text:p>351,532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457.81" calcext:value-type="float">
            <text:p>457,81</text:p>
          </table:table-cell>
          <table:table-cell office:value-type="float" office:value="329.476" calcext:value-type="float">
            <text:p>329,476</text:p>
          </table:table-cell>
          <table:table-cell office:value-type="float" office:value="318.13" calcext:value-type="float">
            <text:p>318,13</text:p>
          </table:table-cell>
          <table:table-cell office:value-type="float" office:value="430.072" calcext:value-type="float">
            <text:p>430,072</text:p>
          </table:table-cell>
          <table:table-cell office:value-type="float" office:value="343.637" calcext:value-type="float">
            <text:p>343,637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535.02" calcext:value-type="float">
            <text:p>535,02</text:p>
          </table:table-cell>
          <table:table-cell office:value-type="float" office:value="423.37" calcext:value-type="float">
            <text:p>423,37</text:p>
          </table:table-cell>
          <table:table-cell office:value-type="float" office:value="421.21" calcext:value-type="float">
            <text:p>421,21</text:p>
          </table:table-cell>
          <table:table-cell office:value-type="float" office:value="413.498" calcext:value-type="float">
            <text:p>413,498</text:p>
          </table:table-cell>
          <table:table-cell office:value-type="float" office:value="423.195" calcext:value-type="float">
            <text:p>423,195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7" table:formula="of:=AVERAGE([.B2:.B11])" office:value-type="float" office:value="343.2781" calcext:value-type="float">
            <text:p>343,2781</text:p>
          </table:table-cell>
          <table:table-cell table:style-name="ce17" table:formula="of:=AVERAGE([.C2:.C11])" office:value-type="float" office:value="528.3699" calcext:value-type="float">
            <text:p>528,3699</text:p>
          </table:table-cell>
          <table:table-cell table:style-name="ce17" table:formula="of:=AVERAGE([.D2:.D11])" office:value-type="float" office:value="425.9015" calcext:value-type="float">
            <text:p>425,9015</text:p>
          </table:table-cell>
          <table:table-cell table:style-name="ce17" table:formula="of:=AVERAGE([.E2:.E11])" office:value-type="float" office:value="312.508" calcext:value-type="float">
            <text:p>312,508</text:p>
          </table:table-cell>
          <table:table-cell table:style-name="ce17" table:formula="of:=AVERAGE([.F2:.F11])" office:value-type="float" office:value="297.464" calcext:value-type="float">
            <text:p>297,464</text:p>
          </table:table-cell>
          <table:table-cell table:style-name="ce17" table:formula="of:=AVERAGE([.G2:.G11])" office:value-type="float" office:value="324.6743" calcext:value-type="float">
            <text:p>324,6743</text:p>
          </table:table-cell>
          <table:table-cell table:style-name="ce17" table:formula="of:=AVERAGE([.H2:.H11])" office:value-type="float" office:value="314.0638" calcext:value-type="float">
            <text:p>314,0638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569387032085562" calcext:value-type="float">
            <text:p>0,569387032085562</text:p>
          </table:table-cell>
          <table:table-cell table:formula="of:=[.E12]/748" office:value-type="float" office:value="0.417791443850267" calcext:value-type="float">
            <text:p>0,417791443850267</text:p>
          </table:table-cell>
          <table:table-cell table:formula="of:=[.F12]/748" office:value-type="float" office:value="0.397679144385027" calcext:value-type="float">
            <text:p>0,397679144385027</text:p>
          </table:table-cell>
          <table:table-cell table:formula="of:=[.G12]/748" office:value-type="float" office:value="0.434056550802139" calcext:value-type="float">
            <text:p>0,434056550802139</text:p>
          </table:table-cell>
          <table:table-cell table:formula="of:=[.H12]/748" office:value-type="float" office:value="0.419871390374332" calcext:value-type="float">
            <text:p>0,41987139037433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520.68" calcext:value-type="float">
            <text:p>520,68</text:p>
          </table:table-cell>
          <table:table-cell office:value-type="float" office:value="387.303" calcext:value-type="float">
            <text:p>387,303</text:p>
          </table:table-cell>
          <table:table-cell office:value-type="float" office:value="368.91" calcext:value-type="float">
            <text:p>368,91</text:p>
          </table:table-cell>
          <table:table-cell office:value-type="float" office:value="370.61" calcext:value-type="float">
            <text:p>370,61</text:p>
          </table:table-cell>
          <table:table-cell office:value-type="float" office:value="388.648" calcext:value-type="float">
            <text:p>388,648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449.099" calcext:value-type="float">
            <text:p>449,099</text:p>
          </table:table-cell>
          <table:table-cell office:value-type="float" office:value="331.111" calcext:value-type="float">
            <text:p>331,111</text:p>
          </table:table-cell>
          <table:table-cell office:value-type="float" office:value="317.34" calcext:value-type="float">
            <text:p>317,34</text:p>
          </table:table-cell>
          <table:table-cell office:value-type="float" office:value="354.47" calcext:value-type="float">
            <text:p>354,47</text:p>
          </table:table-cell>
          <table:table-cell office:value-type="float" office:value="503.724" calcext:value-type="float">
            <text:p>503,724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667.26" calcext:value-type="float">
            <text:p>667,26</text:p>
          </table:table-cell>
          <table:table-cell office:value-type="float" office:value="516.97" calcext:value-type="float">
            <text:p>516,97</text:p>
          </table:table-cell>
          <table:table-cell office:value-type="float" office:value="509.69" calcext:value-type="float">
            <text:p>509,69</text:p>
          </table:table-cell>
          <table:table-cell office:value-type="float" office:value="521.864" calcext:value-type="float">
            <text:p>521,864</text:p>
          </table:table-cell>
          <table:table-cell office:value-type="float" office:value="322.108" calcext:value-type="float">
            <text:p>322,108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479.403" calcext:value-type="float">
            <text:p>479,403</text:p>
          </table:table-cell>
          <table:table-cell office:value-type="float" office:value="326.199" calcext:value-type="float">
            <text:p>326,199</text:p>
          </table:table-cell>
          <table:table-cell office:value-type="float" office:value="373.2" calcext:value-type="float">
            <text:p>373,2</text:p>
          </table:table-cell>
          <table:table-cell office:value-type="float" office:value="398.477" calcext:value-type="float">
            <text:p>398,477</text:p>
          </table:table-cell>
          <table:table-cell office:value-type="float" office:value="356.893" calcext:value-type="float">
            <text:p>356,893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459.03" calcext:value-type="float">
            <text:p>459,03</text:p>
          </table:table-cell>
          <table:table-cell office:value-type="float" office:value="330.448" calcext:value-type="float">
            <text:p>330,448</text:p>
          </table:table-cell>
          <table:table-cell office:value-type="float" office:value="286.53" calcext:value-type="float">
            <text:p>286,53</text:p>
          </table:table-cell>
          <table:table-cell office:value-type="float" office:value="306.503" calcext:value-type="float">
            <text:p>306,503</text:p>
          </table:table-cell>
          <table:table-cell office:value-type="float" office:value="326.453" calcext:value-type="float">
            <text:p>326,453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513.507" calcext:value-type="float">
            <text:p>513,507</text:p>
          </table:table-cell>
          <table:table-cell office:value-type="float" office:value="393.884" calcext:value-type="float">
            <text:p>393,884</text:p>
          </table:table-cell>
          <table:table-cell office:value-type="float" office:value="430.79" calcext:value-type="float">
            <text:p>430,79</text:p>
          </table:table-cell>
          <table:table-cell office:value-type="float" office:value="403.223" calcext:value-type="float">
            <text:p>403,223</text:p>
          </table:table-cell>
          <table:table-cell office:value-type="float" office:value="378.978" calcext:value-type="float">
            <text:p>378,978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382.34" calcext:value-type="float">
            <text:p>382,34</text:p>
          </table:table-cell>
          <table:table-cell office:value-type="float" office:value="231.604" calcext:value-type="float">
            <text:p>231,604</text:p>
          </table:table-cell>
          <table:table-cell office:value-type="float" office:value="258.8" calcext:value-type="float">
            <text:p>258,8</text:p>
          </table:table-cell>
          <table:table-cell office:value-type="string" calcext:value-type="string">
            <text:p>xxx</text:p>
          </table:table-cell>
          <table:table-cell office:value-type="float" office:value="248.222" calcext:value-type="float">
            <text:p>248,222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423.28" calcext:value-type="float">
            <text:p>423,28</text:p>
          </table:table-cell>
          <table:table-cell office:value-type="float" office:value="299.748" calcext:value-type="float">
            <text:p>299,748</text:p>
          </table:table-cell>
          <table:table-cell office:value-type="float" office:value="305.56" calcext:value-type="float">
            <text:p>305,56</text:p>
          </table:table-cell>
          <table:table-cell office:value-type="float" office:value="311.776" calcext:value-type="float">
            <text:p>311,776</text:p>
          </table:table-cell>
          <table:table-cell office:value-type="float" office:value="298.364" calcext:value-type="float">
            <text:p>298,364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421.25" calcext:value-type="float">
            <text:p>421,25</text:p>
          </table:table-cell>
          <table:table-cell office:value-type="float" office:value="283.439" calcext:value-type="float">
            <text:p>283,439</text:p>
          </table:table-cell>
          <table:table-cell office:value-type="float" office:value="302.65" calcext:value-type="float">
            <text:p>302,65</text:p>
          </table:table-cell>
          <table:table-cell office:value-type="float" office:value="307.316" calcext:value-type="float">
            <text:p>307,316</text:p>
          </table:table-cell>
          <table:table-cell office:value-type="float" office:value="287.753" calcext:value-type="float">
            <text:p>287,753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438.96" calcext:value-type="float">
            <text:p>438,96</text:p>
          </table:table-cell>
          <table:table-cell office:value-type="float" office:value="306.096" calcext:value-type="float">
            <text:p>306,096</text:p>
          </table:table-cell>
          <table:table-cell office:value-type="float" office:value="295.92" calcext:value-type="float">
            <text:p>295,92</text:p>
          </table:table-cell>
          <table:table-cell office:value-type="float" office:value="320.005" calcext:value-type="float">
            <text:p>320,005</text:p>
          </table:table-cell>
          <table:table-cell office:value-type="float" office:value="295.035" calcext:value-type="float">
            <text:p>295,035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7" table:formula="of:=AVERAGE([.B16:.B25])" office:value-type="float" office:value="367.9738" calcext:value-type="float">
            <text:p>367,9738</text:p>
          </table:table-cell>
          <table:table-cell table:style-name="ce17" table:formula="of:=AVERAGE([.C16:.C25])" office:value-type="float" office:value="894.2521" calcext:value-type="float">
            <text:p>894,2521</text:p>
          </table:table-cell>
          <table:table-cell table:style-name="ce17" table:formula="of:=AVERAGE([.D16:.D25])" office:value-type="float" office:value="475.4809" calcext:value-type="float">
            <text:p>475,4809</text:p>
          </table:table-cell>
          <table:table-cell table:style-name="ce17" table:formula="of:=AVERAGE([.E16:.E25])" office:value-type="float" office:value="340.6802" calcext:value-type="float">
            <text:p>340,6802</text:p>
          </table:table-cell>
          <table:table-cell table:style-name="ce17" table:formula="of:=AVERAGE([.F16:.F25])" office:value-type="float" office:value="344.939" calcext:value-type="float">
            <text:p>344,939</text:p>
          </table:table-cell>
          <table:table-cell table:style-name="ce17" table:formula="of:=AVERAGE([.G16:.G25])" office:value-type="float" office:value="366.027111111111" calcext:value-type="float">
            <text:p>366,027111111111</text:p>
          </table:table-cell>
          <table:table-cell table:style-name="ce17" table:formula="of:=AVERAGE([.H16:.H25])" office:value-type="float" office:value="340.6178" calcext:value-type="float">
            <text:p>340,6178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557421922626026" calcext:value-type="float">
            <text:p>0,557421922626026</text:p>
          </table:table-cell>
          <table:table-cell table:formula="of:=[.E26]/853" office:value-type="float" office:value="0.39939062133646" calcext:value-type="float">
            <text:p>0,39939062133646</text:p>
          </table:table-cell>
          <table:table-cell table:formula="of:=[.F26]/853" office:value-type="float" office:value="0.404383352872216" calcext:value-type="float">
            <text:p>0,404383352872216</text:p>
          </table:table-cell>
          <table:table-cell table:formula="of:=[.G26]/853" office:value-type="float" office:value="0.429105640224046" calcext:value-type="float">
            <text:p>0,429105640224046</text:p>
          </table:table-cell>
          <table:table-cell table:formula="of:=[.H26]/853" office:value-type="float" office:value="0.399317467760844" calcext:value-type="float">
            <text:p>0,399317467760844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481.196" calcext:value-type="float">
            <text:p>481,196</text:p>
          </table:table-cell>
          <table:table-cell office:value-type="float" office:value="388.271" calcext:value-type="float">
            <text:p>388,271</text:p>
          </table:table-cell>
          <table:table-cell office:value-type="float" office:value="371.98" calcext:value-type="float">
            <text:p>371,98</text:p>
          </table:table-cell>
          <table:table-cell office:value-type="float" office:value="389.786" calcext:value-type="float">
            <text:p>389,786</text:p>
          </table:table-cell>
          <table:table-cell office:value-type="float" office:value="383.373" calcext:value-type="float">
            <text:p>383,373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511.129" calcext:value-type="float">
            <text:p>511,129</text:p>
          </table:table-cell>
          <table:table-cell office:value-type="float" office:value="386.598" calcext:value-type="float">
            <text:p>386,598</text:p>
          </table:table-cell>
          <table:table-cell office:value-type="float" office:value="349.19" calcext:value-type="float">
            <text:p>349,19</text:p>
          </table:table-cell>
          <table:table-cell office:value-type="float" office:value="372.213" calcext:value-type="float">
            <text:p>372,213</text:p>
          </table:table-cell>
          <table:table-cell office:value-type="float" office:value="393.938" calcext:value-type="float">
            <text:p>393,938</text:p>
          </table:table-cell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536.011" calcext:value-type="float">
            <text:p>536,011</text:p>
          </table:table-cell>
          <table:table-cell office:value-type="float" office:value="387.104" calcext:value-type="float">
            <text:p>387,104</text:p>
          </table:table-cell>
          <table:table-cell office:value-type="float" office:value="430.4" calcext:value-type="float">
            <text:p>430,4</text:p>
          </table:table-cell>
          <table:table-cell office:value-type="float" office:value="409.797" calcext:value-type="float">
            <text:p>409,797</text:p>
          </table:table-cell>
          <table:table-cell office:value-type="float" office:value="418.197" calcext:value-type="float">
            <text:p>418,197</text:p>
          </table:table-cell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550.21" calcext:value-type="float">
            <text:p>550,21</text:p>
          </table:table-cell>
          <table:table-cell office:value-type="float" office:value="433.121" calcext:value-type="float">
            <text:p>433,121</text:p>
          </table:table-cell>
          <table:table-cell office:value-type="float" office:value="467.18" calcext:value-type="float">
            <text:p>467,18</text:p>
          </table:table-cell>
          <table:table-cell office:value-type="float" office:value="446.781" calcext:value-type="float">
            <text:p>446,781</text:p>
          </table:table-cell>
          <table:table-cell office:value-type="float" office:value="443.117" calcext:value-type="float">
            <text:p>443,117</text:p>
          </table:table-cell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524.179" calcext:value-type="float">
            <text:p>524,179</text:p>
          </table:table-cell>
          <table:table-cell office:value-type="float" office:value="424.015" calcext:value-type="float">
            <text:p>424,015</text:p>
          </table:table-cell>
          <table:table-cell office:value-type="float" office:value="396.74" calcext:value-type="float">
            <text:p>396,74</text:p>
          </table:table-cell>
          <table:table-cell office:value-type="float" office:value="398.015" calcext:value-type="float">
            <text:p>398,015</text:p>
          </table:table-cell>
          <table:table-cell office:value-type="float" office:value="392.83" calcext:value-type="float">
            <text:p>392,83</text:p>
          </table:table-cell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322.198" calcext:value-type="float">
            <text:p>322,198</text:p>
          </table:table-cell>
          <table:table-cell office:value-type="float" office:value="218.67" calcext:value-type="float">
            <text:p>218,6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84.929" calcext:value-type="float">
            <text:p>684,929</text:p>
          </table:table-cell>
          <table:table-cell office:value-type="float" office:value="217.797" calcext:value-type="float">
            <text:p>217,797</text:p>
          </table:table-cell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415.67" calcext:value-type="float">
            <text:p>415,67</text:p>
          </table:table-cell>
          <table:table-cell office:value-type="float" office:value="299.415" calcext:value-type="float">
            <text:p>299,415</text:p>
          </table:table-cell>
          <table:table-cell office:value-type="float" office:value="309.51" calcext:value-type="float">
            <text:p>309,51</text:p>
          </table:table-cell>
          <table:table-cell office:value-type="float" office:value="319.406" calcext:value-type="float">
            <text:p>319,406</text:p>
          </table:table-cell>
          <table:table-cell office:value-type="float" office:value="321.233" calcext:value-type="float">
            <text:p>321,233</text:p>
          </table:table-cell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387.95" calcext:value-type="float">
            <text:p>387,95</text:p>
          </table:table-cell>
          <table:table-cell office:value-type="float" office:value="284.007" calcext:value-type="float">
            <text:p>284,007</text:p>
          </table:table-cell>
          <table:table-cell office:value-type="float" office:value="305.67" calcext:value-type="float">
            <text:p>305,67</text:p>
          </table:table-cell>
          <table:table-cell office:value-type="float" office:value="290.631" calcext:value-type="float">
            <text:p>290,631</text:p>
          </table:table-cell>
          <table:table-cell office:value-type="float" office:value="288.417" calcext:value-type="float">
            <text:p>288,417</text:p>
          </table:table-cell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708.44" calcext:value-type="float">
            <text:p>708,44</text:p>
          </table:table-cell>
          <table:table-cell office:value-type="float" office:value="594.451" calcext:value-type="float">
            <text:p>594,451</text:p>
          </table:table-cell>
          <table:table-cell office:value-type="float" office:value="293.09" calcext:value-type="float">
            <text:p>293,09</text:p>
          </table:table-cell>
          <table:table-cell office:value-type="float" office:value="561.662" calcext:value-type="float">
            <text:p>561,662</text:p>
          </table:table-cell>
          <table:table-cell office:value-type="float" office:value="583.847" calcext:value-type="float">
            <text:p>583,847</text:p>
          </table:table-cell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461.098" calcext:value-type="float">
            <text:p>461,098</text:p>
          </table:table-cell>
          <table:table-cell office:value-type="float" office:value="367.221" calcext:value-type="float">
            <text:p>367,221</text:p>
          </table:table-cell>
          <table:table-cell office:value-type="float" office:value="392.21" calcext:value-type="float">
            <text:p>392,21</text:p>
          </table:table-cell>
          <table:table-cell office:value-type="float" office:value="376.845" calcext:value-type="float">
            <text:p>376,845</text:p>
          </table:table-cell>
          <table:table-cell office:value-type="float" office:value="360.817" calcext:value-type="float">
            <text:p>360,817</text:p>
          </table:table-cell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7" table:formula="of:=AVERAGE([.B30:.B39])" office:value-type="float" office:value="431.6412" calcext:value-type="float">
            <text:p>431,6412</text:p>
          </table:table-cell>
          <table:table-cell table:style-name="ce17" table:formula="of:=AVERAGE([.C30:.C39])" office:value-type="float" office:value="1101.6828" calcext:value-type="float">
            <text:p>1101,6828</text:p>
          </table:table-cell>
          <table:table-cell table:style-name="ce17" table:formula="of:=AVERAGE([.D30:.D39])" office:value-type="float" office:value="489.8081" calcext:value-type="float">
            <text:p>489,8081</text:p>
          </table:table-cell>
          <table:table-cell table:style-name="ce17" table:formula="of:=AVERAGE([.E30:.E39])" office:value-type="float" office:value="378.2873" calcext:value-type="float">
            <text:p>378,2873</text:p>
          </table:table-cell>
          <table:table-cell table:style-name="ce17" table:formula="of:=AVERAGE([.F30:.F39])" office:value-type="float" office:value="357.872" calcext:value-type="float">
            <text:p>357,872</text:p>
          </table:table-cell>
          <table:table-cell table:style-name="ce17" table:formula="of:=AVERAGE([.G30:.G39])" office:value-type="float" office:value="425.0065" calcext:value-type="float">
            <text:p>425,0065</text:p>
          </table:table-cell>
          <table:table-cell table:style-name="ce17" table:formula="of:=AVERAGE([.H30:.H39])" office:value-type="float" office:value="380.3566" calcext:value-type="float">
            <text:p>380,3566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488343070787637" calcext:value-type="float">
            <text:p>0,488343070787637</text:p>
          </table:table-cell>
          <table:table-cell table:formula="of:=[.E40]/1003" office:value-type="float" office:value="0.377155832502493" calcext:value-type="float">
            <text:p>0,377155832502493</text:p>
          </table:table-cell>
          <table:table-cell table:formula="of:=[.F40]/1003" office:value-type="float" office:value="0.356801595214357" calcext:value-type="float">
            <text:p>0,356801595214357</text:p>
          </table:table-cell>
          <table:table-cell table:formula="of:=[.G40]/1003" office:value-type="float" office:value="0.423735294117647" calcext:value-type="float">
            <text:p>0,423735294117647</text:p>
          </table:table-cell>
          <table:table-cell table:formula="of:=[.H40]/1003" office:value-type="float" office:value="0.379218943170489" calcext:value-type="float">
            <text:p>0,37921894317048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98.67" calcext:value-type="float">
            <text:p>498,67</text:p>
          </table:table-cell>
          <table:table-cell office:value-type="float" office:value="433.266" calcext:value-type="float">
            <text:p>433,266</text:p>
          </table:table-cell>
          <table:table-cell office:value-type="float" office:value="468.73" calcext:value-type="float">
            <text:p>468,73</text:p>
          </table:table-cell>
          <table:table-cell office:value-type="string" calcext:value-type="string">
            <text:p>xxx</text:p>
          </table:table-cell>
          <table:table-cell office:value-type="float" office:value="433.835" calcext:value-type="float">
            <text:p>433,835</text:p>
          </table:table-cell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416.78" calcext:value-type="float">
            <text:p>416,78</text:p>
          </table:table-cell>
          <table:table-cell office:value-type="float" office:value="366.384" calcext:value-type="float">
            <text:p>366,384</text:p>
          </table:table-cell>
          <table:table-cell office:value-type="float" office:value="372.47" calcext:value-type="float">
            <text:p>372,47</text:p>
          </table:table-cell>
          <table:table-cell office:value-type="float" office:value="370.436" calcext:value-type="float">
            <text:p>370,436</text:p>
          </table:table-cell>
          <table:table-cell office:value-type="float" office:value="383.798" calcext:value-type="float">
            <text:p>383,798</text:p>
          </table:table-cell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78.86" calcext:value-type="float">
            <text:p>678,86</text:p>
          </table:table-cell>
          <table:table-cell office:value-type="float" office:value="617.227" calcext:value-type="float">
            <text:p>617,227</text:p>
          </table:table-cell>
          <table:table-cell office:value-type="float" office:value="617.67" calcext:value-type="float">
            <text:p>617,67</text:p>
          </table:table-cell>
          <table:table-cell office:value-type="float" office:value="629.716" calcext:value-type="float">
            <text:p>629,716</text:p>
          </table:table-cell>
          <table:table-cell office:value-type="float" office:value="645.639" calcext:value-type="float">
            <text:p>645,639</text:p>
          </table:table-cell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73.45" calcext:value-type="float">
            <text:p>573,45</text:p>
          </table:table-cell>
          <table:table-cell office:value-type="float" office:value="512.306" calcext:value-type="float">
            <text:p>512,306</text:p>
          </table:table-cell>
          <table:table-cell office:value-type="float" office:value="509.54" calcext:value-type="float">
            <text:p>509,54</text:p>
          </table:table-cell>
          <table:table-cell office:value-type="float" office:value="515.921" calcext:value-type="float">
            <text:p>515,921</text:p>
          </table:table-cell>
          <table:table-cell office:value-type="float" office:value="497.476" calcext:value-type="float">
            <text:p>497,476</text:p>
          </table:table-cell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95.04" calcext:value-type="float">
            <text:p>595,04</text:p>
          </table:table-cell>
          <table:table-cell office:value-type="float" office:value="533.515" calcext:value-type="float">
            <text:p>533,515</text:p>
          </table:table-cell>
          <table:table-cell office:value-type="float" office:value="488.36" calcext:value-type="float">
            <text:p>488,36</text:p>
          </table:table-cell>
          <table:table-cell office:value-type="float" office:value="513.323" calcext:value-type="float">
            <text:p>513,323</text:p>
          </table:table-cell>
          <table:table-cell office:value-type="float" office:value="748.7896" calcext:value-type="float">
            <text:p>748,7896</text:p>
          </table:table-cell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836.13" calcext:value-type="float">
            <text:p>836,13</text:p>
          </table:table-cell>
          <table:table-cell office:value-type="float" office:value="733.029" calcext:value-type="float">
            <text:p>733,029</text:p>
          </table:table-cell>
          <table:table-cell office:value-type="float" office:value="744.12" calcext:value-type="float">
            <text:p>744,12</text:p>
          </table:table-cell>
          <table:table-cell office:value-type="float" office:value="744.439" calcext:value-type="float">
            <text:p>744,439</text:p>
          </table:table-cell>
          <table:table-cell office:value-type="float" office:value="522.849" calcext:value-type="float">
            <text:p>522,849</text:p>
          </table:table-cell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464.34" calcext:value-type="float">
            <text:p>464,34</text:p>
          </table:table-cell>
          <table:table-cell office:value-type="float" office:value="395.676" calcext:value-type="float">
            <text:p>395,676</text:p>
          </table:table-cell>
          <table:table-cell office:value-type="float" office:value="413.32" calcext:value-type="float">
            <text:p>413,32</text:p>
          </table:table-cell>
          <table:table-cell office:value-type="float" office:value="412.469" calcext:value-type="float">
            <text:p>412,469</text:p>
          </table:table-cell>
          <table:table-cell office:value-type="float" office:value="396.432" calcext:value-type="float">
            <text:p>396,432</text:p>
          </table:table-cell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89.44" calcext:value-type="float">
            <text:p>389,44</text:p>
          </table:table-cell>
          <table:table-cell office:value-type="float" office:value="291.818" calcext:value-type="float">
            <text:p>291,818</text:p>
          </table:table-cell>
          <table:table-cell office:value-type="float" office:value="362.28" calcext:value-type="float">
            <text:p>362,28</text:p>
          </table:table-cell>
          <table:table-cell office:value-type="float" office:value="335.733" calcext:value-type="float">
            <text:p>335,733</text:p>
          </table:table-cell>
          <table:table-cell office:value-type="float" office:value="298.407" calcext:value-type="float">
            <text:p>298,407</text:p>
          </table:table-cell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500.62" calcext:value-type="float">
            <text:p>500,62</text:p>
          </table:table-cell>
          <table:table-cell office:value-type="float" office:value="429.362" calcext:value-type="float">
            <text:p>429,362</text:p>
          </table:table-cell>
          <table:table-cell office:value-type="float" office:value="424.61" calcext:value-type="float">
            <text:p>424,61</text:p>
          </table:table-cell>
          <table:table-cell office:value-type="float" office:value="436.902" calcext:value-type="float">
            <text:p>436,902</text:p>
          </table:table-cell>
          <table:table-cell office:value-type="float" office:value="430.8196" calcext:value-type="float">
            <text:p>430,8196</text:p>
          </table:table-cell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468.102" calcext:value-type="float">
            <text:p>468,102</text:p>
          </table:table-cell>
          <table:table-cell office:value-type="float" office:value="397.003" calcext:value-type="float">
            <text:p>397,003</text:p>
          </table:table-cell>
          <table:table-cell office:value-type="float" office:value="458.19" calcext:value-type="float">
            <text:p>458,19</text:p>
          </table:table-cell>
          <table:table-cell office:value-type="float" office:value="394.092" calcext:value-type="float">
            <text:p>394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7" table:formula="of:=AVERAGE([.B44:.B53])" office:value-type="float" office:value="509.9613" calcext:value-type="float">
            <text:p>509,9613</text:p>
          </table:table-cell>
          <table:table-cell table:style-name="ce17" table:formula="of:=AVERAGE([.C44:.C53])" office:value-type="float" office:value="1147.0959" calcext:value-type="float">
            <text:p>1147,0959</text:p>
          </table:table-cell>
          <table:table-cell table:style-name="ce17" table:formula="of:=AVERAGE([.D44:.D53])" office:value-type="float" office:value="542.1432" calcext:value-type="float">
            <text:p>542,1432</text:p>
          </table:table-cell>
          <table:table-cell table:style-name="ce17" table:formula="of:=AVERAGE([.E44:.E53])" office:value-type="float" office:value="470.9586" calcext:value-type="float">
            <text:p>470,9586</text:p>
          </table:table-cell>
          <table:table-cell table:style-name="ce17" table:formula="of:=AVERAGE([.F44:.F53])" office:value-type="float" office:value="485.929" calcext:value-type="float">
            <text:p>485,929</text:p>
          </table:table-cell>
          <table:table-cell table:style-name="ce17" table:formula="of:=AVERAGE([.G44:.G53])" office:value-type="float" office:value="483.670111111111" calcext:value-type="float">
            <text:p>483,670111111111</text:p>
          </table:table-cell>
          <table:table-cell table:style-name="ce17" table:formula="of:=AVERAGE([.H44:.H53])" office:value-type="float" office:value="484.227244444444" calcext:value-type="float">
            <text:p>484,227244444444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43371456" calcext:value-type="float">
            <text:p>0,43371456</text:p>
          </table:table-cell>
          <table:table-cell table:formula="of:=[.E54]/1250" office:value-type="float" office:value="0.37676688" calcext:value-type="float">
            <text:p>0,37676688</text:p>
          </table:table-cell>
          <table:table-cell table:formula="of:=[.F54]/1250" office:value-type="float" office:value="0.3887432" calcext:value-type="float">
            <text:p>0,3887432</text:p>
          </table:table-cell>
          <table:table-cell table:formula="of:=[.G54]/1250" office:value-type="float" office:value="0.386936088888889" calcext:value-type="float">
            <text:p>0,386936088888889</text:p>
          </table:table-cell>
          <table:table-cell table:formula="of:=[.H54]/1250" office:value-type="float" office:value="0.387381795555555" calcext:value-type="float">
            <text:p>0,387381795555555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642.15" calcext:value-type="float">
            <text:p>642,15</text:p>
          </table:table-cell>
          <table:table-cell office:value-type="float" office:value="482.636" calcext:value-type="float">
            <text:p>482,636</text:p>
          </table:table-cell>
          <table:table-cell office:value-type="float" office:value="899.14" calcext:value-type="float">
            <text:p>899,14</text:p>
          </table:table-cell>
          <table:table-cell office:value-type="float" office:value="525.353" calcext:value-type="float">
            <text:p>525,353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614.48" calcext:value-type="float">
            <text:p>614,48</text:p>
          </table:table-cell>
          <table:table-cell office:value-type="float" office:value="450.769" calcext:value-type="float">
            <text:p>450,769</text:p>
          </table:table-cell>
          <table:table-cell office:value-type="float" office:value="444.55" calcext:value-type="float">
            <text:p>444,55</text:p>
          </table:table-cell>
          <table:table-cell office:value-type="float" office:value="446.092" calcext:value-type="float">
            <text:p>446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476.29" calcext:value-type="float">
            <text:p>476,29</text:p>
          </table:table-cell>
          <table:table-cell office:value-type="float" office:value="371.064" calcext:value-type="float">
            <text:p>371,064</text:p>
          </table:table-cell>
          <table:table-cell office:value-type="float" office:value="412.43" calcext:value-type="float">
            <text:p>412,43</text:p>
          </table:table-cell>
          <table:table-cell office:value-type="float" office:value="391.512" calcext:value-type="float">
            <text:p>391,51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721.598" calcext:value-type="float">
            <text:p>721,598</text:p>
          </table:table-cell>
          <table:table-cell office:value-type="float" office:value="563.363" calcext:value-type="float">
            <text:p>563,363</text:p>
          </table:table-cell>
          <table:table-cell office:value-type="float" office:value="467.18" calcext:value-type="float">
            <text:p>467,18</text:p>
          </table:table-cell>
          <table:table-cell office:value-type="float" office:value="572.696" calcext:value-type="float">
            <text:p>572,696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599.78" calcext:value-type="float">
            <text:p>599,78</text:p>
          </table:table-cell>
          <table:table-cell office:value-type="float" office:value="437.836" calcext:value-type="float">
            <text:p>437,836</text:p>
          </table:table-cell>
          <table:table-cell office:value-type="float" office:value="396.74" calcext:value-type="float">
            <text:p>396,74</text:p>
          </table:table-cell>
          <table:table-cell office:value-type="float" office:value="411.241" calcext:value-type="float">
            <text:p>411,241</text:p>
          </table:table-cell>
          <table:table-cell/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811.526" calcext:value-type="float">
            <text:p>811,526</text:p>
          </table:table-cell>
          <table:table-cell office:value-type="float" office:value="622.87" calcext:value-type="float">
            <text:p>622,8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07.783" calcext:value-type="float">
            <text:p>607,783</text:p>
          </table:table-cell>
          <table:table-cell/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683.73" calcext:value-type="float">
            <text:p>683,73</text:p>
          </table:table-cell>
          <table:table-cell office:value-type="float" office:value="521.869" calcext:value-type="float">
            <text:p>521,869</text:p>
          </table:table-cell>
          <table:table-cell office:value-type="float" office:value="309.51" calcext:value-type="float">
            <text:p>309,51</text:p>
          </table:table-cell>
          <table:table-cell office:value-type="float" office:value="492.758" calcext:value-type="float">
            <text:p>492,758</text:p>
          </table:table-cell>
          <table:table-cell/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641.42" calcext:value-type="float">
            <text:p>641,42</text:p>
          </table:table-cell>
          <table:table-cell office:value-type="float" office:value="467.793" calcext:value-type="float">
            <text:p>467,793</text:p>
          </table:table-cell>
          <table:table-cell office:value-type="float" office:value="305.67" calcext:value-type="float">
            <text:p>305,67</text:p>
          </table:table-cell>
          <table:table-cell office:value-type="float" office:value="603.059" calcext:value-type="float">
            <text:p>603,059</text:p>
          </table:table-cell>
          <table:table-cell/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627.93" calcext:value-type="float">
            <text:p>627,93</text:p>
          </table:table-cell>
          <table:table-cell office:value-type="float" office:value="475.733" calcext:value-type="float">
            <text:p>475,733</text:p>
          </table:table-cell>
          <table:table-cell office:value-type="string" calcext:value-type="string">
            <text:p>x</text:p>
          </table:table-cell>
          <table:table-cell office:value-type="float" office:value="480.154" calcext:value-type="float">
            <text:p>480,154</text:p>
          </table:table-cell>
          <table:table-cell/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571.85" calcext:value-type="float">
            <text:p>571,85</text:p>
          </table:table-cell>
          <table:table-cell office:value-type="float" office:value="417.676" calcext:value-type="float">
            <text:p>417,676</text:p>
          </table:table-cell>
          <table:table-cell office:value-type="float" office:value="392.21" calcext:value-type="float">
            <text:p>392,21</text:p>
          </table:table-cell>
          <table:table-cell office:value-type="float" office:value="494.202" calcext:value-type="float">
            <text:p>494,202</text:p>
          </table:table-cell>
          <table:table-cell/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7" table:formula="of:=AVERAGE([.B58:.B67])" office:value-type="float" office:value="494.534" calcext:value-type="float">
            <text:p>494,534</text:p>
          </table:table-cell>
          <table:table-cell table:style-name="ce17" table:formula="of:=AVERAGE([.C58:.C67])" office:value-type="float" office:value="2463.2865" calcext:value-type="float">
            <text:p>2463,2865</text:p>
          </table:table-cell>
          <table:table-cell table:style-name="ce17" table:formula="of:=AVERAGE([.D58:.D67])" office:value-type="float" office:value="639.0754" calcext:value-type="float">
            <text:p>639,0754</text:p>
          </table:table-cell>
          <table:table-cell table:style-name="ce17" table:formula="of:=AVERAGE([.E58:.E67])" office:value-type="float" office:value="481.1609" calcext:value-type="float">
            <text:p>481,1609</text:p>
          </table:table-cell>
          <table:table-cell table:style-name="ce17" table:formula="of:=AVERAGE([.F58:.F67])" office:value-type="float" office:value="432.242222222222" calcext:value-type="float">
            <text:p>432,242222222222</text:p>
          </table:table-cell>
          <table:table-cell table:style-name="ce17" table:formula="of:=AVERAGE([.G58:.G67])" office:value-type="float" office:value="502.485" calcext:value-type="float">
            <text:p>502,485</text:p>
          </table:table-cell>
          <table:table-cell table:style-name="ce17"/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490841321044547" calcext:value-type="float">
            <text:p>0,490841321044547</text:p>
          </table:table-cell>
          <table:table-cell table:formula="of:=[.E68]/1302" office:value-type="float" office:value="0.369555222734255" calcext:value-type="float">
            <text:p>0,369555222734255</text:p>
          </table:table-cell>
          <table:table-cell table:formula="of:=[.F68]/1302" office:value-type="float" office:value="0.331983273596177" calcext:value-type="float">
            <text:p>0,331983273596177</text:p>
          </table:table-cell>
          <table:table-cell table:formula="of:=[.G68]/1302" office:value-type="float" office:value="0.385933179723502" calcext:value-type="float">
            <text:p>0,385933179723502</text:p>
          </table:table-cell>
          <table:table-cell/>
        </table:table-row>
        <table:table-row table:style-name="ro2" table:number-rows-repeated="104850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 style:data-style-name="N2" text:time-value="18:04:21.467966361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5-19T18:32:18.206425183</dc:date>
    <meta:editing-duration>P2DT20H2M40S</meta:editing-duration>
    <meta:editing-cycles>480</meta:editing-cycles>
    <meta:generator>LibreOffice/25.2.3.2$Linux_X86_64 LibreOffice_project/520$Build-2</meta:generator>
    <meta:document-statistic meta:table-count="5" meta:cell-count="278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4cm" svg:y="3.466cm" style:legend-expansion="high" chart:style-name="ch2"/>
        <chart:plot-area chart:style-name="ch3" svg:x="0.32cm" svg:y="0.18cm" svg:width="13.254cm" svg:height="8.64cm">
          <chart:coordinate-region svg:x="1.06cm" svg:y="0.376cm" svg:width="12.219cm" svg:height="7.803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